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3700000023872C8C5B7CCBBA4D9.png" manifest:media-type="image/png"/>
  <manifest:file-entry manifest:full-path="Pictures/1014DD0F0000FE020000A42AB51BF9B7E8EF0AC3.svg" manifest:media-type="image/svg+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automatic-styles>
    <style:style style:name="dp1" style:family="drawing-page"/>
    <style:style style:name="gr1" style:family="graphic" style:parent-style-name="Objekt_20_ohne_20_Füllung_20_und_20_Lini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solid" svg:stroke-width="0.212cm" svg:stroke-color="#000000" draw:marker-start-width="0.518cm" draw:marker-end-width="0.518cm" draw:fill="none" draw:textarea-horizontal-align="justify" draw:textarea-vertical-align="middle" draw:auto-grow-height="false" fo:min-height="3.538cm" fo:min-width="6.288cm" fo:padding-top="0.231cm" fo:padding-bottom="0.231cm" fo:padding-left="0.356cm" fo:padding-right="0.356cm"/>
    </style:style>
    <style:style style:name="gr3" style:family="graphic" style:parent-style-name="standard">
      <style:graphic-properties draw:stroke="none" svg:stroke-width="0cm" svg:stroke-color="#000000" draw:marker-start-width="0.359cm" draw:marker-end-width="0.359cm" draw:fill="solid" draw:fill-color="#000000" draw:opacity="100%" draw:textarea-horizontal-align="justify" draw:textarea-vertical-align="middle" draw:auto-grow-height="false" fo:min-height="0.458cm" fo:min-width="0.208cm" fo:padding-top="0.178cm" fo:padding-bottom="0.178cm" fo:padding-left="0.303cm" fo:padding-right="0.303cm" draw:shadow="hidden"/>
    </style:style>
    <style:style style:name="gr4" style:family="graphic" style:parent-style-name="standard">
      <style:graphic-properties draw:stroke="none" svg:stroke-color="#000000" draw:fill="none" draw:fill-color="#ffffff" fo:min-height="0.869cm"/>
    </style:style>
    <style:style style:name="gr5" style:family="graphic" style:parent-style-name="standard">
      <style:graphic-properties draw:stroke="none" svg:stroke-color="#000000" draw:fill="none" draw:fill-color="#ffffff" fo:min-height="0.5cm"/>
    </style:style>
    <style:style style:name="gr6" style:family="graphic" style:parent-style-name="standard">
      <style:graphic-properties draw:stroke="none" svg:stroke-width="0cm" draw:marker-start-width="0.322cm" draw:marker-end-width="0.322cm" draw:fill="solid" draw:fill-color="#000000" draw:opacity="100%" draw:textarea-horizontal-align="justify" draw:textarea-vertical-align="middle" draw:auto-grow-height="false" fo:min-height="0.104cm" fo:min-width="0.032cm" fo:padding-top="0.166cm" fo:padding-bottom="0.166cm" fo:padding-left="0.291cm" fo:padding-right="0.291cm" draw:shadow="hidden"/>
    </style:style>
    <style:style style:name="gr7" style:family="graphic" style:parent-style-name="objectwithoutfill">
      <style:graphic-properties svg:stroke-width="0.106cm" svg:stroke-color="#000000" draw:marker-start-width="0.359cm" draw:marker-end-width="0.359cm" svg:stroke-linecap="round" draw:fill="solid" draw:textarea-vertical-align="middle" fo:padding-top="0.178cm" fo:padding-bottom="0.178cm" fo:padding-left="0.303cm" fo:padding-right="0.303cm"/>
    </style:style>
    <style:style style:name="gr8" style:family="graphic" style:parent-style-name="standard">
      <style:graphic-properties draw:stroke="none" svg:stroke-width="0cm" svg:stroke-color="#000000" draw:marker-start-width="0.359cm" draw:marker-end-width="0.359cm" svg:stroke-linecap="round" draw:fill="solid" draw:fill-color="#000000" draw:opacity="100%" draw:textarea-horizontal-align="center" draw:textarea-vertical-align="middle" fo:padding-top="0.178cm" fo:padding-bottom="0.178cm" fo:padding-left="0.303cm" fo:padding-right="0.303cm"/>
    </style:style>
    <style:style style:name="gr9" style:family="graphic" style:parent-style-name="standard">
      <style:graphic-properties draw:stroke="solid" svg:stroke-width="0.081cm" svg:stroke-color="#000000" draw:marker-start-width="0.322cm" draw:marker-end-width="0.322cm" draw:fill="none" draw:textarea-horizontal-align="justify" draw:textarea-vertical-align="middle" draw:auto-grow-height="false" fo:min-height="0.193cm" fo:min-width="0cm" fo:padding-top="0.166cm" fo:padding-bottom="0.166cm" fo:padding-left="0.291cm" fo:padding-right="0.291cm" draw:shadow="hidden"/>
    </style:style>
    <style:style style:name="gr10" style:family="graphic" style:parent-style-name="objectwithoutfill">
      <style:graphic-properties svg:stroke-width="0.159cm" svg:stroke-color="#000000" draw:marker-start="" draw:marker-start-width="0.439cm" draw:marker-end-width="0.439cm" svg:stroke-linecap="round" draw:fill="solid" draw:textarea-vertical-align="middle" fo:padding-top="0.205cm" fo:padding-bottom="0.205cm" fo:padding-left="0.33cm" fo:padding-right="0.33cm"/>
    </style:style>
    <style:style style:name="gr11" style:family="graphic" style:parent-style-name="standard">
      <style:graphic-properties draw:stroke="none" draw:fill-color="#000000" draw:textarea-horizontal-align="justify" draw:textarea-vertical-align="middle" draw:auto-grow-height="false" fo:min-height="0.104cm" fo:min-width="0cm"/>
    </style:style>
    <style:style style:name="gr12" style:family="graphic" style:parent-style-name="standard">
      <style:graphic-properties draw:stroke="none" svg:stroke-color="#000000" draw:fill="none" draw:fill-color="#ffffff" fo:min-height="0.962cm"/>
    </style:style>
    <style:style style:name="gr13" style:family="graphic" style:parent-style-name="standard">
      <style:graphic-properties draw:stroke="none" svg:stroke-color="#000000" draw:fill="none" draw:fill-color="#ffffff" fo:min-height="1cm"/>
    </style:style>
    <style:style style:name="gr14" style:family="graphic" style:parent-style-name="standard">
      <style:graphic-properties draw:stroke="none" svg:stroke-color="#000000" draw:fill="none" draw:fill-color="#ffffff" fo:min-height="3.556cm"/>
    </style:style>
    <style:style style:name="gr15" style:family="graphic" style:parent-style-name="standard">
      <style:graphic-properties draw:stroke="none" svg:stroke-color="#000000" draw:fill="none" draw:fill-color="#ffffff" fo:min-height="0.25cm"/>
    </style:style>
    <style:style style:name="gr16" style:family="graphic" style:parent-style-name="standard">
      <style:graphic-properties draw:stroke="none" svg:stroke-color="#000000" draw:fill="none" draw:fill-color="#ffffff" fo:min-height="0.462cm"/>
    </style:style>
    <style:style style:name="gr17" style:family="graphic" style:parent-style-name="standard">
      <style:graphic-properties draw:stroke="none" draw:fill-color="#000000" draw:textarea-horizontal-align="justify" draw:textarea-vertical-align="middle" draw:auto-grow-height="false" fo:min-height="0.104cm" fo:min-width="0cm" draw:shadow="hidden"/>
    </style:style>
    <style:style style:name="gr18" style:family="graphic" style:parent-style-name="standard">
      <style:graphic-properties draw:stroke="none" svg:stroke-color="#000000" draw:fill="none" draw:fill-color="#ffffff" fo:min-height="0.712cm"/>
    </style:style>
    <style:style style:name="gr19" style:family="graphic" style:parent-style-name="standard">
      <style:graphic-properties draw:stroke="none" draw:fill-color="#000000" draw:textarea-horizontal-align="justify" draw:textarea-vertical-align="middle" draw:auto-grow-height="false" fo:min-height="0.104cm" fo:min-width="0cm" draw:shadow="hidden"/>
    </style:style>
    <style:style style:name="gr20" style:family="graphic" style:parent-style-name="standard">
      <style:graphic-properties draw:stroke="solid" svg:stroke-width="0.212cm" svg:stroke-color="#000000" draw:marker-start-width="0.518cm" draw:marker-end-width="0.518cm" draw:fill="none" draw:textarea-horizontal-align="justify" draw:textarea-vertical-align="middle" draw:auto-grow-height="false" fo:min-height="3.538cm" fo:min-width="3.288cm" fo:padding-top="0.231cm" fo:padding-bottom="0.231cm" fo:padding-left="0.356cm" fo:padding-right="0.356cm"/>
    </style:style>
    <style:style style:name="gr21"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17cm" fo:min-width="1.17cm" fo:padding-top="0.165cm" fo:padding-bottom="0.165cm" fo:padding-left="0.29cm" fo:padding-right="0.29cm"/>
    </style:style>
    <style:style style:name="gr22" style:family="graphic" style:parent-style-name="standard">
      <style:graphic-properties draw:stroke="none" svg:stroke-width="0cm" svg:stroke-color="#000000" draw:marker-start="" draw:marker-start-width="0.439cm" draw:marker-end-width="0.439cm" svg:stroke-linecap="round" draw:fill="solid" draw:fill-color="#000000" draw:opacity="100%" draw:textarea-horizontal-align="center" draw:textarea-vertical-align="middle" fo:padding-top="0.205cm" fo:padding-bottom="0.205cm" fo:padding-left="0.33cm" fo:padding-right="0.33cm"/>
    </style:style>
    <style:style style:name="gr23" style:family="graphic" style:parent-style-name="standard">
      <style:graphic-properties draw:stroke="solid" svg:stroke-width="0.081cm" svg:stroke-color="#000000" draw:marker-start-width="0.321cm" draw:marker-end-width="0.321cm" draw:fill="none" draw:textarea-horizontal-align="justify" draw:textarea-vertical-align="middle" draw:auto-grow-height="false" fo:min-height="0.17cm" fo:min-width="0.92cm" fo:padding-top="0.165cm" fo:padding-bottom="0.165cm" fo:padding-left="0.29cm" fo:padding-right="0.29cm"/>
    </style:style>
    <style:style style:name="gr24" style:family="graphic" style:parent-style-name="standard">
      <style:graphic-properties draw:stroke="none" svg:stroke-width="0.081cm" svg:stroke-color="#000000" draw:marker-start-width="0.322cm" draw:marker-end-width="0.322cm" draw:fill="none" draw:textarea-horizontal-align="justify" draw:textarea-vertical-align="middle" draw:auto-grow-height="false" fo:min-height="0.73cm" fo:min-width="0.48cm" fo:padding-top="0.166cm" fo:padding-bottom="0.166cm" fo:padding-left="0.291cm" fo:padding-right="0.291cm"/>
    </style:style>
    <style:style style:name="gr25" style:family="graphic" style:parent-style-name="standard">
      <style:graphic-properties draw:stroke="none" svg:stroke-color="#000000" draw:fill="none" draw:fill-color="#ffffff" fo:min-height="0.75cm"/>
    </style:style>
    <style:style style:name="gr26" style:family="graphic" style:parent-style-name="standard">
      <style:graphic-properties draw:stroke="none" draw:fill="none" fo:min-height="0.865cm"/>
    </style:style>
    <style:style style:name="gr27" style:family="graphic" style:parent-style-name="standard">
      <style:graphic-properties draw:stroke="none" draw:fill-color="#ffde59" draw:textarea-horizontal-align="justify" draw:textarea-vertical-align="middle" draw:auto-grow-height="false" fo:min-height="0.458cm" fo:min-width="0.208cm"/>
    </style:style>
    <style:style style:name="gr28" style:family="graphic" style:parent-style-name="standard">
      <style:graphic-properties draw:stroke="none" draw:fill-color="#000000" draw:textarea-horizontal-align="justify" draw:textarea-vertical-align="middle" draw:auto-grow-height="false" fo:min-height="0cm" fo:min-width="0.125cm"/>
    </style:style>
    <style:style style:name="gr29" style:family="graphic" style:parent-style-name="standard">
      <style:graphic-properties draw:stroke="none" draw:fill-color="#000000" draw:textarea-horizontal-align="justify" draw:textarea-vertical-align="middle" draw:auto-grow-height="false" fo:min-height="0cm" fo:min-width="0cm"/>
    </style:style>
    <style:style style:name="gr30" style:family="graphic" style:parent-style-name="standard">
      <style:graphic-properties draw:stroke="solid" svg:stroke-width="0.081cm" svg:stroke-color="#000000" draw:marker-start-width="0.322cm" draw:marker-end-width="0.322cm" draw:fill="none" draw:textarea-horizontal-align="justify" draw:textarea-vertical-align="middle" draw:auto-grow-height="false" fo:min-height="0cm" fo:min-width="0cm" fo:padding-top="0.166cm" fo:padding-bottom="0.166cm" fo:padding-left="0.291cm" fo:padding-right="0.291cm"/>
    </style:style>
    <style:style style:name="gr31" style:family="graphic" style:parent-style-name="standard">
      <style:graphic-properties draw:stroke="none" draw:fill-color="#81d41a" draw:textarea-horizontal-align="justify" draw:textarea-vertical-align="middle" draw:auto-grow-height="false" fo:min-height="0.458cm" fo:min-width="0.208cm"/>
    </style:style>
    <style:style style:name="gr32" style:family="graphic" style:parent-style-name="standard">
      <style:graphic-properties draw:stroke="none" draw:fill-color="#000000" draw:textarea-horizontal-align="justify" draw:textarea-vertical-align="middle" draw:auto-grow-height="false" fo:min-height="0.25cm" fo:min-width="0cm"/>
    </style:style>
    <style:style style:name="gr33" style:family="graphic" style:parent-style-name="standard">
      <style:graphic-properties draw:stroke="none" draw:fill-color="#ff0000" draw:textarea-horizontal-align="justify" draw:textarea-vertical-align="middle" draw:auto-grow-height="false" fo:min-height="0.458cm" fo:min-width="0.208cm"/>
    </style:style>
    <style:style style:name="gr34" style:family="graphic" style:parent-style-name="standard">
      <style:graphic-properties draw:stroke="none" draw:fill-color="#ffff00" draw:textarea-horizontal-align="justify" draw:textarea-vertical-align="middle" draw:auto-grow-height="false" fo:min-height="0.458cm" fo:min-width="0.208cm"/>
    </style:style>
    <style:style style:name="gr35" style:family="graphic" style:parent-style-name="standard">
      <style:graphic-properties draw:stroke="none" draw:fill-color="#00ff00" draw:textarea-horizontal-align="justify" draw:textarea-vertical-align="middle" draw:auto-grow-height="false" fo:min-height="0.458cm" fo:min-width="0.208cm"/>
    </style:style>
    <style:style style:name="gr36" style:family="graphic" style:parent-style-name="standard">
      <style:graphic-properties draw:stroke="none" draw:fill-color="#000000" draw:textarea-horizontal-align="justify" draw:textarea-vertical-align="middle" draw:auto-grow-height="false" fo:min-height="0.25cm" fo:min-width="0.001cm"/>
    </style:style>
    <style:style style:name="gr37" style:family="graphic" style:parent-style-name="objectwithoutfill">
      <style:graphic-properties svg:stroke-width="0.159cm" svg:stroke-color="#000000" draw:marker-start-width="0.438cm" draw:marker-end-width="0.438cm" svg:stroke-opacity="50%" draw:fill="solid" draw:textarea-vertical-align="middle" fo:padding-top="0.204cm" fo:padding-bottom="0.204cm" fo:padding-left="0.329cm" fo:padding-right="0.329cm"/>
    </style:style>
    <style:style style:name="gr38" style:family="graphic" style:parent-style-name="standard">
      <style:graphic-properties draw:stroke="none" svg:stroke-color="#000000" draw:fill="none" draw:fill-color="#ffffff" fo:min-height="3cm"/>
    </style:style>
    <style:style style:name="P1" style:family="paragraph">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000000" draw:opacity="100%"/>
      <style:paragraph-properties fo:text-align="center"/>
    </style:style>
    <style:style style:name="P4" style:family="paragraph">
      <style:paragraph-properties fo:text-align="center"/>
      <style:text-properties fo:font-size="22pt" style:font-size-asian="22pt" style:font-size-complex="22pt"/>
    </style:style>
    <style:style style:name="P5" style:family="paragraph">
      <loext:graphic-properties draw:fill="none" draw:fill-color="#ffffff"/>
      <style:paragraph-properties fo:text-align="center"/>
      <style:text-properties fo:font-size="22pt" style:font-size-asian="22pt" style:font-size-complex="22pt"/>
    </style:style>
    <style:style style:name="P6" style:family="paragraph">
      <style:paragraph-properties fo:margin-top="0cm" fo:margin-bottom="0cm" fo:text-align="center"/>
      <style:text-properties fo:font-size="12pt"/>
    </style:style>
    <style:style style:name="P7" style:family="paragraph">
      <loext:graphic-properties draw:fill="none" draw:fill-color="#ffffff"/>
      <style:paragraph-properties fo:margin-top="0cm" fo:margin-bottom="0cm" fo:text-align="center"/>
      <style:text-properties fo:font-size="12pt"/>
    </style:style>
    <style:style style:name="P8" style:family="paragraph">
      <loext:graphic-properties draw:fill="solid"/>
      <style:paragraph-properties fo:text-align="center"/>
    </style:style>
    <style:style style:name="P9" style:family="paragraph">
      <loext:graphic-properties draw:fill-color="#000000"/>
      <style:paragraph-properties fo:text-align="center"/>
    </style:style>
    <style:style style:name="P10" style:family="paragraph">
      <loext:graphic-properties draw:fill="none" draw:fill-color="#ffffff"/>
      <style:paragraph-properties fo:text-align="center"/>
    </style:style>
    <style:style style:name="P11" style:family="paragraph">
      <loext:graphic-properties draw:fill="none" draw:fill-color="#ffffff"/>
    </style:style>
    <style:style style:name="P12" style:family="paragraph">
      <style:paragraph-properties fo:text-align="center"/>
      <style:text-properties fo:color="#b2b2b2"/>
    </style:style>
    <style:style style:name="P13" style:family="paragraph">
      <loext:graphic-properties draw:fill="none" draw:fill-color="#ffffff"/>
      <style:paragraph-properties fo:text-align="center"/>
      <style:text-properties fo:color="#b2b2b2"/>
    </style:style>
    <style:style style:name="P14" style:family="paragraph">
      <style:paragraph-properties fo:text-align="center"/>
      <style:text-properties fo:font-size="20pt" style:font-size-asian="20pt" style:font-size-complex="20pt"/>
    </style:style>
    <style:style style:name="P15" style:family="paragraph">
      <loext:graphic-properties draw:fill="none" draw:fill-color="#ffffff"/>
      <style:paragraph-properties fo:text-align="center"/>
      <style:text-properties fo:font-size="20pt" style:font-size-asian="20pt" style:font-size-complex="20pt"/>
    </style:style>
    <style:style style:name="P16" style:family="paragraph">
      <style:paragraph-properties fo:text-align="center"/>
      <style:text-properties fo:font-size="12pt" style:font-size-asian="12pt" style:font-size-complex="12pt"/>
    </style:style>
    <style:style style:name="P17" style:family="paragraph">
      <loext:graphic-properties draw:fill="none"/>
      <style:paragraph-properties fo:text-align="center"/>
      <style:text-properties fo:font-size="12pt" style:font-size-asian="12pt" style:font-size-complex="12pt"/>
    </style:style>
    <style:style style:name="P18" style:family="paragraph">
      <style:text-properties fo:font-size="10pt" style:font-size-asian="10pt" style:font-size-complex="10pt"/>
    </style:style>
    <style:style style:name="P19" style:family="paragraph">
      <loext:graphic-properties draw:fill="none" draw:fill-color="#ffffff"/>
      <style:text-properties fo:font-size="10pt" style:font-size-asian="10pt" style:font-size-complex="10pt"/>
    </style:style>
    <style:style style:name="P20" style:family="paragraph">
      <loext:graphic-properties draw:fill="none"/>
    </style:style>
    <style:style style:name="P21" style:family="paragraph">
      <loext:graphic-properties draw:fill-color="#ffde59"/>
      <style:paragraph-properties fo:text-align="center"/>
    </style:style>
    <style:style style:name="P22" style:family="paragraph">
      <loext:graphic-properties draw:fill-color="#81d41a"/>
      <style:paragraph-properties fo:text-align="center"/>
    </style:style>
    <style:style style:name="P23" style:family="paragraph">
      <loext:graphic-properties draw:fill-color="#ff0000"/>
      <style:paragraph-properties fo:text-align="center"/>
    </style:style>
    <style:style style:name="P24" style:family="paragraph">
      <loext:graphic-properties draw:fill-color="#ffff00"/>
      <style:paragraph-properties fo:text-align="center"/>
    </style:style>
    <style:style style:name="P25" style:family="paragraph">
      <loext:graphic-properties draw:fill-color="#00ff00"/>
      <style:paragraph-properties fo:text-align="center"/>
    </style:style>
    <style:style style:name="P26" style:family="paragraph">
      <style:text-properties fo:font-size="40pt" style:font-size-asian="40pt" style:font-size-complex="40pt"/>
    </style:style>
    <style:style style:name="P27" style:family="paragraph">
      <loext:graphic-properties draw:fill="none" draw:fill-color="#ffffff"/>
      <style:text-properties fo:font-size="40pt" style:font-size-asian="40pt" style:font-size-complex="40pt"/>
    </style:style>
    <style:style style:name="T1" style:family="text">
      <style:text-properties fo:font-size="22pt" style:font-size-asian="22pt" style:font-size-complex="22pt"/>
    </style:style>
    <style:style style:name="T2" style:family="text">
      <style:text-properties style:text-position="-33% 58%"/>
    </style:style>
    <style:style style:name="T3" style:family="text">
      <style:text-properties style:text-position="0% 100%"/>
    </style:style>
    <style:style style:name="T4" style:family="text">
      <style:text-properties fo:color="#b2b2b2"/>
    </style:style>
    <style:style style:name="T5"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Droid Sans Fallback" style:font-size-asian="18pt" style:font-style-asian="normal" style:font-weight-asian="normal" style:font-name-complex="Droid Sans Devanagari" style:font-size-complex="18pt" style:font-style-complex="normal" style:font-weight-complex="normal" style:text-emphasize="none" style:font-relief="none" style:text-overline-style="none" style:text-overline-color="font-color"/>
    </style:style>
    <style:style style:name="T6" style:family="text">
      <style:text-properties fo:font-size="20pt" style:font-size-asian="20pt" style:font-size-complex="20pt"/>
    </style:style>
    <style:style style:name="T7" style:family="text">
      <style:text-properties fo:font-size="12pt" style:font-size-asian="12pt" style:font-size-complex="12pt"/>
    </style:style>
    <style:style style:name="T8" style:family="text">
      <style:text-properties fo:font-size="10pt" style:font-size-asian="10pt" style:font-size-complex="10pt"/>
    </style:style>
    <style:style style:name="T9" style:family="text">
      <style:text-properties fo:font-variant="normal" fo:text-transform="none" style:use-window-font-color="true" style:text-outline="false" style:text-line-through-style="none" style:text-line-through-type="none" style:font-name="Liberation Sans" fo:font-size="22pt" fo:font-style="normal" fo:text-shadow="none" style:text-underline-style="none" fo:font-weight="normal" style:letter-kerning="true" style:font-name-asian="Droid Sans Fallback" style:font-size-asian="22pt" style:font-style-asian="normal" style:font-weight-asian="normal" style:font-name-complex="Droid Sans Devanagari" style:font-size-complex="22pt" style:font-style-complex="normal" style:font-weight-complex="normal" style:text-emphasize="none" style:font-relief="none" style:text-overline-style="none" style:text-overline-color="font-color"/>
    </style:style>
    <style:style style:name="T10" style:family="text">
      <style:text-properties fo:font-size="40pt" style:font-size-asian="40pt" style:font-size-complex="4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frame draw:style-name="gr1" draw:text-style-name="P1" draw:layer="layout" svg:width="64.999cm" svg:height="42.008cm" svg:x="1cm" svg:y="4.992cm">
          <draw:image xlink:href="Pictures/1014DD0F0000FE020000A42AB51BF9B7E8EF0AC3.svg" xlink:type="simple" xlink:show="embed" xlink:actuate="onLoad" loext:mime-type="image/svg+xml">
            <text:p/>
          </draw:image>
          <draw:image xlink:href="Pictures/10000201000003700000023872C8C5B7CCBBA4D9.png" xlink:type="simple" xlink:show="embed" xlink:actuate="onLoad" loext:mime-type="image/png"/>
        </draw:frame>
        <draw:g>
          <draw:g>
            <draw:custom-shape draw:style-name="gr2" draw:text-style-name="P2" draw:layer="layout" svg:width="7cm" svg:height="4cm" svg:x="8.5cm" svg:y="13.5cm">
              <text:p/>
              <draw:enhanced-geometry svg:viewBox="0 0 21600 21600" draw:type="rectangle" draw:enhanced-path="M 0 0 L 21600 0 21600 21600 0 21600 0 0 Z N"/>
            </draw:custom-shape>
            <draw:path draw:style-name="gr3" draw:text-style-name="P3" draw:layer="layout" svg:width="0.553cm" svg:height="1.106cm" svg:x="8.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6.75cm" svg:height="1.119cm" svg:x="8.5cm" svg:y="15cm">
            <draw:text-box>
              <text:p text:style-name="P4"><text:span text:style-name="T1">74HC74 (D-FF)</text:span></text:p>
            </draw:text-box>
          </draw:frame>
          <draw:frame draw:style-name="gr5" draw:text-style-name="P7" draw:layer="layout" svg:width="2cm" svg:height="0.75cm" svg:x="8cm" svg:y="13.75cm">
            <draw:text-box>
              <text:p text:style-name="P6">+</text:p>
            </draw:text-box>
          </draw:frame>
          <draw:frame draw:style-name="gr5" draw:text-style-name="P7" draw:layer="layout" svg:width="2cm" svg:height="0.75cm" svg:x="9cm" svg:y="13.75cm">
            <draw:text-box>
              <text:p text:style-name="P6">~clr2</text:p>
            </draw:text-box>
          </draw:frame>
          <draw:frame draw:style-name="gr5" draw:text-style-name="P7" draw:layer="layout" svg:width="2cm" svg:height="0.75cm" svg:x="10cm" svg:y="13.75cm">
            <draw:text-box>
              <text:p text:style-name="P6">D2</text:p>
            </draw:text-box>
          </draw:frame>
          <draw:frame draw:style-name="gr5" draw:text-style-name="P7" draw:layer="layout" svg:width="2cm" svg:height="0.75cm" svg:x="11cm" svg:y="13.75cm">
            <draw:text-box>
              <text:p text:style-name="P6">~pre2</text:p>
            </draw:text-box>
          </draw:frame>
          <draw:frame draw:style-name="gr5" draw:text-style-name="P7" draw:layer="layout" svg:width="2cm" svg:height="0.75cm" svg:x="12cm" svg:y="13.75cm">
            <draw:text-box>
              <text:p text:style-name="P6">clk2</text:p>
            </draw:text-box>
          </draw:frame>
          <draw:frame draw:style-name="gr5" draw:text-style-name="P7" draw:layer="layout" svg:width="2cm" svg:height="0.75cm" svg:x="13cm" svg:y="13.75cm">
            <draw:text-box>
              <text:p text:style-name="P6">Q2</text:p>
            </draw:text-box>
          </draw:frame>
          <draw:frame draw:style-name="gr5" draw:text-style-name="P7" draw:layer="layout" svg:width="2cm" svg:height="0.75cm" svg:x="14cm" svg:y="13.75cm">
            <draw:text-box>
              <text:p text:style-name="P6">~Q2</text:p>
            </draw:text-box>
          </draw:frame>
          <draw:frame draw:style-name="gr5" draw:text-style-name="P7" draw:layer="layout" svg:width="2cm" svg:height="0.75cm" svg:x="8cm" svg:y="16.5cm">
            <draw:text-box>
              <text:p text:style-name="P6"><text:s/>~clr1</text:p>
            </draw:text-box>
          </draw:frame>
          <draw:frame draw:style-name="gr5" draw:text-style-name="P7" draw:layer="layout" svg:width="2cm" svg:height="0.75cm" svg:x="9cm" svg:y="16.5cm">
            <draw:text-box>
              <text:p text:style-name="P6">D1</text:p>
            </draw:text-box>
          </draw:frame>
          <draw:frame draw:style-name="gr5" draw:text-style-name="P7" draw:layer="layout" svg:width="2cm" svg:height="0.75cm" svg:x="10cm" svg:y="16.5cm">
            <draw:text-box>
              <text:p text:style-name="P6">clk1</text:p>
            </draw:text-box>
          </draw:frame>
          <draw:frame draw:style-name="gr5" draw:text-style-name="P7" draw:layer="layout" svg:width="2cm" svg:height="0.75cm" svg:x="11cm" svg:y="16.5cm">
            <draw:text-box>
              <text:p text:style-name="P6">~pre1</text:p>
            </draw:text-box>
          </draw:frame>
          <draw:frame draw:style-name="gr5" draw:text-style-name="P7" draw:layer="layout" svg:width="2cm" svg:height="0.75cm" svg:x="12cm" svg:y="16.5cm">
            <draw:text-box>
              <text:p text:style-name="P6">Q1</text:p>
            </draw:text-box>
          </draw:frame>
          <draw:frame draw:style-name="gr5" draw:text-style-name="P7" draw:layer="layout" svg:width="2cm" svg:height="0.75cm" svg:x="13cm" svg:y="16.5cm">
            <draw:text-box>
              <text:p text:style-name="P6">~Q1</text:p>
            </draw:text-box>
          </draw:frame>
          <draw:frame draw:style-name="gr5" draw:text-style-name="P7" draw:layer="layout" svg:width="2cm" svg:height="0.75cm" svg:x="14cm" svg:y="16.5cm">
            <draw:text-box>
              <text:p text:style-name="P6">-</text:p>
            </draw:text-box>
          </draw:frame>
        </draw:g>
        <draw:frame draw:style-name="gr5" draw:text-style-name="P7" draw:layer="layout" svg:width="2cm" svg:height="0.75cm" svg:x="8cm" svg:y="13.75cm">
          <draw:text-box>
            <text:p text:style-name="P6">+</text:p>
          </draw:text-box>
        </draw:frame>
        <draw:g>
          <draw:g>
            <draw:custom-shape draw:style-name="gr2" draw:text-style-name="P2" draw:layer="layout" svg:width="7cm" svg:height="4cm" svg:x="16.5cm" svg:y="13.5cm">
              <text:p/>
              <draw:enhanced-geometry svg:viewBox="0 0 21600 21600" draw:type="rectangle" draw:enhanced-path="M 0 0 L 21600 0 21600 21600 0 21600 0 0 Z N"/>
            </draw:custom-shape>
            <draw:path draw:style-name="gr3" draw:text-style-name="P3" draw:layer="layout" svg:width="0.553cm" svg:height="1.106cm" svg:x="16.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16.5cm" svg:y="15cm">
            <draw:text-box>
              <text:p text:style-name="P4"><text:span text:style-name="T1">74HC00 (NAND)</text:span></text:p>
            </draw:text-box>
          </draw:frame>
          <draw:frame draw:style-name="gr5" draw:text-style-name="P7" draw:layer="layout" svg:width="2cm" svg:height="0.75cm" svg:x="16cm" svg:y="13.75cm">
            <draw:text-box>
              <text:p text:style-name="P6">+</text:p>
            </draw:text-box>
          </draw:frame>
          <draw:frame draw:style-name="gr5" draw:text-style-name="P7" draw:layer="layout" svg:width="2cm" svg:height="0.75cm" svg:x="22cm" svg:y="16.5cm">
            <draw:text-box>
              <text:p text:style-name="P6">-</text:p>
            </draw:text-box>
          </draw:frame>
          <draw:g>
            <draw:path draw:style-name="gr6" draw:text-style-name="P3" draw:layer="layout" svg:width="0.706cm" svg:height="0.581cm" svg:x="19.085cm" svg:y="14.46cm" svg:viewBox="0 0 707 582" svg:d="M5 20c4-6 9-11 15-15 6-3 13-5 20-5h1c71 0 141 13 202 36 32 12 61 27 86 44 26 18 49 38 68 59 10 12 18 23 26 35h1c10-11 21-19 34-27 13-7 26-13 40-16 14-4 28-6 43-6s29 2 43 6c14 3 27 9 40 16 13 8 24 16 34 27 11 10 19 21 27 34 7 13 13 26 16 40 4 14 6 28 6 43s-2 29-6 43c-3 14-9 27-16 40-8 13-16 24-27 34-10 11-21 19-34 27-13 7-26 13-40 16-14 4-28 6-43 6s-29-2-43-6c-14-3-27-9-40-16-13-8-24-16-34-27-1 0-1 0-1 0-8 12-16 23-26 35-19 21-42 41-68 59-25 17-54 32-86 44-61 23-131 36-202 36h-1c-7 0-14-2-20-5-6-4-11-9-15-15-3-6-5-13-5-21v-500c0-8 2-15 5-21zM457 291c0 4 0 7 0 11s1 7 2 11c2 7 5 14 8 20 4 7 9 13 14 18s11 10 18 14c6 3 13 6 20 8s15 3 22 3 15-1 22-3 14-5 21-8c6-4 12-9 17-14s10-11 14-18c3-6 6-13 8-20s3-15 3-22-1-15-3-22-5-14-8-20c-4-7-9-13-14-18s-11-10-17-14c-7-3-14-6-21-8s-15-3-22-3-15 1-22 3-14 5-20 8c-7 4-13 9-18 14s-10 11-14 18c-3 6-6 13-8 20-1 4-2 7-2 11s0 7 0 11zM336 390c13-16 23-32 30-49 5-13 8-25 9-38 0-4 0-8 0-12s0-8 0-12c-1-13-4-25-9-38-7-17-17-33-30-49-15-16-32-31-52-44-21-14-44-26-70-36-41-16-86-26-133-29v416c47-3 92-13 133-29 26-10 49-22 70-36 20-13 37-28 52-44z">
              <text:p/>
            </draw:path>
            <draw:line draw:style-name="gr7" draw:text-style-name="P8" draw:layer="layout" svg:x1="19cm" svg:y1="14cm" svg:x2="19cm" svg:y2="14.625cm">
              <text:p/>
            </draw:line>
            <draw:line draw:style-name="gr7" draw:text-style-name="P8" draw:layer="layout" svg:x1="18cm" svg:y1="14cm" svg:x2="18cm" svg:y2="14.875cm">
              <text:p/>
            </draw:line>
            <draw:line draw:style-name="gr7" draw:text-style-name="P8" draw:layer="layout" svg:x1="20cm" svg:y1="14cm" svg:x2="20cm" svg:y2="14.75cm">
              <text:p/>
            </draw:line>
            <draw:path draw:style-name="gr8" draw:text-style-name="P3" draw:layer="layout" svg:width="0.176cm" svg:height="0.106cm" svg:x="18.947cm" svg:y="14.572cm" svg:viewBox="0 0 177 107" svg:d="M177 106l-124 1c-9 0-18-2-26-7-8-4-15-11-20-19-4-8-7-17-7-27 0-9 2-18 7-26 4-8 11-15 19-20 8-4 17-7 27-7l124-1z">
              <text:p/>
            </draw:path>
            <draw:path draw:style-name="gr8" draw:text-style-name="P3" draw:layer="layout" svg:width="1.177cm" svg:height="0.105cm" svg:x="17.947cm" svg:y="14.822cm" svg:viewBox="0 0 1178 106" svg:d="M1178 106h-1125c-9 0-18-2-26-7-9-5-15-11-20-19-5-9-7-18-7-27s2-18 7-26c5-9 11-15 20-20 8-5 17-7 26-7h1125z">
              <text:p/>
            </draw:path>
            <draw:path draw:style-name="gr8" draw:text-style-name="P3" draw:layer="layout" svg:width="0.302cm" svg:height="0.105cm" svg:x="19.75cm" svg:y="14.697cm" svg:viewBox="0 0 303 106" svg:d="M0 0h250c9 0 18 2 27 7 8 5 14 11 19 20 5 8 7 17 7 26s-2 18-7 27c-5 8-11 14-19 19-9 5-18 7-27 7h-250z">
              <text:p/>
            </draw:path>
          </draw:g>
          <draw:g>
            <draw:path draw:style-name="gr6" draw:text-style-name="P3" draw:layer="layout" svg:width="0.706cm" svg:height="0.581cm" svg:x="22.075cm" svg:y="14.46cm" svg:viewBox="0 0 707 582" svg:d="M5 20c4-6 9-11 15-15 6-3 13-5 20-5h1c71 0 141 13 202 36 32 12 61 27 86 44 26 18 49 38 68 59 10 12 18 23 26 35h1c10-11 21-19 34-27 13-7 26-13 40-16 14-4 28-6 43-6s29 2 43 6c14 3 27 9 40 16 13 8 24 16 34 27 11 10 19 21 27 34 7 13 13 26 16 40 4 14 6 28 6 43s-2 29-6 43c-3 14-9 27-16 40-8 13-16 24-27 34-10 11-21 19-34 27-13 7-26 13-40 16-14 4-28 6-43 6s-29-2-43-6c-14-3-27-9-40-16-13-8-24-16-34-27-1 0-1 0-1 0-8 12-16 23-26 35-19 21-42 41-68 59-25 17-54 32-86 44-61 23-131 36-202 36h-1c-7 0-14-2-20-5-6-4-11-9-15-15-3-6-5-13-5-21v-500c0-8 2-15 5-21zM457 291c0 4 0 7 0 11s1 7 2 11c2 7 5 14 8 20 4 7 9 13 14 18s11 10 18 14c6 3 13 6 20 8s15 3 22 3 15-1 22-3 14-5 21-8c6-4 12-9 17-14s10-11 14-18c3-6 6-13 8-20s3-15 3-22-1-15-3-22-5-14-8-20c-4-7-9-13-14-18s-11-10-17-14c-7-3-14-6-21-8s-15-3-22-3-15 1-22 3-14 5-20 8c-7 4-13 9-18 14s-10 11-14 18c-3 6-6 13-8 20-1 4-2 7-2 11s0 7 0 11zM336 390c13-16 23-32 30-49 5-13 8-25 9-38 0-4 0-8 0-12s0-8 0-12c-1-13-4-25-9-38-7-17-17-33-30-49-15-16-32-31-52-44-21-14-44-26-70-36-41-16-86-26-133-29v416c47-3 92-13 133-29 26-10 49-22 70-36 20-13 37-28 52-44z">
              <text:p/>
            </draw:path>
            <draw:line draw:style-name="gr7" draw:text-style-name="P8" draw:layer="layout" svg:x1="21.99cm" svg:y1="14cm" svg:x2="21.99cm" svg:y2="14.625cm">
              <text:p/>
            </draw:line>
            <draw:line draw:style-name="gr7" draw:text-style-name="P8" draw:layer="layout" svg:x1="20.99cm" svg:y1="14cm" svg:x2="20.99cm" svg:y2="14.875cm">
              <text:p/>
            </draw:line>
            <draw:line draw:style-name="gr7" draw:text-style-name="P8" draw:layer="layout" svg:x1="22.99cm" svg:y1="14cm" svg:x2="22.99cm" svg:y2="14.75cm">
              <text:p/>
            </draw:line>
            <draw:path draw:style-name="gr8" draw:text-style-name="P3" draw:layer="layout" svg:width="0.176cm" svg:height="0.106cm" svg:x="21.937cm" svg:y="14.572cm" svg:viewBox="0 0 177 107" svg:d="M177 106l-124 1c-9 0-18-2-26-7-8-4-15-11-20-19-4-8-7-17-7-27 0-9 2-18 7-26 4-8 11-15 19-20 8-4 17-7 27-7l124-1z">
              <text:p/>
            </draw:path>
            <draw:path draw:style-name="gr8" draw:text-style-name="P3" draw:layer="layout" svg:width="1.177cm" svg:height="0.105cm" svg:x="20.937cm" svg:y="14.822cm" svg:viewBox="0 0 1178 106" svg:d="M1178 106h-1125c-9 0-18-2-26-7-9-5-15-11-20-19-5-9-7-18-7-27s2-18 7-26c5-9 11-15 20-20 8-5 17-7 26-7h1125z">
              <text:p/>
            </draw:path>
            <draw:path draw:style-name="gr8" draw:text-style-name="P3" draw:layer="layout" svg:width="0.302cm" svg:height="0.105cm" svg:x="22.74cm" svg:y="14.697cm" svg:viewBox="0 0 303 106" svg:d="M0 0h250c9 0 18 2 27 7 8 5 14 11 19 20 5 8 7 17 7 26s-2 18-7 27c-5 8-11 14-19 19-9 5-18 7-27 7h-250z">
              <text:p/>
            </draw:path>
          </draw:g>
          <draw:g>
            <draw:path draw:style-name="gr6" draw:text-style-name="P3" draw:layer="layout" svg:width="0.706cm" svg:height="0.581cm" draw:transform="rotate (-3.14159265358979) translate (21.8005cm 16.5405cm)" svg:viewBox="0 0 707 582" svg:d="M702 20c-4-6-9-11-15-15-6-3-13-5-20-5h-1c-71 0-141 13-202 36-32 12-61 27-86 44-26 18-49 38-68 59-10 12-18 23-26 35h-1c-10-11-21-19-34-27-13-7-26-13-40-16-14-4-28-6-43-6s-29 2-43 6c-14 3-27 9-40 16-13 8-24 16-34 27-11 10-19 21-27 34-7 13-13 26-16 40-4 14-6 28-6 43s2 29 6 43c3 14 9 27 16 40 8 13 16 24 27 34 10 11 21 19 34 27 13 7 26 13 40 16 14 4 28 6 43 6s29-2 43-6c14-3 27-9 40-16 13-8 24-16 34-27 1 0 1 0 1 0 8 12 16 23 26 35 19 21 42 41 68 59 25 17 54 32 86 44 61 23 131 36 202 36h1c7 0 14-2 20-5 6-4 11-9 15-15 3-6 5-13 5-21v-500c0-8-2-15-5-21zM250 291c0 4 0 7 0 11s-1 7-2 11c-2 7-5 14-8 20-4 7-9 13-14 18s-11 10-17 14c-7 3-14 6-21 8s-15 3-22 3-15-1-22-3-14-5-20-8c-7-4-13-9-18-14s-10-11-14-18c-3-6-6-13-8-20s-3-15-3-22 1-15 3-22 5-14 8-20c4-7 9-13 14-18s11-10 18-14c6-3 13-6 20-8s15-3 22-3 15 1 22 3 14 5 21 8c6 4 12 9 17 14s10 11 14 18c3 6 6 13 8 20 1 4 2 7 2 11s0 7 0 11zM371 390c-13-16-23-32-30-49-5-13-8-25-9-38 0-4 0-8 0-12s0-8 0-12c1-13 4-25 9-38 7-17 17-33 30-49 15-16 32-31 52-44 21-14 44-26 70-36 41-16 86-26 133-29v416c-47-3-92-13-133-29-26-10-49-22-70-36-20-13-37-28-52-44z">
              <text:p/>
            </draw:path>
            <draw:line draw:style-name="gr7" draw:text-style-name="P8" draw:layer="layout" svg:x1="21.009cm" svg:y1="17cm" svg:x2="21.009cm" svg:y2="16.375cm">
              <text:p/>
            </draw:line>
            <draw:line draw:style-name="gr7" draw:text-style-name="P8" draw:layer="layout" svg:x1="20.009cm" svg:y1="17cm" svg:x2="20.009cm" svg:y2="16.125cm">
              <text:p/>
            </draw:line>
            <draw:line draw:style-name="gr7" draw:text-style-name="P8" draw:layer="layout" svg:x1="22.009cm" svg:y1="17cm" svg:x2="22.009cm" svg:y2="16.25cm">
              <text:p/>
            </draw:line>
            <draw:path draw:style-name="gr8" draw:text-style-name="P3" draw:layer="layout" svg:width="0.176cm" svg:height="0.106cm" draw:transform="rotate (-3.14159265358979) translate (21.133cm 16.4279936959729cm)" svg:viewBox="0 0 177 107" svg:d="M0 106l124 1c9 0 18-2 26-7 8-4 15-11 20-19 4-8 7-17 7-27 0-9-2-18-7-26-4-8-11-15-19-20-8-4-17-7-27-7l-124-1z">
              <text:p/>
            </draw:path>
            <draw:path draw:style-name="gr8" draw:text-style-name="P3" draw:layer="layout" svg:width="1.177cm" svg:height="0.105cm" draw:transform="rotate (-3.14159265358979) translate (21.134cm 16.178cm)" svg:viewBox="0 0 1178 106" svg:d="M0 106h1125c9 0 18-2 27-7 8-5 14-11 19-19 5-9 7-18 7-27s-2-18-7-26c-5-9-11-15-19-20-9-5-18-7-27-7h-1125z">
              <text:p/>
            </draw:path>
            <draw:path draw:style-name="gr8" draw:text-style-name="P3" draw:layer="layout" svg:width="0.302cm" svg:height="0.105cm" draw:transform="rotate (-3.14159265358979) translate (22.062cm 16.303cm)" svg:viewBox="0 0 303 106" svg:d="M303 0h-250c-9 0-18 2-26 7-9 5-15 11-20 20-5 8-7 17-7 26s2 18 7 27c5 8 11 14 20 19 8 5 17 7 26 7h250z">
              <text:p/>
            </draw:path>
          </draw:g>
          <draw:g>
            <draw:path draw:style-name="gr6" draw:text-style-name="P3" draw:layer="layout" svg:width="0.706cm" svg:height="0.581cm" draw:transform="rotate (-3.14159265358979) translate (18.8005cm 16.5405cm)" svg:viewBox="0 0 707 582" svg:d="M702 20c-4-6-9-11-15-15-6-3-13-5-20-5h-1c-71 0-141 13-202 36-32 12-61 27-86 44-26 18-49 38-68 59-10 12-18 23-26 35h-1c-10-11-21-19-34-27-13-7-26-13-40-16-14-4-28-6-43-6s-29 2-43 6c-14 3-27 9-40 16-13 8-24 16-34 27-11 10-19 21-27 34-7 13-13 26-16 40-4 14-6 28-6 43s2 29 6 43c3 14 9 27 16 40 8 13 16 24 27 34 10 11 21 19 34 27 13 7 26 13 40 16 14 4 28 6 43 6s29-2 43-6c14-3 27-9 40-16 13-8 24-16 34-27 1 0 1 0 1 0 8 12 16 23 26 35 19 21 42 41 68 59 25 17 54 32 86 44 61 23 131 36 202 36h1c7 0 14-2 20-5 6-4 11-9 15-15 3-6 5-13 5-21v-500c0-8-2-15-5-21zM250 291c0 4 0 7 0 11s-1 7-2 11c-2 7-5 14-8 20-4 7-9 13-14 18s-11 10-17 14c-7 3-14 6-21 8s-15 3-22 3-15-1-22-3-14-5-20-8c-7-4-13-9-18-14s-10-11-14-18c-3-6-6-13-8-20s-3-15-3-22 1-15 3-22 5-14 8-20c4-7 9-13 14-18s11-10 18-14c6-3 13-6 20-8s15-3 22-3 15 1 22 3 14 5 21 8c6 4 12 9 17 14s10 11 14 18c3 6 6 13 8 20 1 4 2 7 2 11s0 7 0 11zM371 390c-13-16-23-32-30-49-5-13-8-25-9-38 0-4 0-8 0-12s0-8 0-12c1-13 4-25 9-38 7-17 17-33 30-49 15-16 32-31 52-44 21-14 44-26 70-36 41-16 86-26 133-29v416c-47-3-92-13-133-29-26-10-49-22-70-36-20-13-37-28-52-44z">
              <text:p/>
            </draw:path>
            <draw:line draw:style-name="gr7" draw:text-style-name="P8" draw:layer="layout" svg:x1="18.009cm" svg:y1="17cm" svg:x2="18.009cm" svg:y2="16.375cm">
              <text:p/>
            </draw:line>
            <draw:line draw:style-name="gr7" draw:text-style-name="P8" draw:layer="layout" svg:x1="17.009cm" svg:y1="17cm" svg:x2="17.009cm" svg:y2="16.125cm">
              <text:p/>
            </draw:line>
            <draw:line draw:style-name="gr7" draw:text-style-name="P8" draw:layer="layout" svg:x1="19.009cm" svg:y1="17cm" svg:x2="19.009cm" svg:y2="16.25cm">
              <text:p/>
            </draw:line>
            <draw:path draw:style-name="gr8" draw:text-style-name="P3" draw:layer="layout" svg:width="0.176cm" svg:height="0.106cm" draw:transform="rotate (-3.14159265358979) translate (18.133cm 16.4279936959729cm)" svg:viewBox="0 0 177 107" svg:d="M0 106l124 1c9 0 18-2 26-7 8-4 15-11 20-19 4-8 7-17 7-27 0-9-2-18-7-26-4-8-11-15-19-20-8-4-17-7-27-7l-124-1z">
              <text:p/>
            </draw:path>
            <draw:path draw:style-name="gr8" draw:text-style-name="P3" draw:layer="layout" svg:width="1.177cm" svg:height="0.105cm" draw:transform="rotate (-3.14159265358979) translate (18.134cm 16.178cm)" svg:viewBox="0 0 1178 106" svg:d="M0 106h1125c9 0 18-2 27-7 8-5 14-11 19-19 5-9 7-18 7-27s-2-18-7-26c-5-9-11-15-19-20-9-5-18-7-27-7h-1125z">
              <text:p/>
            </draw:path>
            <draw:path draw:style-name="gr8" draw:text-style-name="P3" draw:layer="layout" svg:width="0.302cm" svg:height="0.105cm" draw:transform="rotate (-3.14159265358979) translate (19.062cm 16.303cm)" svg:viewBox="0 0 303 106" svg:d="M303 0h-250c-9 0-18 2-26 7-9 5-15 11-20 20-5 8-7 17-7 26s2 18 7 27c5 8 11 14 20 19 8 5 17 7 26 7h250z">
              <text:p/>
            </draw:path>
          </draw:g>
        </draw:g>
        <draw:g>
          <draw:g>
            <draw:custom-shape draw:style-name="gr2" draw:text-style-name="P2" draw:layer="layout" svg:width="7cm" svg:height="4cm" svg:x="24.5cm" svg:y="13.5cm">
              <text:p/>
              <draw:enhanced-geometry svg:viewBox="0 0 21600 21600" draw:type="rectangle" draw:enhanced-path="M 0 0 L 21600 0 21600 21600 0 21600 0 0 Z N"/>
            </draw:custom-shape>
            <draw:path draw:style-name="gr3" draw:text-style-name="P3" draw:layer="layout" svg:width="0.553cm" svg:height="1.106cm" svg:x="24.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24.5cm" svg:y="15cm">
            <draw:text-box>
              <text:p text:style-name="P4"><text:span text:style-name="T1">74HC08 (AND)</text:span></text:p>
            </draw:text-box>
          </draw:frame>
          <draw:frame draw:style-name="gr5" draw:text-style-name="P7" draw:layer="layout" svg:width="2cm" svg:height="0.75cm" svg:x="24cm" svg:y="13.75cm">
            <draw:text-box>
              <text:p text:style-name="P6">+</text:p>
            </draw:text-box>
          </draw:frame>
          <draw:frame draw:style-name="gr5" draw:text-style-name="P7" draw:layer="layout" svg:width="2cm" svg:height="0.75cm" svg:x="30cm" svg:y="16.5cm">
            <draw:text-box>
              <text:p text:style-name="P6">-</text:p>
            </draw:text-box>
          </draw:frame>
          <draw:g>
            <draw:line draw:style-name="gr7" draw:text-style-name="P8" draw:layer="layout" svg:x1="26.99cm" svg:y1="14cm" svg:x2="26.99cm" svg:y2="14.625cm">
              <text:p/>
            </draw:line>
            <draw:line draw:style-name="gr7" draw:text-style-name="P8" draw:layer="layout" svg:x1="25.99cm" svg:y1="14cm" svg:x2="25.99cm" svg:y2="14.875cm">
              <text:p/>
            </draw:line>
            <draw:line draw:style-name="gr7" draw:text-style-name="P8" draw:layer="layout" svg:x1="27.99cm" svg:y1="14cm" svg:x2="27.99cm" svg:y2="14.75cm">
              <text:p/>
            </draw:line>
            <draw:path draw:style-name="gr9" draw:text-style-name="P2" draw:layer="layout" svg:width="0.313cm" svg:height="0.625cm" svg:x="27.363cm" svg:y="14.436cm" svg:viewBox="0 0 314 626" svg:d="M0 0h1c55 0 109 14 157 42 47 27 87 67 114 115 28 47 42 101 42 156s-14 109-42 157c-27 47-67 87-114 114-48 28-102 42-157 42h-1z">
              <text:p/>
            </draw:path>
            <draw:path draw:style-name="gr8" draw:text-style-name="P3" draw:layer="layout" svg:width="0.427cm" svg:height="0.106cm" svg:x="26.937cm" svg:y="14.572cm" svg:viewBox="0 0 428 107" svg:d="M428 106l-375 1c-9 0-18-2-26-7s-15-11-20-19-7-18-7-27 2-18 7-26 11-15 19-20 18-7 27-7l375-1z">
              <text:p/>
            </draw:path>
            <draw:path draw:style-name="gr8" draw:text-style-name="P3" draw:layer="layout" svg:width="1.427cm" svg:height="0.106cm" svg:x="25.937cm" svg:y="14.822cm" svg:viewBox="0 0 1428 107" svg:d="M1428 106l-1375 1c-9 0-18-2-26-7-9-5-15-11-20-19-5-9-7-18-7-27s2-18 7-26c5-9 11-15 19-20 9-5 18-7 27-7l1375-1z">
              <text:p/>
            </draw:path>
            <draw:path draw:style-name="gr8" draw:text-style-name="P3" draw:layer="layout" svg:width="0.365cm" svg:height="0.106cm" svg:x="27.677cm" svg:y="14.697cm" svg:viewBox="0 0 366 107" svg:d="M0 1l313-1c9 0 18 2 26 7s15 11 20 19c4 8 7 18 7 27s-2 18-7 26-11 15-19 20c-8 4-18 7-27 7l-313 1z">
              <text:p/>
            </draw:path>
          </draw:g>
          <draw:g>
            <draw:line draw:style-name="gr7" draw:text-style-name="P8" draw:layer="layout" svg:x1="30.009cm" svg:y1="14cm" svg:x2="30.009cm" svg:y2="14.625cm">
              <text:p/>
            </draw:line>
            <draw:line draw:style-name="gr7" draw:text-style-name="P8" draw:layer="layout" svg:x1="29.009cm" svg:y1="14cm" svg:x2="29.009cm" svg:y2="14.875cm">
              <text:p/>
            </draw:line>
            <draw:line draw:style-name="gr7" draw:text-style-name="P8" draw:layer="layout" svg:x1="31.009cm" svg:y1="14cm" svg:x2="31.009cm" svg:y2="14.75cm">
              <text:p/>
            </draw:line>
            <draw:path draw:style-name="gr9" draw:text-style-name="P2" draw:layer="layout" svg:width="0.313cm" svg:height="0.625cm" svg:x="30.382cm" svg:y="14.436cm" svg:viewBox="0 0 314 626" svg:d="M0 0h1c55 0 109 14 157 42 47 27 87 67 114 115 28 47 42 101 42 156s-14 109-42 157c-27 47-67 87-114 114-48 28-102 42-157 42h-1z">
              <text:p/>
            </draw:path>
            <draw:path draw:style-name="gr8" draw:text-style-name="P3" draw:layer="layout" svg:width="0.427cm" svg:height="0.106cm" svg:x="29.956cm" svg:y="14.572cm" svg:viewBox="0 0 428 107" svg:d="M428 106l-375 1c-9 0-18-2-26-7s-15-11-20-19-7-18-7-27 2-18 7-26 11-15 19-20 18-7 27-7l375-1z">
              <text:p/>
            </draw:path>
            <draw:path draw:style-name="gr8" draw:text-style-name="P3" draw:layer="layout" svg:width="1.427cm" svg:height="0.106cm" svg:x="28.956cm" svg:y="14.822cm" svg:viewBox="0 0 1428 107" svg:d="M1428 106l-1375 1c-9 0-18-2-26-7-9-5-15-11-20-19-5-9-7-18-7-27s2-18 7-26c5-9 11-15 19-20 9-5 18-7 27-7l1375-1z">
              <text:p/>
            </draw:path>
            <draw:path draw:style-name="gr8" draw:text-style-name="P3" draw:layer="layout" svg:width="0.365cm" svg:height="0.106cm" svg:x="30.696cm" svg:y="14.697cm" svg:viewBox="0 0 366 107" svg:d="M0 1l313-1c9 0 18 2 26 7s15 11 20 19c4 8 7 18 7 27s-2 18-7 26-11 15-19 20c-8 4-18 7-27 7l-313 1z">
              <text:p/>
            </draw:path>
          </draw:g>
          <draw:g>
            <draw:line draw:style-name="gr7" draw:text-style-name="P8" draw:layer="layout" svg:x1="26.009cm" svg:y1="16.999cm" svg:x2="26.009cm" svg:y2="16.374cm">
              <text:p/>
            </draw:line>
            <draw:line draw:style-name="gr7" draw:text-style-name="P8" draw:layer="layout" svg:x1="25.009cm" svg:y1="16.999cm" svg:x2="25.009cm" svg:y2="16.124cm">
              <text:p/>
            </draw:line>
            <draw:line draw:style-name="gr7" draw:text-style-name="P8" draw:layer="layout" svg:x1="27.009cm" svg:y1="16.999cm" svg:x2="27.009cm" svg:y2="16.249cm">
              <text:p/>
            </draw:line>
            <draw:path draw:style-name="gr9" draw:text-style-name="P2" draw:layer="layout" svg:width="0.313cm" svg:height="0.625cm" draw:transform="rotate (-3.14159265358979) translate (26.696cm 16.563cm)" svg:viewBox="0 0 314 626" svg:d="M314 0h-1c-55 0-109 14-156 42-48 27-88 67-115 115-28 47-42 101-42 156s14 109 42 157c27 47 67 87 114 114 48 28 102 42 157 42h1z">
              <text:p/>
            </draw:path>
            <draw:path draw:style-name="gr8" draw:text-style-name="P3" draw:layer="layout" svg:width="0.427cm" svg:height="0.106cm" draw:transform="rotate (-3.14159265358979) translate (26.384cm 16.4269998979203cm)" svg:viewBox="0 0 428 107" svg:d="M0 106l375 1c9 0 18-2 26-7s15-11 20-19 7-18 7-27-2-18-7-26-11-15-19-20-18-7-27-7l-375-1z">
              <text:p/>
            </draw:path>
            <draw:path draw:style-name="gr8" draw:text-style-name="P3" draw:layer="layout" svg:width="1.427cm" svg:height="0.106cm" draw:transform="rotate (-3.14159265358979) translate (26.384cm 16.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27.0620000000757cm 16.3020000000757cm)" svg:viewBox="0 0 366 107" svg:d="M366 1l-313-1c-9 0-18 2-26 7s-15 11-20 19c-4 8-7 18-7 27s2 18 7 26 11 15 19 20c8 4 18 7 27 7l313 1z">
              <text:p/>
            </draw:path>
          </draw:g>
          <draw:g>
            <draw:line draw:style-name="gr7" draw:text-style-name="P8" draw:layer="layout" svg:x1="29.009cm" svg:y1="16.999cm" svg:x2="29.009cm" svg:y2="16.374cm">
              <text:p/>
            </draw:line>
            <draw:line draw:style-name="gr7" draw:text-style-name="P8" draw:layer="layout" svg:x1="28.009cm" svg:y1="16.999cm" svg:x2="28.009cm" svg:y2="16.124cm">
              <text:p/>
            </draw:line>
            <draw:line draw:style-name="gr7" draw:text-style-name="P8" draw:layer="layout" svg:x1="30.009cm" svg:y1="16.999cm" svg:x2="30.009cm" svg:y2="16.249cm">
              <text:p/>
            </draw:line>
            <draw:path draw:style-name="gr9" draw:text-style-name="P2" draw:layer="layout" svg:width="0.313cm" svg:height="0.625cm" draw:transform="rotate (-3.14159265358979) translate (29.696cm 16.563cm)" svg:viewBox="0 0 314 626" svg:d="M314 0h-1c-55 0-109 14-156 42-48 27-88 67-115 115-28 47-42 101-42 156s14 109 42 157c27 47 67 87 114 114 48 28 102 42 157 42h1z">
              <text:p/>
            </draw:path>
            <draw:path draw:style-name="gr8" draw:text-style-name="P3" draw:layer="layout" svg:width="0.427cm" svg:height="0.106cm" draw:transform="rotate (-3.14159265358979) translate (29.384cm 16.4269998979203cm)" svg:viewBox="0 0 428 107" svg:d="M0 106l375 1c9 0 18-2 26-7s15-11 20-19 7-18 7-27-2-18-7-26-11-15-19-20-18-7-27-7l-375-1z">
              <text:p/>
            </draw:path>
            <draw:path draw:style-name="gr8" draw:text-style-name="P3" draw:layer="layout" svg:width="1.427cm" svg:height="0.106cm" draw:transform="rotate (-3.14159265358979) translate (29.384cm 16.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30.0620000000757cm 16.3020000000757cm)" svg:viewBox="0 0 366 107" svg:d="M366 1l-313-1c-9 0-18 2-26 7s-15 11-20 19c-4 8-7 18-7 27s2 18 7 26 11 15 19 20c8 4 18 7 27 7l313 1z">
              <text:p/>
            </draw:path>
          </draw:g>
          <draw:g>
            <draw:custom-shape draw:style-name="gr2" draw:text-style-name="P2" draw:layer="layout" svg:width="7cm" svg:height="4cm" svg:x="24.5cm" svg:y="13.5cm">
              <text:p/>
              <draw:enhanced-geometry svg:viewBox="0 0 21600 21600" draw:type="rectangle" draw:enhanced-path="M 0 0 L 21600 0 21600 21600 0 21600 0 0 Z N"/>
            </draw:custom-shape>
            <draw:path draw:style-name="gr3" draw:text-style-name="P3" draw:layer="layout" svg:width="0.553cm" svg:height="1.106cm" svg:x="24.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g>
        <draw:g>
          <draw:g>
            <draw:custom-shape draw:style-name="gr2" draw:text-style-name="P2" draw:layer="layout" svg:width="7cm" svg:height="4cm" svg:x="32.5cm" svg:y="13.5cm">
              <text:p/>
              <draw:enhanced-geometry svg:viewBox="0 0 21600 21600" draw:type="rectangle" draw:enhanced-path="M 0 0 L 21600 0 21600 21600 0 21600 0 0 Z N"/>
            </draw:custom-shape>
            <draw:path draw:style-name="gr3" draw:text-style-name="P3" draw:layer="layout" svg:width="0.553cm" svg:height="1.106cm" svg:x="32.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32.5cm" svg:y="15cm">
            <draw:text-box>
              <text:p text:style-name="P4"><text:span text:style-name="T1">74HC08 (AND)</text:span></text:p>
            </draw:text-box>
          </draw:frame>
          <draw:frame draw:style-name="gr5" draw:text-style-name="P7" draw:layer="layout" svg:width="2cm" svg:height="0.75cm" svg:x="32cm" svg:y="13.75cm">
            <draw:text-box>
              <text:p text:style-name="P6">+</text:p>
            </draw:text-box>
          </draw:frame>
          <draw:frame draw:style-name="gr5" draw:text-style-name="P7" draw:layer="layout" svg:width="2cm" svg:height="0.75cm" svg:x="38cm" svg:y="16.5cm">
            <draw:text-box>
              <text:p text:style-name="P6">-</text:p>
            </draw:text-box>
          </draw:frame>
          <draw:g>
            <draw:line draw:style-name="gr7" draw:text-style-name="P8" draw:layer="layout" svg:x1="34.99cm" svg:y1="14cm" svg:x2="34.99cm" svg:y2="14.625cm">
              <text:p/>
            </draw:line>
            <draw:line draw:style-name="gr7" draw:text-style-name="P8" draw:layer="layout" svg:x1="33.99cm" svg:y1="14cm" svg:x2="33.99cm" svg:y2="14.875cm">
              <text:p/>
            </draw:line>
            <draw:line draw:style-name="gr7" draw:text-style-name="P8" draw:layer="layout" svg:x1="35.99cm" svg:y1="14cm" svg:x2="35.99cm" svg:y2="14.75cm">
              <text:p/>
            </draw:line>
            <draw:path draw:style-name="gr9" draw:text-style-name="P2" draw:layer="layout" svg:width="0.313cm" svg:height="0.625cm" svg:x="35.363cm" svg:y="14.436cm" svg:viewBox="0 0 314 626" svg:d="M0 0h1c55 0 109 14 157 42 47 27 87 67 114 115 28 47 42 101 42 156s-14 109-42 157c-27 47-67 87-114 114-48 28-102 42-157 42h-1z">
              <text:p/>
            </draw:path>
            <draw:path draw:style-name="gr8" draw:text-style-name="P3" draw:layer="layout" svg:width="0.427cm" svg:height="0.106cm" svg:x="34.937cm" svg:y="14.572cm" svg:viewBox="0 0 428 107" svg:d="M428 106l-375 1c-9 0-18-2-26-7s-15-11-20-19-7-18-7-27 2-18 7-26 11-15 19-20 18-7 27-7l375-1z">
              <text:p/>
            </draw:path>
            <draw:path draw:style-name="gr8" draw:text-style-name="P3" draw:layer="layout" svg:width="1.427cm" svg:height="0.106cm" svg:x="33.937cm" svg:y="14.822cm" svg:viewBox="0 0 1428 107" svg:d="M1428 106l-1375 1c-9 0-18-2-26-7-9-5-15-11-20-19-5-9-7-18-7-27s2-18 7-26c5-9 11-15 19-20 9-5 18-7 27-7l1375-1z">
              <text:p/>
            </draw:path>
            <draw:path draw:style-name="gr8" draw:text-style-name="P3" draw:layer="layout" svg:width="0.365cm" svg:height="0.106cm" svg:x="35.677cm" svg:y="14.697cm" svg:viewBox="0 0 366 107" svg:d="M0 1l313-1c9 0 18 2 26 7s15 11 20 19c4 8 7 18 7 27s-2 18-7 26-11 15-19 20c-8 4-18 7-27 7l-313 1z">
              <text:p/>
            </draw:path>
          </draw:g>
          <draw:g>
            <draw:line draw:style-name="gr7" draw:text-style-name="P8" draw:layer="layout" svg:x1="38.009cm" svg:y1="14cm" svg:x2="38.009cm" svg:y2="14.625cm">
              <text:p/>
            </draw:line>
            <draw:line draw:style-name="gr7" draw:text-style-name="P8" draw:layer="layout" svg:x1="37.009cm" svg:y1="14cm" svg:x2="37.009cm" svg:y2="14.875cm">
              <text:p/>
            </draw:line>
            <draw:line draw:style-name="gr7" draw:text-style-name="P8" draw:layer="layout" svg:x1="39.009cm" svg:y1="14cm" svg:x2="39.009cm" svg:y2="14.75cm">
              <text:p/>
            </draw:line>
            <draw:path draw:style-name="gr9" draw:text-style-name="P2" draw:layer="layout" svg:width="0.313cm" svg:height="0.625cm" svg:x="38.382cm" svg:y="14.436cm" svg:viewBox="0 0 314 626" svg:d="M0 0h1c55 0 109 14 157 42 47 27 87 67 114 115 28 47 42 101 42 156s-14 109-42 157c-27 47-67 87-114 114-48 28-102 42-157 42h-1z">
              <text:p/>
            </draw:path>
            <draw:path draw:style-name="gr8" draw:text-style-name="P3" draw:layer="layout" svg:width="0.427cm" svg:height="0.106cm" svg:x="37.956cm" svg:y="14.572cm" svg:viewBox="0 0 428 107" svg:d="M428 106l-375 1c-9 0-18-2-26-7s-15-11-20-19-7-18-7-27 2-18 7-26 11-15 19-20 18-7 27-7l375-1z">
              <text:p/>
            </draw:path>
            <draw:path draw:style-name="gr8" draw:text-style-name="P3" draw:layer="layout" svg:width="1.427cm" svg:height="0.106cm" svg:x="36.956cm" svg:y="14.822cm" svg:viewBox="0 0 1428 107" svg:d="M1428 106l-1375 1c-9 0-18-2-26-7-9-5-15-11-20-19-5-9-7-18-7-27s2-18 7-26c5-9 11-15 19-20 9-5 18-7 27-7l1375-1z">
              <text:p/>
            </draw:path>
            <draw:path draw:style-name="gr8" draw:text-style-name="P3" draw:layer="layout" svg:width="0.365cm" svg:height="0.106cm" svg:x="38.696cm" svg:y="14.697cm" svg:viewBox="0 0 366 107" svg:d="M0 1l313-1c9 0 18 2 26 7s15 11 20 19c4 8 7 18 7 27s-2 18-7 26-11 15-19 20c-8 4-18 7-27 7l-313 1z">
              <text:p/>
            </draw:path>
          </draw:g>
          <draw:g>
            <draw:line draw:style-name="gr7" draw:text-style-name="P8" draw:layer="layout" svg:x1="34.009cm" svg:y1="16.999cm" svg:x2="34.009cm" svg:y2="16.374cm">
              <text:p/>
            </draw:line>
            <draw:line draw:style-name="gr7" draw:text-style-name="P8" draw:layer="layout" svg:x1="33.009cm" svg:y1="16.999cm" svg:x2="33.009cm" svg:y2="16.124cm">
              <text:p/>
            </draw:line>
            <draw:line draw:style-name="gr7" draw:text-style-name="P8" draw:layer="layout" svg:x1="35.009cm" svg:y1="16.999cm" svg:x2="35.009cm" svg:y2="16.249cm">
              <text:p/>
            </draw:line>
            <draw:path draw:style-name="gr9" draw:text-style-name="P2" draw:layer="layout" svg:width="0.313cm" svg:height="0.625cm" draw:transform="rotate (-3.14159265358979) translate (34.696cm 16.563cm)" svg:viewBox="0 0 314 626" svg:d="M314 0h-1c-55 0-109 14-156 42-48 27-88 67-115 115-28 47-42 101-42 156s14 109 42 156c27 48 67 88 115 115 47 28 101 42 156 42h1z">
              <text:p/>
            </draw:path>
            <draw:path draw:style-name="gr8" draw:text-style-name="P3" draw:layer="layout" svg:width="0.427cm" svg:height="0.106cm" draw:transform="rotate (-3.14159265358979) translate (34.384cm 16.4269998979203cm)" svg:viewBox="0 0 428 107" svg:d="M0 106l375 1c9 0 18-2 26-7s15-11 20-19 7-18 7-27-2-18-7-26-11-15-19-20-18-7-27-7l-375-1z">
              <text:p/>
            </draw:path>
            <draw:path draw:style-name="gr8" draw:text-style-name="P3" draw:layer="layout" svg:width="1.427cm" svg:height="0.106cm" draw:transform="rotate (-3.14159265358979) translate (34.384cm 16.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35.0620000000757cm 16.3020000000757cm)" svg:viewBox="0 0 366 107" svg:d="M366 1l-313-1c-9 0-18 2-26 7s-15 11-20 19c-4 8-7 18-7 27s2 18 7 26 11 15 19 20c8 4 18 7 27 7l313 1z">
              <text:p/>
            </draw:path>
          </draw:g>
          <draw:g>
            <draw:line draw:style-name="gr7" draw:text-style-name="P8" draw:layer="layout" svg:x1="37.009cm" svg:y1="16.999cm" svg:x2="37.009cm" svg:y2="16.374cm">
              <text:p/>
            </draw:line>
            <draw:line draw:style-name="gr7" draw:text-style-name="P8" draw:layer="layout" svg:x1="36.009cm" svg:y1="16.999cm" svg:x2="36.009cm" svg:y2="16.124cm">
              <text:p/>
            </draw:line>
            <draw:line draw:style-name="gr7" draw:text-style-name="P8" draw:layer="layout" svg:x1="38.009cm" svg:y1="16.999cm" svg:x2="38.009cm" svg:y2="16.249cm">
              <text:p/>
            </draw:line>
            <draw:path draw:style-name="gr9" draw:text-style-name="P2" draw:layer="layout" svg:width="0.313cm" svg:height="0.625cm" draw:transform="rotate (-3.14159265358979) translate (37.696cm 16.563cm)" svg:viewBox="0 0 314 626" svg:d="M314 0h-1c-55 0-109 14-156 42-48 27-88 67-115 115-28 47-42 101-42 156s14 109 42 157c27 47 67 87 115 114 47 28 101 42 156 42h1z">
              <text:p/>
            </draw:path>
            <draw:path draw:style-name="gr8" draw:text-style-name="P3" draw:layer="layout" svg:width="0.427cm" svg:height="0.106cm" draw:transform="rotate (-3.14159265358979) translate (37.384cm 16.4269998979203cm)" svg:viewBox="0 0 428 107" svg:d="M0 106l375 1c9 0 18-2 26-7s15-11 20-19 7-18 7-27-2-18-7-26-11-15-19-20-18-7-27-7l-375-1z">
              <text:p/>
            </draw:path>
            <draw:path draw:style-name="gr8" draw:text-style-name="P3" draw:layer="layout" svg:width="1.427cm" svg:height="0.106cm" draw:transform="rotate (-3.14159265358979) translate (37.384cm 16.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38.0620000000757cm 16.3020000000757cm)" svg:viewBox="0 0 366 107" svg:d="M366 1l-313-1c-9 0-18 2-26 7s-15 11-20 19c-4 8-7 18-7 27s2 18 7 26 11 15 19 20c8 4 18 7 27 7l313 1z">
              <text:p/>
            </draw:path>
          </draw:g>
          <draw:g>
            <draw:custom-shape draw:style-name="gr2" draw:text-style-name="P2" draw:layer="layout" svg:width="7cm" svg:height="4cm" svg:x="32.5cm" svg:y="13.5cm">
              <text:p/>
              <draw:enhanced-geometry svg:viewBox="0 0 21600 21600" draw:type="rectangle" draw:enhanced-path="M 0 0 L 21600 0 21600 21600 0 21600 0 0 Z N"/>
            </draw:custom-shape>
            <draw:path draw:style-name="gr3" draw:text-style-name="P3" draw:layer="layout" svg:width="0.553cm" svg:height="1.106cm" svg:x="32.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g>
        <draw:frame draw:style-name="gr5" draw:text-style-name="P7" draw:layer="layout" svg:width="2cm" svg:height="0.75cm" svg:x="40cm" svg:y="13.75cm">
          <draw:text-box>
            <text:p text:style-name="P6">+</text:p>
          </draw:text-box>
        </draw:frame>
        <draw:frame draw:style-name="gr5" draw:text-style-name="P7" draw:layer="layout" svg:width="2cm" svg:height="0.75cm" svg:x="46cm" svg:y="16.5cm">
          <draw:text-box>
            <text:p text:style-name="P6">-</text:p>
          </draw:text-box>
        </draw:frame>
        <draw:line draw:style-name="gr10" draw:text-style-name="P8" draw:layer="layout" svg:x1="9cm" svg:y1="10cm" svg:x2="8.5cm" svg:y2="7.25cm">
          <text:p/>
        </draw:line>
        <draw:custom-shape draw:style-name="gr11" draw:text-style-name="P9" draw:layer="layout" svg:width="0.5cm" svg:height="0.5cm" svg:x="8.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7cm" svg:y1="10cm" svg:x2="16.5cm" svg:y2="7.25cm">
          <text:p/>
        </draw:line>
        <draw:custom-shape draw:style-name="gr11" draw:text-style-name="P9" draw:layer="layout" svg:width="0.5cm" svg:height="0.5cm" svg:x="16.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6.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5cm" svg:y1="10cm" svg:x2="24.5cm" svg:y2="7.25cm">
          <text:p/>
        </draw:line>
        <draw:custom-shape draw:style-name="gr11" draw:text-style-name="P9" draw:layer="layout" svg:width="0.5cm" svg:height="0.5cm" svg:x="24.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4.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3cm" svg:y1="10cm" svg:x2="32.5cm" svg:y2="7.25cm">
          <text:p/>
        </draw:line>
        <draw:custom-shape draw:style-name="gr11" draw:text-style-name="P9" draw:layer="layout" svg:width="0.5cm" svg:height="0.5cm" svg:x="32.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2.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1cm" svg:y1="10cm" svg:x2="40.5cm" svg:y2="7.25cm">
          <text:p/>
        </draw:line>
        <draw:custom-shape draw:style-name="gr11" draw:text-style-name="P9" draw:layer="layout" svg:width="0.5cm" svg:height="0.5cm" svg:x="40.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0.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4.5cm" svg:y1="23.75cm" svg:x2="15cm" svg:y2="21cm">
          <text:p/>
        </draw:line>
        <draw:custom-shape draw:style-name="gr11" draw:text-style-name="P9" draw:layer="layout" svg:width="0.5cm" svg:height="0.5cm" svg:x="14.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4.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2.5cm" svg:y1="23.75cm" svg:x2="23cm" svg:y2="21cm">
          <text:p/>
        </draw:line>
        <draw:custom-shape draw:style-name="gr11" draw:text-style-name="P9" draw:layer="layout" svg:width="0.5cm" svg:height="0.5cm" svg:x="22.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2.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0.5cm" svg:y1="23.75cm" svg:x2="31cm" svg:y2="21cm">
          <text:p/>
        </draw:line>
        <draw:custom-shape draw:style-name="gr11" draw:text-style-name="P9" draw:layer="layout" svg:width="0.5cm" svg:height="0.5cm" svg:x="30.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0.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8.5cm" svg:y1="23.75cm" svg:x2="39cm" svg:y2="21cm">
          <text:p/>
        </draw:line>
        <draw:custom-shape draw:style-name="gr11" draw:text-style-name="P9" draw:layer="layout" svg:width="0.5cm" svg:height="0.5cm" svg:x="38.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8.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6.5cm" svg:y1="23.75cm" svg:x2="47cm" svg:y2="21cm">
          <text:p/>
        </draw:line>
        <draw:custom-shape draw:style-name="gr11" draw:text-style-name="P9" draw:layer="layout" svg:width="0.5cm" svg:height="0.5cm" svg:x="46.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6.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7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9.7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cm" svg:y1="11cm" svg:x2="9cm" svg:y2="11cm">
          <text:p/>
        </draw:line>
        <draw:line draw:style-name="gr10" draw:text-style-name="P8" draw:layer="layout" svg:x1="19cm" svg:y1="10cm" svg:x2="18cm" svg:y2="10cm">
          <text:p/>
        </draw:line>
        <draw:custom-shape draw:style-name="gr11" draw:text-style-name="P9" draw:layer="layout" svg:width="0.5cm" svg:height="0.5cm" svg:x="17.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8.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2cm" svg:y1="13cm" svg:x2="21cm" svg:y2="13cm">
          <text:p/>
        </draw:line>
        <draw:custom-shape draw:style-name="gr11" draw:text-style-name="P9" draw:layer="layout" svg:width="0.5cm" svg:height="0.5cm" svg:x="20.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1.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9cm" svg:y1="13cm" svg:x2="28cm" svg:y2="13cm">
          <text:p/>
        </draw:line>
        <draw:custom-shape draw:style-name="gr11" draw:text-style-name="P9" draw:layer="layout" svg:width="0.5cm" svg:height="0.5cm" svg:x="27.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8.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5cm" svg:height="1.212cm" svg:x="10.25cm" svg:y="7.788cm">
          <draw:text-box>
            <text:p text:style-name="P1">g‘</text:p>
          </draw:text-box>
        </draw:frame>
        <draw:frame draw:style-name="gr13" draw:text-style-name="P10" draw:layer="layout" svg:width="1.5cm" svg:height="1.25cm" svg:x="12.25cm" svg:y="7.75cm">
          <draw:text-box>
            <text:p text:style-name="P1">clk</text:p>
          </draw:text-box>
        </draw:frame>
        <draw:frame draw:style-name="gr12" draw:text-style-name="P10" draw:layer="layout" svg:width="1.5cm" svg:height="1.212cm" svg:x="13.25cm" svg:y="7.75cm">
          <draw:text-box>
            <text:p text:style-name="P1">g</text:p>
          </draw:text-box>
        </draw:frame>
        <draw:line draw:style-name="gr10" draw:text-style-name="P8" draw:layer="layout" svg:x1="12cm" svg:y1="10cm" svg:x2="11.5cm" svg:y2="7.25cm">
          <text:p/>
        </draw:line>
        <draw:custom-shape draw:style-name="gr11" draw:text-style-name="P9" draw:layer="layout" svg:width="0.5cm" svg:height="0.5cm" svg:x="11.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1.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11" draw:layer="layout" svg:width="4cm" svg:height="4.669cm" svg:x="1cm" svg:y="1cm">
          <draw:text-box>
            <text:p>g := FF1</text:p>
            <text:p>f := FF2</text:p>
            <text:p>h := s100</text:p>
            <text:p>s := s2</text:p>
            <text:p>v<text:span text:style-name="T2">1</text:span><text:span text:style-name="T3">:= s̅f+h̅gf̅s</text:span></text:p>
            <text:p/>
          </draw:text-box>
        </draw:frame>
        <draw:frame draw:style-name="gr12" draw:text-style-name="P13" draw:layer="layout" svg:width="1.5cm" svg:height="1.212cm" svg:x="14.25cm" svg:y="7.75cm">
          <draw:text-box>
            <text:p text:style-name="P12"><text:span text:style-name="T4">g̅</text:span></text:p>
          </draw:text-box>
        </draw:frame>
        <draw:line draw:style-name="gr10" draw:text-style-name="P8" draw:layer="layout" svg:x1="18cm" svg:y1="13cm" svg:x2="14cm" svg:y2="13cm">
          <text:p/>
        </draw:line>
        <draw:custom-shape draw:style-name="gr11" draw:text-style-name="P9" draw:layer="layout" svg:width="0.5cm" svg:height="0.5cm" svg:x="13.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7.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5cm" svg:height="1.212cm" svg:x="17.75cm" svg:y="7.788cm">
          <draw:text-box>
            <text:p text:style-name="P1">g</text:p>
          </draw:text-box>
        </draw:frame>
        <draw:frame draw:style-name="gr12" draw:text-style-name="P10" draw:layer="layout" svg:width="1.5cm" svg:height="1.212cm" svg:x="19.25cm" svg:y="7.788cm">
          <draw:text-box>
            <text:p text:style-name="P1">g̅</text:p>
          </draw:text-box>
        </draw:frame>
        <draw:frame draw:style-name="gr12" draw:text-style-name="P10" draw:layer="layout" svg:width="1.5cm" svg:height="1.212cm" svg:x="20.75cm" svg:y="7.75cm">
          <draw:text-box>
            <text:p text:style-name="P1">h</text:p>
          </draw:text-box>
        </draw:frame>
        <draw:frame draw:style-name="gr12" draw:text-style-name="P10" draw:layer="layout" svg:width="1.5cm" svg:height="1.212cm" svg:x="22.25cm" svg:y="7.75cm">
          <draw:text-box>
            <text:p text:style-name="P1">h̅</text:p>
          </draw:text-box>
        </draw:frame>
        <draw:line draw:style-name="gr10" draw:text-style-name="P8" draw:layer="layout" svg:x1="21cm" svg:y1="12.5cm" svg:x2="20cm" svg:y2="13cm">
          <text:p/>
        </draw:line>
        <draw:line draw:style-name="gr10" draw:text-style-name="P8" draw:layer="layout" svg:x1="21cm" svg:y1="12.5cm" svg:x2="26cm" svg:y2="12.5cm">
          <text:p/>
        </draw:line>
        <draw:line draw:style-name="gr10" draw:text-style-name="P8" draw:layer="layout" svg:x1="27cm" svg:y1="13cm" svg:x2="26cm" svg:y2="12.5cm">
          <text:p/>
        </draw:line>
        <draw:custom-shape draw:style-name="gr11" draw:text-style-name="P9" draw:layer="layout" svg:width="0.5cm" svg:height="0.5cm" svg:x="26.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9.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2cm" svg:y1="11.5cm" svg:x2="19cm" svg:y2="13cm">
          <text:p/>
        </draw:line>
        <draw:line draw:style-name="gr10" draw:text-style-name="P8" draw:layer="layout" svg:x1="22cm" svg:y1="11.5cm" svg:x2="32cm" svg:y2="11.5cm">
          <text:p/>
        </draw:line>
        <draw:line draw:style-name="gr10" draw:text-style-name="P8" draw:layer="layout" svg:x1="32cm" svg:y1="11.5cm" svg:x2="35cm" svg:y2="13cm">
          <text:p/>
        </draw:line>
        <draw:line draw:style-name="gr10" draw:text-style-name="P8" draw:layer="layout" svg:x1="30cm" svg:y1="12cm" svg:x2="34cm" svg:y2="13cm">
          <text:p/>
        </draw:line>
        <draw:custom-shape draw:style-name="gr11" draw:text-style-name="P9" draw:layer="layout" svg:width="0.5cm" svg:height="0.5cm" svg:x="29.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8.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34.25cm" svg:y="7.788cm">
          <draw:text-box>
            <text:p text:style-name="P1">g</text:p>
          </draw:text-box>
        </draw:frame>
        <draw:line draw:style-name="gr10" draw:text-style-name="P8" draw:layer="layout" svg:x1="26cm" svg:y1="13cm" svg:x2="24.25cm" svg:y2="13cm">
          <text:p/>
        </draw:line>
        <draw:line draw:style-name="gr10" draw:text-style-name="P8" draw:layer="layout" svg:x1="24cm" svg:y1="13.25cm" svg:x2="24.25cm" svg:y2="13cm">
          <text:p/>
        </draw:line>
        <draw:line draw:style-name="gr10" draw:text-style-name="P8" draw:layer="layout" svg:x1="24cm" svg:y1="13.25cm" svg:x2="24cm" svg:y2="17.5cm">
          <text:p/>
        </draw:line>
        <draw:custom-shape draw:style-name="gr11" draw:text-style-name="P9" draw:layer="layout" svg:width="0.5cm" svg:height="0.5cm" svg:x="25.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3.75cm" svg:y1="17.75cm" svg:x2="24cm" svg:y2="17.5cm">
          <text:p/>
        </draw:line>
        <draw:line draw:style-name="gr10" draw:text-style-name="P8" draw:layer="layout" svg:x1="23.75cm" svg:y1="17.75cm" svg:x2="21.75cm" svg:y2="17.75cm">
          <text:p/>
        </draw:line>
        <draw:line draw:style-name="gr10" draw:text-style-name="P8" draw:layer="layout" svg:x1="23.75cm" svg:y1="17.75cm" svg:x2="18.5cm" svg:y2="17.75cm">
          <text:p/>
        </draw:line>
        <draw:line draw:style-name="gr10" draw:text-style-name="P8" draw:layer="layout" svg:x1="18cm" svg:y1="18cm" svg:x2="18.5cm" svg:y2="17.75cm">
          <text:p/>
        </draw:line>
        <draw:frame draw:style-name="gr12" draw:text-style-name="P10" draw:layer="layout" svg:width="1.5cm" svg:height="1.212cm" svg:x="25.25cm" svg:y="7.787cm">
          <draw:text-box>
            <text:p text:style-name="P1">f</text:p>
          </draw:text-box>
        </draw:frame>
        <draw:frame draw:style-name="gr12" draw:text-style-name="P10" draw:layer="layout" svg:width="1.5cm" svg:height="1.212cm" svg:x="27.75cm" svg:y="7.788cm">
          <draw:text-box>
            <text:p text:style-name="P1">fg̅</text:p>
          </draw:text-box>
        </draw:frame>
        <draw:frame draw:style-name="gr12" draw:text-style-name="P10" draw:layer="layout" svg:width="1.5cm" svg:height="1.212cm" svg:x="26.25cm" svg:y="7.75cm">
          <draw:text-box>
            <text:p text:style-name="P1">g̅</text:p>
          </draw:text-box>
        </draw:frame>
        <draw:line draw:style-name="gr10" draw:text-style-name="P8" draw:layer="layout" svg:x1="28cm" svg:y1="12cm" svg:x2="30cm" svg:y2="13cm">
          <text:p/>
        </draw:line>
        <draw:line draw:style-name="gr10" draw:text-style-name="P8" draw:layer="layout" svg:x1="28cm" svg:y1="12cm" svg:x2="23cm" svg:y2="12cm">
          <text:p/>
        </draw:line>
        <draw:custom-shape draw:style-name="gr11" draw:text-style-name="P9" draw:layer="layout" svg:width="0.5cm" svg:height="0.5cm" svg:x="22.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9.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5cm" svg:height="1.212cm" svg:x="29.25cm" svg:y="7.75cm">
          <draw:text-box>
            <text:p text:style-name="P1">h̅</text:p>
          </draw:text-box>
        </draw:frame>
        <draw:frame draw:style-name="gr12" draw:text-style-name="P10" draw:layer="layout" svg:width="1.5cm" svg:height="1.212cm" svg:x="30.25cm" svg:y="7.75cm">
          <draw:text-box>
            <text:p text:style-name="P1">fg̅h̅</text:p>
          </draw:text-box>
        </draw:frame>
        <draw:frame draw:style-name="gr16" draw:text-style-name="P10" draw:layer="layout" svg:width="1.5cm" svg:height="0.962cm" svg:x="33.25cm" svg:y="7.788cm">
          <draw:text-box>
            <text:p text:style-name="P1">h̅</text:p>
          </draw:text-box>
        </draw:frame>
        <draw:frame draw:style-name="gr16" draw:text-style-name="P10" draw:layer="layout" svg:width="1.5cm" svg:height="0.962cm" svg:x="35.25cm" svg:y="7.788cm">
          <draw:text-box>
            <text:p text:style-name="P1">gh̅</text:p>
          </draw:text-box>
        </draw:frame>
        <draw:line draw:style-name="gr10" draw:text-style-name="P8" draw:layer="layout" svg:x1="31cm" svg:y1="11cm" svg:x2="41cm" svg:y2="11cm">
          <text:p/>
        </draw:line>
        <draw:custom-shape draw:style-name="gr11" draw:text-style-name="P9" draw:layer="layout" svg:width="0.5cm" svg:height="0.5cm" svg:x="44.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1cm" svg:y1="11cm" svg:x2="45cm" svg:y2="12cm">
          <text:p/>
        </draw:line>
        <draw:custom-shape draw:style-name="gr11" draw:text-style-name="P9" draw:layer="layout" svg:width="0.5cm" svg:height="0.5cm" svg:x="17.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1.7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2cm" svg:y1="11cm" svg:x2="29.5cm" svg:y2="11cm">
          <text:p/>
        </draw:line>
        <draw:line draw:style-name="gr10" draw:text-style-name="P8" draw:layer="layout" svg:x1="30.5cm" svg:y1="11.25cm" svg:x2="29.5cm" svg:y2="11cm">
          <text:p/>
        </draw:line>
        <draw:line draw:style-name="gr10" draw:text-style-name="P8" draw:layer="layout" svg:x1="30.5cm" svg:y1="11.25cm" svg:x2="34cm" svg:y2="11.25cm">
          <text:p/>
        </draw:line>
        <draw:custom-shape draw:style-name="gr11" draw:text-style-name="P9" draw:layer="layout" svg:width="0.5cm" svg:height="0.5cm" svg:x="36.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7cm" svg:y1="12cm" svg:x2="34cm" svg:y2="11.25cm">
          <text:p/>
        </draw:line>
        <draw:path draw:style-name="gr17" draw:text-style-name="P9" draw:layer="layout" svg:width="0.5cm" svg:height="0.374cm" svg:x="30.749cm" svg:y="10.75cm" svg:viewBox="0 0 501 375" svg:d="M33 375c-22-38-33-81-33-124 0-44 12-88 34-126s53-69 91-91 82-34 126-34c43 0 87 12 125 34s69 53 91 91 34 82 34 126c0 43-11 86-33 124z">
          <text:p/>
        </draw:path>
        <draw:frame draw:style-name="gr15" draw:text-style-name="P10" draw:layer="layout" svg:width="1.5cm" svg:height="0.962cm" svg:x="36.25cm" svg:y="7.788cm">
          <draw:text-box>
            <text:p text:style-name="P1">h</text:p>
          </draw:text-box>
        </draw:frame>
        <draw:frame draw:style-name="gr15" draw:text-style-name="P10" draw:layer="layout" svg:width="1.5cm" svg:height="0.962cm" svg:x="37.25cm" svg:y="7.788cm">
          <draw:text-box>
            <text:p text:style-name="P1">s̅</text:p>
          </draw:text-box>
        </draw:frame>
        <draw:custom-shape draw:style-name="gr11" draw:text-style-name="P9" draw:layer="layout" svg:width="0.5cm" svg:height="0.5cm" svg:x="37.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0.25cm" svg:y1="13cm" svg:x2="38cm" svg:y2="12cm">
          <text:p/>
        </draw:line>
        <draw:line draw:style-name="gr10" draw:text-style-name="P8" draw:layer="layout" svg:x1="40.25cm" svg:y1="13cm" svg:x2="40.25cm" svg:y2="18cm">
          <text:p/>
        </draw:line>
        <draw:custom-shape draw:style-name="gr11" draw:text-style-name="P9" draw:layer="layout" svg:width="0.5cm" svg:height="0.5cm" svg:x="34.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9.75cm" svg:y1="13.25cm" svg:x2="35cm" svg:y2="12cm">
          <text:p/>
        </draw:line>
        <draw:line draw:style-name="gr10" draw:text-style-name="P8" draw:layer="layout" svg:x1="39.75cm" svg:y1="13.25cm" svg:x2="39.75cm" svg:y2="17.75cm">
          <text:p/>
        </draw:line>
        <draw:path draw:style-name="gr17" draw:text-style-name="P9" draw:layer="layout" svg:width="0.5cm" svg:height="0.374cm" svg:x="33.75cm" svg:y="12.75cm" svg:viewBox="0 0 501 375" svg:d="M33 375c-22-38-33-81-33-124 0-44 12-88 34-126s53-69 91-91 82-34 126-34c43 0 87 12 125 34s69 53 91 91 34 82 34 126c0 43-11 86-33 124z">
          <text:p/>
        </draw:path>
        <draw:path draw:style-name="gr17" draw:text-style-name="P9" draw:layer="layout" svg:width="0.5cm" svg:height="0.374cm" svg:x="34.75cm" svg:y="12.75cm" svg:viewBox="0 0 501 375" svg:d="M33 375c-22-38-33-81-33-124 0-44 12-88 34-126s53-69 91-91 82-34 126-34c43 0 87 12 125 34s69 53 91 91 34 82 34 126c0 43-11 86-33 124z">
          <text:p/>
        </draw:path>
        <draw:line draw:style-name="gr10" draw:text-style-name="P8" draw:layer="layout" svg:x1="32.25cm" svg:y1="13.25cm" svg:x2="35.5cm" svg:y2="13.25cm">
          <text:p/>
        </draw:line>
        <draw:line draw:style-name="gr10" draw:text-style-name="P8" draw:layer="layout" svg:x1="36cm" svg:y1="13cm" svg:x2="35.5cm" svg:y2="13.25cm">
          <text:p/>
        </draw:line>
        <draw:custom-shape draw:style-name="gr11" draw:text-style-name="P9" draw:layer="layout" svg:width="0.5cm" svg:height="0.5cm" svg:x="35.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2.25cm" svg:y1="13.25cm" svg:x2="32cm" svg:y2="13.5cm">
          <text:p/>
        </draw:line>
        <draw:line draw:style-name="gr10" draw:text-style-name="P8" draw:layer="layout" svg:x1="32cm" svg:y1="17.75cm" svg:x2="32cm" svg:y2="13.5cm">
          <text:p/>
        </draw:line>
        <draw:g>
          <draw:g>
            <draw:custom-shape draw:style-name="gr2" draw:text-style-name="P2" draw:layer="layout" svg:width="7cm" svg:height="4cm" svg:x="40.5cm" svg:y="13.5cm">
              <text:p/>
              <draw:enhanced-geometry svg:viewBox="0 0 21600 21600" draw:type="rectangle" draw:enhanced-path="M 0 0 L 21600 0 21600 21600 0 21600 0 0 Z N"/>
            </draw:custom-shape>
            <draw:path draw:style-name="gr3" draw:text-style-name="P3" draw:layer="layout" svg:width="0.553cm" svg:height="1.106cm" svg:x="40.5cm" svg:y="14.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40.5cm" svg:y="15cm">
            <draw:text-box>
              <text:p text:style-name="P4"><text:span text:style-name="T1">74HC32 (OR)</text:span></text:p>
            </draw:text-box>
          </draw:frame>
          <draw:g>
            <draw:line draw:style-name="gr7" draw:text-style-name="P8" draw:layer="layout" svg:x1="43cm" svg:y1="14cm" svg:x2="43cm" svg:y2="14.625cm">
              <text:p/>
            </draw:line>
            <draw:line draw:style-name="gr7" draw:text-style-name="P8" draw:layer="layout" svg:x1="42cm" svg:y1="14cm" svg:x2="42cm" svg:y2="14.875cm">
              <text:p/>
            </draw:line>
            <draw:line draw:style-name="gr7" draw:text-style-name="P8" draw:layer="layout" svg:x1="44cm" svg:y1="14cm" svg:x2="44cm" svg:y2="14.75cm">
              <text:p/>
            </draw:line>
            <draw:path draw:style-name="gr9" draw:text-style-name="P2" draw:layer="layout" svg:width="0.493cm" svg:height="0.499cm" svg:x="43.25cm" svg:y="14.5cm" svg:viewBox="0 0 494 500" svg:d="M80 249c0-77-22-152-62-219-6-8-11-17-17-25 26-3 52-5 79-5 74 0 147 14 211 42 64 27 117 67 155 114 22 29 39 61 48 94-9 33-26 65-48 94-38 47-91 87-155 114-64 28-137 42-211 42-27 0-54-2-80-6 6-8 12-17 18-26 40-67 62-142 62-219z">
              <text:p/>
            </draw:path>
            <draw:path draw:style-name="gr8" draw:text-style-name="P3" draw:layer="layout" svg:width="0.364cm" svg:height="0.105cm" svg:x="42.947cm" svg:y="14.572cm" svg:viewBox="0 0 365 106" svg:d="M365 106h-312c-9 0-18-2-26-7-9-5-15-11-20-19-5-9-7-18-7-27s2-18 7-26c5-9 11-15 20-20 8-5 17-7 26-7h312z">
              <text:p/>
            </draw:path>
            <draw:path draw:style-name="gr8" draw:text-style-name="P3" draw:layer="layout" svg:width="1.364cm" svg:height="0.105cm" svg:x="41.947cm" svg:y="14.822cm" svg:viewBox="0 0 1365 106" svg:d="M1365 106h-1312c-9 0-18-2-26-7-9-5-15-11-20-19-5-9-7-18-7-27s2-18 7-26c5-9 11-15 20-20 8-5 17-7 26-7h1312z">
              <text:p/>
            </draw:path>
            <draw:path draw:style-name="gr8" draw:text-style-name="P3" draw:layer="layout" svg:width="0.302cm" svg:height="0.106cm" svg:x="43.75cm" svg:y="14.696cm" svg:viewBox="0 0 303 107" svg:d="M0 1l250-1c9 0 18 2 26 7s15 11 20 19c4 8 7 18 7 27s-2 18-7 26-11 15-19 20c-8 4-18 7-27 7l-250 1z">
              <text:p/>
            </draw:path>
          </draw:g>
          <draw:g>
            <draw:line draw:style-name="gr7" draw:text-style-name="P8" draw:layer="layout" svg:x1="45.99cm" svg:y1="14cm" svg:x2="45.99cm" svg:y2="14.625cm">
              <text:p/>
            </draw:line>
            <draw:line draw:style-name="gr7" draw:text-style-name="P8" draw:layer="layout" svg:x1="44.99cm" svg:y1="14cm" svg:x2="44.99cm" svg:y2="14.875cm">
              <text:p/>
            </draw:line>
            <draw:line draw:style-name="gr7" draw:text-style-name="P8" draw:layer="layout" svg:x1="46.99cm" svg:y1="14cm" svg:x2="46.99cm" svg:y2="14.75cm">
              <text:p/>
            </draw:line>
            <draw:path draw:style-name="gr9" draw:text-style-name="P2" draw:layer="layout" svg:width="0.493cm" svg:height="0.499cm" svg:x="46.24cm" svg:y="14.5cm" svg:viewBox="0 0 494 500" svg:d="M80 249c0-77-22-152-62-219-6-8-11-17-17-25 26-3 52-5 79-5 74 0 147 14 211 42 64 27 117 67 155 114 22 29 39 61 48 94-9 33-26 65-48 94-38 47-91 87-155 114-64 28-137 42-211 42-27 0-54-2-80-6 6-8 12-17 18-26 40-67 62-142 62-219z">
              <text:p/>
            </draw:path>
            <draw:path draw:style-name="gr8" draw:text-style-name="P3" draw:layer="layout" svg:width="0.364cm" svg:height="0.105cm" svg:x="45.937cm" svg:y="14.572cm" svg:viewBox="0 0 365 106" svg:d="M365 106h-312c-9 0-18-2-26-7-9-5-15-11-20-19-5-9-7-18-7-27s2-18 7-26c5-9 11-15 20-20 8-5 17-7 26-7h312z">
              <text:p/>
            </draw:path>
            <draw:path draw:style-name="gr8" draw:text-style-name="P3" draw:layer="layout" svg:width="1.364cm" svg:height="0.105cm" svg:x="44.937cm" svg:y="14.822cm" svg:viewBox="0 0 1365 106" svg:d="M1365 106h-1312c-9 0-18-2-26-7-9-5-15-11-20-19-5-9-7-18-7-27s2-18 7-26c5-9 11-15 20-20 8-5 17-7 26-7h1312z">
              <text:p/>
            </draw:path>
            <draw:path draw:style-name="gr8" draw:text-style-name="P3" draw:layer="layout" svg:width="0.302cm" svg:height="0.106cm" svg:x="46.74cm" svg:y="14.696cm" svg:viewBox="0 0 303 107" svg:d="M0 1l250-1c9 0 18 2 26 7s15 11 20 19c4 8 7 18 7 27s-2 18-7 26-11 15-19 20c-8 4-18 7-27 7l-250 1z">
              <text:p/>
            </draw:path>
          </draw:g>
          <draw:g>
            <draw:line draw:style-name="gr7" draw:text-style-name="P8" draw:layer="layout" svg:x1="41.99cm" svg:y1="17cm" svg:x2="41.99cm" svg:y2="16.375cm">
              <text:p/>
            </draw:line>
            <draw:line draw:style-name="gr7" draw:text-style-name="P8" draw:layer="layout" svg:x1="40.99cm" svg:y1="17cm" svg:x2="40.99cm" svg:y2="16.125cm">
              <text:p/>
            </draw:line>
            <draw:line draw:style-name="gr7" draw:text-style-name="P8" draw:layer="layout" svg:x1="42.99cm" svg:y1="17cm" svg:x2="42.99cm" svg:y2="16.25cm">
              <text:p/>
            </draw:line>
            <draw:path draw:style-name="gr9" draw:text-style-name="P2" draw:layer="layout" svg:width="0.493cm" svg:height="0.499cm" draw:transform="rotate (-3.14159265358979) translate (42.7335848690297cm 16.5cm)" svg:viewBox="0 0 494 500" svg:d="M414 249c0-77 21-152 62-219 5-8 11-17 16-25-25-3-52-5-78-5-74 0-147 14-211 42-65 27-118 67-155 114-23 29-39 61-48 94 9 33 25 65 48 94 37 47 90 87 155 114 64 28 137 42 211 42 27 0 53-2 80-6-6-8-12-17-18-26-41-67-62-142-62-219z">
              <text:p/>
            </draw:path>
            <draw:path draw:style-name="gr8" draw:text-style-name="P3" draw:layer="layout" svg:width="0.364cm" svg:height="0.105cm" draw:transform="rotate (-3.14159265358979) translate (42.302cm 16.428cm)" svg:viewBox="0 0 365 106" svg:d="M0 106h312c9 0 18-2 27-7 8-5 14-11 19-19 5-9 7-18 7-27s-2-18-7-26c-5-9-11-15-19-20-9-5-18-7-27-7h-312z">
              <text:p/>
            </draw:path>
            <draw:path draw:style-name="gr8" draw:text-style-name="P3" draw:layer="layout" svg:width="1.364cm" svg:height="0.105cm" draw:transform="rotate (-3.14159265358979) translate (42.302cm 16.178cm)" svg:viewBox="0 0 1365 106" svg:d="M0 106h1312c9 0 18-2 27-7 8-5 14-11 19-19 5-9 7-18 7-27s-2-18-7-26c-5-9-11-15-19-20-9-5-18-7-27-7h-1312z">
              <text:p/>
            </draw:path>
            <draw:path draw:style-name="gr8" draw:text-style-name="P3" draw:layer="layout" svg:width="0.302cm" svg:height="0.106cm" draw:transform="rotate (-3.14159265358979) translate (43.0430000000716cm 16.3040000000716cm)" svg:viewBox="0 0 303 107" svg:d="M303 1l-250-1c-9 0-18 2-26 7s-15 11-20 19c-4 8-7 18-7 27s2 18 7 26 11 15 19 20c8 4 18 7 27 7l250 1z">
              <text:p/>
            </draw:path>
          </draw:g>
          <draw:g>
            <draw:line draw:style-name="gr7" draw:text-style-name="P8" draw:layer="layout" svg:x1="44.99cm" svg:y1="17cm" svg:x2="44.99cm" svg:y2="16.375cm">
              <text:p/>
            </draw:line>
            <draw:line draw:style-name="gr7" draw:text-style-name="P8" draw:layer="layout" svg:x1="43.99cm" svg:y1="17cm" svg:x2="43.99cm" svg:y2="16.125cm">
              <text:p/>
            </draw:line>
            <draw:line draw:style-name="gr7" draw:text-style-name="P8" draw:layer="layout" svg:x1="45.99cm" svg:y1="17cm" svg:x2="45.99cm" svg:y2="16.25cm">
              <text:p/>
            </draw:line>
            <draw:path draw:style-name="gr9" draw:text-style-name="P2" draw:layer="layout" svg:width="0.493cm" svg:height="0.499cm" draw:transform="rotate (-3.14159265358979) translate (45.7335848690297cm 16.5cm)" svg:viewBox="0 0 494 500" svg:d="M414 249c0-77 21-152 62-219 5-8 11-17 16-25-25-3-52-5-78-5-74 0-147 14-211 42-65 27-118 67-155 114-23 29-39 61-48 94 9 33 25 65 48 94 37 47 90 87 155 114 64 28 137 42 211 42 27 0 53-2 80-6-6-8-12-17-18-26-41-67-62-142-62-219z">
              <text:p/>
            </draw:path>
            <draw:path draw:style-name="gr8" draw:text-style-name="P3" draw:layer="layout" svg:width="0.364cm" svg:height="0.105cm" draw:transform="rotate (-3.14159265358979) translate (45.302cm 16.428cm)" svg:viewBox="0 0 365 106" svg:d="M0 106h312c9 0 18-2 27-7 8-5 14-11 19-19 5-9 7-18 7-27s-2-18-7-26c-5-9-11-15-19-20-9-5-18-7-27-7h-312z">
              <text:p/>
            </draw:path>
            <draw:path draw:style-name="gr8" draw:text-style-name="P3" draw:layer="layout" svg:width="1.364cm" svg:height="0.105cm" draw:transform="rotate (-3.14159265358979) translate (45.302cm 16.178cm)" svg:viewBox="0 0 1365 106" svg:d="M0 106h1312c9 0 18-2 27-7 8-5 14-11 19-19 5-9 7-18 7-27s-2-18-7-26c-5-9-11-15-19-20-9-5-18-7-27-7h-1312z">
              <text:p/>
            </draw:path>
            <draw:path draw:style-name="gr8" draw:text-style-name="P3" draw:layer="layout" svg:width="0.302cm" svg:height="0.106cm" draw:transform="rotate (-3.14159265358979) translate (46.0430000000716cm 16.3040000000716cm)" svg:viewBox="0 0 303 107" svg:d="M303 1l-250-1c-9 0-18 2-26 7s-15 11-20 19c-4 8-7 18-7 27s2 18 7 26 11 15 19 20c8 4 18 7 27 7l250 1z">
              <text:p/>
            </draw:path>
          </draw:g>
        </draw:g>
        <draw:custom-shape draw:style-name="gr11" draw:text-style-name="P9" draw:layer="layout" svg:width="0.5cm" svg:height="0.5cm" svg:x="38.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7.75cm" svg:y1="13cm" svg:x2="39cm" svg:y2="12cm">
          <text:p/>
        </draw:line>
        <draw:frame draw:style-name="gr15" draw:text-style-name="P10" draw:layer="layout" svg:width="1.5cm" svg:height="0.962cm" svg:x="38.25cm" svg:y="7.75cm">
          <draw:text-box>
            <text:p text:style-name="P1">hs̅</text:p>
          </draw:text-box>
        </draw:frame>
        <draw:line draw:style-name="gr10" draw:text-style-name="P8" draw:layer="layout" svg:x1="47.75cm" svg:y1="13cm" svg:x2="48cm" svg:y2="13.25cm">
          <text:p/>
        </draw:line>
        <draw:line draw:style-name="gr10" draw:text-style-name="P8" draw:layer="layout" svg:x1="48cm" svg:y1="13.25cm" svg:x2="48cm" svg:y2="17.75cm">
          <text:p/>
        </draw:line>
        <draw:line draw:style-name="gr10" draw:text-style-name="P8" draw:layer="layout" svg:x1="47.75cm" svg:y1="18cm" svg:x2="48cm" svg:y2="17.75cm">
          <text:p/>
        </draw:line>
        <draw:line draw:style-name="gr10" draw:text-style-name="P8" draw:layer="layout" svg:x1="47.75cm" svg:y1="18cm" svg:x2="45cm" svg:y2="18cm">
          <text:p/>
        </draw:line>
        <draw:custom-shape draw:style-name="gr11" draw:text-style-name="P9" draw:layer="layout" svg:width="0.5cm" svg:height="0.5cm" svg:x="44.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44.25cm" svg:y="22.5cm">
          <draw:text-box>
            <text:p text:style-name="P1">hs̅</text:p>
          </draw:text-box>
        </draw:frame>
        <draw:custom-shape draw:style-name="gr11" draw:text-style-name="P9" draw:layer="layout" svg:width="0.5cm" svg:height="0.5cm" svg:x="45.75cm" svg:y="1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8.25cm" svg:y1="12cm" svg:x2="46cm" svg:y2="12cm">
          <text:p/>
        </draw:line>
        <draw:line draw:style-name="gr10" draw:text-style-name="P8" draw:layer="layout" svg:x1="48.25cm" svg:y1="12cm" svg:x2="48.5cm" svg:y2="12.25cm">
          <text:p/>
        </draw:line>
        <draw:line draw:style-name="gr10" draw:text-style-name="P8" draw:layer="layout" svg:x1="48.5cm" svg:y1="12.25cm" svg:x2="48.5cm" svg:y2="19.75cm">
          <text:p/>
        </draw:line>
        <draw:line draw:style-name="gr10" draw:text-style-name="P8" draw:layer="layout" svg:x1="48.25cm" svg:y1="20cm" svg:x2="48.5cm" svg:y2="19.75cm">
          <text:p/>
        </draw:line>
        <draw:line draw:style-name="gr10" draw:text-style-name="P8" draw:layer="layout" svg:x1="48.25cm" svg:y1="20cm" svg:x2="43cm" svg:y2="20cm">
          <text:p/>
        </draw:line>
        <draw:custom-shape draw:style-name="gr11" draw:text-style-name="P9" draw:layer="layout" svg:width="0.5cm" svg:height="0.5cm" svg:x="42.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5cm" svg:height="1.212cm" svg:x="44.25cm" svg:y="7.788cm">
          <draw:text-box>
            <text:p text:style-name="P1">fg̅h̅</text:p>
          </draw:text-box>
        </draw:frame>
        <draw:frame draw:style-name="gr13" draw:text-style-name="P10" draw:layer="layout" svg:width="1.5cm" svg:height="1.25cm" svg:x="45.357cm" svg:y="7.77cm">
          <draw:text-box>
            <text:p text:style-name="P1">v<text:span text:style-name="T2">1</text:span></text:p>
          </draw:text-box>
        </draw:frame>
        <draw:custom-shape draw:style-name="gr11" draw:text-style-name="P9" draw:layer="layout" svg:width="0.5cm" svg:height="0.5cm" svg:x="46.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2" draw:text-style-name="P10" draw:layer="layout" svg:width="1.5cm" svg:height="1.212cm" svg:x="46.25cm" svg:y="7.75cm">
          <draw:text-box>
            <text:p text:style-name="P1">f‘</text:p>
          </draw:text-box>
        </draw:frame>
        <draw:line draw:style-name="gr10" draw:text-style-name="P8" draw:layer="layout" svg:x1="47cm" svg:y1="10cm" svg:x2="46.5cm" svg:y2="10.5cm">
          <text:p/>
        </draw:line>
        <draw:line draw:style-name="gr10" draw:text-style-name="P8" draw:layer="layout" svg:x1="7.25cm" svg:y1="10.5cm" svg:x2="46.5cm" svg:y2="10.5cm">
          <text:p/>
        </draw:line>
        <draw:custom-shape draw:style-name="gr11" draw:text-style-name="P9" draw:layer="layout" svg:width="0.5cm" svg:height="0.5cm" svg:x="12.75cm" svg:y="1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3cm" svg:y1="13cm" svg:x2="8.25cm" svg:y2="13cm">
          <text:p/>
        </draw:line>
        <draw:line draw:style-name="gr10" draw:text-style-name="P8" draw:layer="layout" svg:x1="8cm" svg:y1="13.25cm" svg:x2="8.25cm" svg:y2="13cm">
          <text:p/>
        </draw:line>
        <draw:line draw:style-name="gr10" draw:text-style-name="P8" draw:layer="layout" svg:x1="8cm" svg:y1="13.25cm" svg:x2="8cm" svg:y2="17.75cm">
          <text:p/>
        </draw:line>
        <draw:line draw:style-name="gr10" draw:text-style-name="P8" draw:layer="layout" svg:x1="8.25cm" svg:y1="18cm" svg:x2="8cm" svg:y2="17.75cm">
          <text:p/>
        </draw:line>
        <draw:line draw:style-name="gr10" draw:text-style-name="P8" draw:layer="layout" svg:x1="8.25cm" svg:y1="18cm" svg:x2="11cm" svg:y2="18cm">
          <text:p/>
        </draw:line>
        <draw:custom-shape draw:style-name="gr11" draw:text-style-name="P9" draw:layer="layout" svg:width="0.5cm" svg:height="0.5cm" svg:x="10.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7.25cm" svg:y1="10.5cm" svg:x2="7cm" svg:y2="10.75cm">
          <text:p/>
        </draw:line>
        <draw:line draw:style-name="gr10" draw:text-style-name="P8" draw:layer="layout" svg:x1="7cm" svg:y1="19.75cm" svg:x2="7cm" svg:y2="10.75cm">
          <text:p/>
        </draw:line>
        <draw:line draw:style-name="gr10" draw:text-style-name="P8" draw:layer="layout" svg:x1="7cm" svg:y1="19.75cm" svg:x2="7.25cm" svg:y2="20cm">
          <text:p/>
        </draw:line>
        <draw:line draw:style-name="gr10" draw:text-style-name="P8" draw:layer="layout" svg:x1="10cm" svg:y1="20cm" svg:x2="7.25cm" svg:y2="20cm">
          <text:p/>
        </draw:line>
        <draw:custom-shape draw:style-name="gr11" draw:text-style-name="P9" draw:layer="layout" svg:width="0.5cm" svg:height="0.5cm" svg:x="9.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9.25cm" svg:y="22.538cm">
          <draw:text-box>
            <text:p text:style-name="P1">f‘</text:p>
          </draw:text-box>
        </draw:frame>
        <draw:frame draw:style-name="gr15" draw:text-style-name="P10" draw:layer="layout" svg:width="1.5cm" svg:height="0.962cm" svg:x="10.25cm" svg:y="22.538cm">
          <draw:text-box>
            <text:p text:style-name="P1">clk</text:p>
          </draw:text-box>
        </draw:frame>
        <draw:frame draw:style-name="gr15" draw:text-style-name="P10" draw:layer="layout" svg:width="1.5cm" svg:height="0.962cm" svg:x="12.25cm" svg:y="22.5cm">
          <draw:text-box>
            <text:p text:style-name="P1">f</text:p>
          </draw:text-box>
        </draw:frame>
        <draw:frame draw:style-name="gr15" draw:text-style-name="P13" draw:layer="layout" svg:width="1.5cm" svg:height="0.962cm" svg:x="13.25cm" svg:y="22.5cm">
          <draw:text-box>
            <text:p text:style-name="P12"><text:span text:style-name="T4">f̅</text:span></text:p>
          </draw:text-box>
        </draw:frame>
        <draw:custom-shape draw:style-name="gr11" draw:text-style-name="P9" draw:layer="layout" svg:width="0.5cm" svg:height="0.5cm" svg:x="10.75cm" svg:y="1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1cm" svg:y1="11cm" svg:x2="10cm" svg:y2="12cm">
          <text:p/>
        </draw:line>
        <draw:line draw:style-name="gr10" draw:text-style-name="P8" draw:layer="layout" svg:x1="7.75cm" svg:y1="12cm" svg:x2="10cm" svg:y2="12cm">
          <text:p/>
        </draw:line>
        <draw:line draw:style-name="gr10" draw:text-style-name="P8" draw:layer="layout" svg:x1="7.75cm" svg:y1="12cm" svg:x2="7.5cm" svg:y2="12.25cm">
          <text:p/>
        </draw:line>
        <draw:line draw:style-name="gr10" draw:text-style-name="P8" draw:layer="layout" svg:x1="7.5cm" svg:y1="12.25cm" svg:x2="7.5cm" svg:y2="19.25cm">
          <text:p/>
        </draw:line>
        <draw:line draw:style-name="gr10" draw:text-style-name="P8" draw:layer="layout" svg:x1="7.75cm" svg:y1="19.5cm" svg:x2="7.5cm" svg:y2="19.25cm">
          <text:p/>
        </draw:line>
        <draw:line draw:style-name="gr10" draw:text-style-name="P8" draw:layer="layout" svg:x1="7.75cm" svg:y1="19.5cm" svg:x2="10.5cm" svg:y2="19.5cm">
          <text:p/>
        </draw:line>
        <draw:line draw:style-name="gr10" draw:text-style-name="P8" draw:layer="layout" svg:x1="11.5cm" svg:y1="20.5cm" svg:x2="10.5cm" svg:y2="19.5cm">
          <text:p/>
        </draw:line>
        <draw:line draw:style-name="gr10" draw:text-style-name="P8" draw:layer="layout" svg:x1="11.5cm" svg:y1="20.5cm" svg:x2="45.5cm" svg:y2="20.5cm">
          <text:p/>
        </draw:line>
        <draw:line draw:style-name="gr10" draw:text-style-name="P8" draw:layer="layout" svg:x1="46cm" svg:y1="21cm" svg:x2="45.5cm" svg:y2="20.5cm">
          <text:p/>
        </draw:line>
        <draw:custom-shape draw:style-name="gr11" draw:text-style-name="P9" draw:layer="layout" svg:width="0.5cm" svg:height="0.5cm" svg:x="45.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45.25cm" svg:y="22.5cm">
          <draw:text-box>
            <text:p text:style-name="P1">g‘</text:p>
          </draw:text-box>
        </draw:frame>
        <draw:custom-shape draw:style-name="gr11" draw:text-style-name="P9" draw:layer="layout" svg:width="0.5cm" svg:height="0.5cm" svg:x="12.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6.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3.25cm" svg:y1="18cm" svg:x2="17cm" svg:y2="18cm">
          <text:p/>
        </draw:line>
        <draw:frame draw:style-name="gr15" draw:text-style-name="P10" draw:layer="layout" svg:width="1.5cm" svg:height="0.962cm" svg:x="16.75cm" svg:y="22.5cm">
          <draw:text-box>
            <text:p text:style-name="P1">f</text:p>
          </draw:text-box>
        </draw:frame>
        <draw:frame draw:style-name="gr15" draw:text-style-name="P10" draw:layer="layout" svg:width="1.5cm" svg:height="0.962cm" svg:x="18.25cm" svg:y="22.5cm">
          <draw:text-box>
            <text:p text:style-name="P1">f̅</text:p>
          </draw:text-box>
        </draw:frame>
        <draw:custom-shape draw:style-name="gr11" draw:text-style-name="P9" draw:layer="layout" svg:width="0.5cm" svg:height="0.5cm" svg:x="16.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7.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7cm" svg:y1="21cm" svg:x2="18cm" svg:y2="21cm">
          <text:p/>
        </draw:line>
        <draw:frame draw:style-name="gr18" draw:text-style-name="P10" draw:layer="layout" svg:width="1.5cm" svg:height="0.962cm" svg:x="19.75cm" svg:y="22.538cm">
          <draw:text-box>
            <text:p text:style-name="P1">s</text:p>
          </draw:text-box>
        </draw:frame>
        <draw:frame draw:style-name="gr15" draw:text-style-name="P10" draw:layer="layout" svg:width="1.5cm" svg:height="0.962cm" svg:x="21.25cm" svg:y="22.538cm">
          <draw:text-box>
            <text:p text:style-name="P1">s̅</text:p>
          </draw:text-box>
        </draw:frame>
        <draw:path draw:style-name="gr19" draw:text-style-name="P9" draw:layer="layout" svg:width="0.5cm" svg:height="0.374cm" draw:transform="rotate (-3.14159265358979) translate (20.251cm 18.25cm)" svg:viewBox="0 0 501 375" svg:d="M468 375c22-38 33-81 33-124 0-44-12-88-34-126s-53-69-91-91-82-34-125-34c-44 0-88 12-126 34s-69 53-91 91-34 82-34 126c0 43 11 86 33 124z">
          <text:p text:style-name="P1"/>
        </draw:path>
        <draw:path draw:style-name="gr19" draw:text-style-name="P9" draw:layer="layout" svg:width="0.5cm" svg:height="0.374cm" draw:transform="rotate (-3.14159265358979) translate (21.25cm 18.25cm)" svg:viewBox="0 0 501 375" svg:d="M468 375c22-38 33-81 33-124 0-44-12-88-34-126s-53-69-91-91-82-34-125-34c-44 0-88 12-126 34s-69 53-91 91-34 82-34 126c0 43 11 86 33 124z">
          <text:p/>
        </draw:path>
        <draw:line draw:style-name="gr10" draw:text-style-name="P8" draw:layer="layout" svg:x1="21cm" svg:y1="18cm" svg:x2="20cm" svg:y2="18cm">
          <text:p/>
        </draw:line>
        <draw:custom-shape draw:style-name="gr11" draw:text-style-name="P9" draw:layer="layout" svg:width="0.5cm" svg:height="0.5cm" svg:x="17.75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8.5cm" svg:y1="18.5cm" svg:x2="18cm" svg:y2="19cm">
          <text:p/>
        </draw:line>
        <draw:line draw:style-name="gr10" draw:text-style-name="P8" draw:layer="layout" svg:x1="18.5cm" svg:y1="18.5cm" svg:x2="25.5cm" svg:y2="18.5cm">
          <text:p/>
        </draw:line>
        <draw:line draw:style-name="gr10" draw:text-style-name="P8" draw:layer="layout" svg:x1="26cm" svg:y1="18cm" svg:x2="25.5cm" svg:y2="18.5cm">
          <text:p/>
        </draw:line>
        <draw:custom-shape draw:style-name="gr11" draw:text-style-name="P9" draw:layer="layout" svg:width="0.5cm" svg:height="0.5cm" svg:x="25.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4.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5cm" svg:y1="18cm" svg:x2="22cm" svg:y2="18cm">
          <text:p/>
        </draw:line>
        <draw:path draw:style-name="gr19" draw:text-style-name="P9" draw:layer="layout" svg:width="0.5cm" svg:height="0.374cm" draw:transform="rotate (-3.14159265358979) translate (22.25cm 18.25cm)" svg:viewBox="0 0 501 375" svg:d="M468 375c22-38 33-81 33-124 0-44-12-88-34-126s-53-69-91-91-82-34-125-34c-44 0-88 12-126 34s-69 53-91 91-34 82-34 126c0 43 11 86 33 124z">
          <text:p/>
        </draw:path>
        <draw:frame draw:style-name="gr15" draw:text-style-name="P10" draw:layer="layout" svg:width="1.5cm" svg:height="0.962cm" svg:x="24.25cm" svg:y="22.5cm">
          <draw:text-box>
            <text:p text:style-name="P1">s̅</text:p>
          </draw:text-box>
        </draw:frame>
        <draw:frame draw:style-name="gr15" draw:text-style-name="P10" draw:layer="layout" svg:width="1.5cm" svg:height="0.962cm" svg:x="25.25cm" svg:y="22.538cm">
          <draw:text-box>
            <text:p text:style-name="P1">f</text:p>
          </draw:text-box>
        </draw:frame>
        <draw:custom-shape draw:style-name="gr11" draw:text-style-name="P9" draw:layer="layout" svg:width="0.5cm" svg:height="0.5cm" svg:x="18.75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9.5cm" svg:y1="19.5cm" svg:x2="19cm" svg:y2="19cm">
          <text:p/>
        </draw:line>
        <draw:line draw:style-name="gr10" draw:text-style-name="P8" draw:layer="layout" svg:x1="19.5cm" svg:y1="19.5cm" svg:x2="25.5cm" svg:y2="19.5cm">
          <text:p/>
        </draw:line>
        <draw:line draw:style-name="gr10" draw:text-style-name="P8" draw:layer="layout" svg:x1="29cm" svg:y1="18cm" svg:x2="25.5cm" svg:y2="19.5cm">
          <text:p/>
        </draw:line>
        <draw:custom-shape draw:style-name="gr11" draw:text-style-name="P9" draw:layer="layout" svg:width="0.5cm" svg:height="0.5cm" svg:x="28.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7.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8cm" svg:y1="18cm" svg:x2="25.5cm" svg:y2="19cm">
          <text:p/>
        </draw:line>
        <draw:line draw:style-name="gr10" draw:text-style-name="P8" draw:layer="layout" svg:x1="20cm" svg:y1="19cm" svg:x2="25.5cm" svg:y2="19cm">
          <text:p/>
        </draw:line>
        <draw:custom-shape draw:style-name="gr11" draw:text-style-name="P9" draw:layer="layout" svg:width="0.5cm" svg:height="0.5cm" svg:x="19.75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4.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6.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6.75cm" svg:y1="19.5cm" svg:x2="25cm" svg:y2="20cm">
          <text:p/>
        </draw:line>
        <draw:line draw:style-name="gr10" draw:text-style-name="P8" draw:layer="layout" svg:x1="26.75cm" svg:y1="19.5cm" svg:x2="31cm" svg:y2="19.5cm">
          <text:p/>
        </draw:line>
        <draw:line draw:style-name="gr10" draw:text-style-name="P8" draw:layer="layout" svg:x1="27cm" svg:y1="20cm" svg:x2="34cm" svg:y2="20cm">
          <text:p/>
        </draw:line>
        <draw:frame draw:style-name="gr15" draw:text-style-name="P10" draw:layer="layout" svg:width="1.5cm" svg:height="0.962cm" svg:x="26.25cm" svg:y="22.5cm">
          <draw:text-box>
            <text:p text:style-name="P1">s̅f</text:p>
          </draw:text-box>
        </draw:frame>
        <draw:custom-shape draw:style-name="gr11" draw:text-style-name="P9" draw:layer="layout" svg:width="0.5cm" svg:height="0.5cm" svg:x="35.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1cm" svg:y1="19.5cm" svg:x2="36cm" svg:y2="18cm">
          <text:p/>
        </draw:line>
        <draw:frame draw:style-name="gr15" draw:text-style-name="P10" draw:layer="layout" svg:width="1.5cm" svg:height="0.962cm" svg:x="35.25cm" svg:y="22.5cm">
          <draw:text-box>
            <text:p text:style-name="P1">s̅</text:p>
          </draw:text-box>
        </draw:frame>
        <draw:custom-shape draw:style-name="gr11" draw:text-style-name="P9" draw:layer="layout" svg:width="0.5cm" svg:height="0.5cm" svg:x="32.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3.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5.75cm" svg:y="1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6.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4.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9.5cm" svg:y1="18cm" svg:x2="39.75cm" svg:y2="17.75cm">
          <text:p/>
        </draw:line>
        <draw:line draw:style-name="gr10" draw:text-style-name="P8" draw:layer="layout" svg:x1="39.5cm" svg:y1="18cm" svg:x2="37cm" svg:y2="18cm">
          <text:p/>
        </draw:line>
        <draw:line draw:style-name="gr10" draw:text-style-name="P8" draw:layer="layout" svg:x1="40cm" svg:y1="18.25cm" svg:x2="40.25cm" svg:y2="18cm">
          <text:p/>
        </draw:line>
        <draw:line draw:style-name="gr10" draw:text-style-name="P8" draw:layer="layout" svg:x1="40cm" svg:y1="18.25cm" svg:x2="36cm" svg:y2="19cm">
          <text:p/>
        </draw:line>
        <draw:line draw:style-name="gr10" draw:text-style-name="P8" draw:layer="layout" svg:x1="32cm" svg:y1="17.75cm" svg:x2="32.25cm" svg:y2="18cm">
          <text:p/>
        </draw:line>
        <draw:line draw:style-name="gr10" draw:text-style-name="P8" draw:layer="layout" svg:x1="33cm" svg:y1="18cm" svg:x2="32.25cm" svg:y2="18cm">
          <text:p/>
        </draw:line>
        <draw:custom-shape draw:style-name="gr11" draw:text-style-name="P9" draw:layer="layout" svg:width="0.5cm" svg:height="0.5cm" svg:x="29.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27.25cm" svg:y="22.538cm">
          <draw:text-box>
            <text:p text:style-name="P1">s</text:p>
          </draw:text-box>
        </draw:frame>
        <draw:frame draw:style-name="gr15" draw:text-style-name="P10" draw:layer="layout" svg:width="1.5cm" svg:height="0.962cm" svg:x="28.25cm" svg:y="22.5cm">
          <draw:text-box>
            <text:p text:style-name="P1">f̅</text:p>
          </draw:text-box>
        </draw:frame>
        <draw:frame draw:style-name="gr15" draw:text-style-name="P10" draw:layer="layout" svg:width="1.5cm" svg:height="0.962cm" svg:x="29.25cm" svg:y="22.5cm">
          <draw:text-box>
            <text:p text:style-name="P1">sf̅</text:p>
          </draw:text-box>
        </draw:frame>
        <draw:line draw:style-name="gr10" draw:text-style-name="P8" draw:layer="layout" svg:x1="30cm" svg:y1="18cm" svg:x2="30.5cm" svg:y2="18.5cm">
          <text:p/>
        </draw:line>
        <draw:line draw:style-name="gr10" draw:text-style-name="P8" draw:layer="layout" svg:x1="33.5cm" svg:y1="18.5cm" svg:x2="30.5cm" svg:y2="18.5cm">
          <text:p/>
        </draw:line>
        <draw:line draw:style-name="gr10" draw:text-style-name="P8" draw:layer="layout" svg:x1="33.5cm" svg:y1="18.5cm" svg:x2="34cm" svg:y2="18cm">
          <text:p/>
        </draw:line>
        <draw:frame draw:style-name="gr16" draw:text-style-name="P10" draw:layer="layout" svg:width="1.5cm" svg:height="0.962cm" svg:x="32.25cm" svg:y="22.5cm">
          <draw:text-box>
            <text:p text:style-name="P1">gh̅</text:p>
          </draw:text-box>
        </draw:frame>
        <draw:frame draw:style-name="gr15" draw:text-style-name="P10" draw:layer="layout" svg:width="1.5cm" svg:height="0.962cm" svg:x="33.25cm" svg:y="22.538cm">
          <draw:text-box>
            <text:p text:style-name="P1">sf̅</text:p>
          </draw:text-box>
        </draw:frame>
        <draw:frame draw:style-name="gr18" draw:text-style-name="P10" draw:layer="layout" svg:width="2cm" svg:height="0.962cm" svg:x="34cm" svg:y="22.538cm">
          <draw:text-box>
            <text:p text:style-name="P1"><text:span text:style-name="T5">gh̅</text:span>sf̅</text:p>
          </draw:text-box>
        </draw:frame>
        <draw:frame draw:style-name="gr18" draw:text-style-name="P10" draw:layer="layout" svg:width="2cm" svg:height="0.962cm" svg:x="41cm" svg:y="22.5cm">
          <draw:text-box>
            <text:p text:style-name="P1"><text:span text:style-name="T5">gh̅</text:span>sf̅</text:p>
          </draw:text-box>
        </draw:frame>
        <draw:custom-shape draw:style-name="gr11" draw:text-style-name="P9" draw:layer="layout" svg:width="0.5cm" svg:height="0.5cm" svg:x="41.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5.25cm" svg:y1="19.5cm" svg:x2="34cm" svg:y2="20cm">
          <text:p/>
        </draw:line>
        <draw:line draw:style-name="gr10" draw:text-style-name="P8" draw:layer="layout" svg:x1="35.25cm" svg:y1="19.5cm" svg:x2="40cm" svg:y2="18.5cm">
          <text:p/>
        </draw:line>
        <draw:line draw:style-name="gr10" draw:text-style-name="P8" draw:layer="layout" svg:x1="41cm" svg:y1="18cm" svg:x2="40cm" svg:y2="18.5cm">
          <text:p/>
        </draw:line>
        <draw:custom-shape draw:style-name="gr11" draw:text-style-name="P9" draw:layer="layout" svg:width="0.5cm" svg:height="0.5cm" svg:x="40.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5cm" svg:y1="20cm" svg:x2="38cm" svg:y2="19.5cm">
          <text:p/>
        </draw:line>
        <draw:line draw:style-name="gr10" draw:text-style-name="P8" draw:layer="layout" svg:x1="42cm" svg:y1="18cm" svg:x2="38cm" svg:y2="19.5cm">
          <text:p/>
        </draw:line>
        <draw:frame draw:style-name="gr15" draw:text-style-name="P10" draw:layer="layout" svg:width="1.5cm" svg:height="0.962cm" svg:x="36.25cm" svg:y="22.5cm">
          <draw:text-box>
            <text:p text:style-name="P1">g</text:p>
          </draw:text-box>
        </draw:frame>
        <draw:frame draw:style-name="gr15" draw:text-style-name="P10" draw:layer="layout" svg:width="1.5cm" svg:height="0.962cm" svg:x="37.25cm" svg:y="22.5cm">
          <draw:text-box>
            <text:p text:style-name="P1">sg̅</text:p>
          </draw:text-box>
        </draw:frame>
        <draw:custom-shape draw:style-name="gr11" draw:text-style-name="P9" draw:layer="layout" svg:width="0.5cm" svg:height="0.5cm" svg:x="37.75cm" svg:y="1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8cm" svg:y1="20cm" svg:x2="44cm" svg:y2="18cm">
          <text:p/>
        </draw:line>
        <draw:custom-shape draw:style-name="gr11" draw:text-style-name="P9" draw:layer="layout" svg:width="0.5cm" svg:height="0.5cm" svg:x="43.75cm" svg:y="17.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40.25cm" svg:y="22.538cm">
          <draw:text-box>
            <text:p text:style-name="P1">s̅f</text:p>
          </draw:text-box>
        </draw:frame>
        <draw:frame draw:style-name="gr15" draw:text-style-name="P10" draw:layer="layout" svg:width="1.5cm" svg:height="0.962cm" svg:x="43.25cm" svg:y="22.538cm">
          <draw:text-box>
            <text:p text:style-name="P1">sg̅</text:p>
          </draw:text-box>
        </draw:frame>
        <draw:frame draw:style-name="gr13" draw:text-style-name="P10" draw:layer="layout" svg:width="1.5cm" svg:height="1.25cm" svg:x="42.5cm" svg:y="22.5cm">
          <draw:text-box>
            <text:p text:style-name="P1">v<text:span text:style-name="T2">1</text:span></text:p>
          </draw:text-box>
        </draw:frame>
        <draw:g>
          <draw:custom-shape draw:style-name="gr20" draw:text-style-name="P2" draw:layer="layout" svg:width="4cm" svg:height="4cm" svg:x="7.5cm" svg:y="34.5cm">
            <text:p/>
            <draw:enhanced-geometry svg:viewBox="0 0 21600 21600" draw:type="rectangle" draw:enhanced-path="M 0 0 L 21600 0 21600 21600 0 21600 0 0 Z N"/>
          </draw:custom-shape>
          <draw:path draw:style-name="gr3" draw:text-style-name="P3" draw:layer="layout" svg:width="0.553cm" svg:height="1.106cm" svg:x="7.5cm" svg:y="35.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15" draw:layer="layout" svg:width="4cm" svg:height="1.119cm" svg:x="7.75cm" svg:y="36cm">
          <draw:text-box>
            <text:p text:style-name="P14"><text:span text:style-name="T6">555 Timer</text:span></text:p>
          </draw:text-box>
        </draw:frame>
        <draw:frame draw:style-name="gr5" draw:text-style-name="P7" draw:layer="layout" svg:width="2cm" svg:height="0.75cm" svg:x="7cm" svg:y="34.75cm">
          <draw:text-box>
            <text:p text:style-name="P6">+</text:p>
          </draw:text-box>
        </draw:frame>
        <draw:frame draw:style-name="gr5" draw:text-style-name="P7" draw:layer="layout" svg:width="2cm" svg:height="0.75cm" svg:x="8cm" svg:y="34.75cm">
          <draw:text-box>
            <text:p text:style-name="P6">dis</text:p>
          </draw:text-box>
        </draw:frame>
        <draw:frame draw:style-name="gr5" draw:text-style-name="P7" draw:layer="layout" svg:width="2cm" svg:height="0.75cm" svg:x="9cm" svg:y="34.75cm">
          <draw:text-box>
            <text:p text:style-name="P6">tres</text:p>
          </draw:text-box>
        </draw:frame>
        <draw:frame draw:style-name="gr5" draw:text-style-name="P7" draw:layer="layout" svg:width="2cm" svg:height="0.75cm" svg:x="10cm" svg:y="34.75cm">
          <draw:text-box>
            <text:p text:style-name="P6">cou</text:p>
          </draw:text-box>
        </draw:frame>
        <draw:frame draw:style-name="gr5" draw:text-style-name="P7" draw:layer="layout" svg:width="2cm" svg:height="0.75cm" svg:x="7cm" svg:y="37.75cm">
          <draw:text-box>
            <text:p text:style-name="P6">-</text:p>
          </draw:text-box>
        </draw:frame>
        <draw:frame draw:style-name="gr5" draw:text-style-name="P7" draw:layer="layout" svg:width="2cm" svg:height="0.75cm" svg:x="8cm" svg:y="37.75cm">
          <draw:text-box>
            <text:p text:style-name="P6">trig</text:p>
          </draw:text-box>
        </draw:frame>
        <draw:frame draw:style-name="gr5" draw:text-style-name="P7" draw:layer="layout" svg:width="2cm" svg:height="0.75cm" svg:x="9cm" svg:y="37.75cm">
          <draw:text-box>
            <text:p text:style-name="P6">out</text:p>
          </draw:text-box>
        </draw:frame>
        <draw:frame draw:style-name="gr5" draw:text-style-name="P7" draw:layer="layout" svg:width="2cm" svg:height="0.75cm" svg:x="10cm" svg:y="37.75cm">
          <draw:text-box>
            <text:p text:style-name="P6">~res</text:p>
          </draw:text-box>
        </draw:frame>
        <draw:custom-shape draw:style-name="gr11" draw:text-style-name="P9" draw:layer="layout" svg:width="0.5cm" svg:height="0.5cm" svg:x="7.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7.2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8cm" svg:y1="31cm" svg:x2="7.5cm" svg:y2="28.25cm">
          <text:p/>
        </draw:line>
        <draw:line draw:style-name="gr10" draw:text-style-name="P8" draw:layer="layout" svg:x1="7.5cm" svg:y1="44.75cm" svg:x2="8cm" svg:y2="42cm">
          <text:p/>
        </draw:line>
        <draw:custom-shape draw:style-name="gr11" draw:text-style-name="P9" draw:layer="layout" svg:width="0.5cm" svg:height="0.5cm" svg:x="7.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7.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75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9.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7.25cm" svg:y1="39cm" svg:x2="9cm" svg:y2="39cm">
          <text:p/>
        </draw:line>
        <draw:line draw:style-name="gr10" draw:text-style-name="P8" draw:layer="layout" svg:x1="7cm" svg:y1="38.75cm" svg:x2="7.25cm" svg:y2="39cm">
          <text:p/>
        </draw:line>
        <draw:line draw:style-name="gr10" draw:text-style-name="P8" draw:layer="layout" svg:x1="7cm" svg:y1="34.25cm" svg:x2="7cm" svg:y2="38.75cm">
          <text:p/>
        </draw:line>
        <draw:line draw:style-name="gr10" draw:text-style-name="P8" draw:layer="layout" svg:x1="7cm" svg:y1="34.25cm" svg:x2="7.25cm" svg:y2="34cm">
          <text:p/>
        </draw:line>
        <draw:line draw:style-name="gr10" draw:text-style-name="P8" draw:layer="layout" svg:x1="10cm" svg:y1="34cm" svg:x2="7.25cm" svg:y2="34cm">
          <text:p/>
        </draw:line>
        <draw:custom-shape draw:style-name="gr21" draw:text-style-name="P17" draw:layer="layout" svg:width="1.75cm" svg:height="0.5cm" draw:transform="rotate (-1.5707963267949) translate (9cm 28.75cm)">
          <text:p text:style-name="P16"><text:span text:style-name="T7">1kΩ</text:span></text:p>
          <draw:enhanced-geometry svg:viewBox="0 0 21600 21600" draw:mirror-horizontal="false" draw:mirror-vertical="false" draw:type="rectangle" draw:enhanced-path="M 0 0 L 21600 0 21600 21600 0 21600 0 0 Z N"/>
        </draw:custom-shape>
        <draw:path draw:style-name="gr22" draw:text-style-name="P3" draw:layer="layout" svg:width="0.408cm" svg:height="0.579cm" svg:x="8.42cm" svg:y="28.17cm" svg:viewBox="0 0 409 580" svg:d="M241 580l-233-465c-6-12-9-26-8-40s5-28 13-39c8-12 18-21 31-28 12-6 26-9 40-8s28 5 39 13c12 8 21 18 28 31l250 500c5 11 8 23 8 36z">
          <text:p/>
        </draw:path>
        <draw:path draw:style-name="gr22" draw:text-style-name="P3" draw:layer="layout" svg:width="0.408cm" svg:height="0.579cm" svg:x="8.671cm" svg:y="30.5cm" svg:viewBox="0 0 409 580" svg:d="M168 0l233 464c6 13 9 27 8 41s-5 27-13 39c-8 11-18 21-31 27-12 6-26 9-40 8-14 0-28-5-39-13-12-7-21-18-28-30l-250-500c-5-12-8-24-8-36z">
          <text:p/>
        </draw:path>
        <draw:custom-shape draw:style-name="gr11" draw:text-style-name="P9" draw:layer="layout" svg:width="0.5cm" svg:height="0.5cm" svg:x="8.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2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1.5cm" svg:height="0.5cm" svg:x="8.75cm" svg:y="32cm">
          <text:p text:style-name="P16"><text:span text:style-name="T7">10kΩ</text:span></text:p>
          <draw:enhanced-geometry svg:viewBox="0 0 21600 21600" draw:mirror-horizontal="false" draw:mirror-vertical="false" draw:type="rectangle" draw:enhanced-path="M 0 0 L 21600 0 21600 21600 0 21600 0 0 Z N"/>
        </draw:custom-shape>
        <draw:line draw:style-name="gr10" draw:text-style-name="P8" draw:layer="layout" svg:x1="9cm" svg:y1="33cm" svg:x2="8.75cm" svg:y2="33cm">
          <text:p/>
        </draw:line>
        <draw:line draw:style-name="gr10" draw:text-style-name="P8" draw:layer="layout" svg:x1="8.5cm" svg:y1="32.75cm" svg:x2="8.75cm" svg:y2="33cm">
          <text:p/>
        </draw:line>
        <draw:line draw:style-name="gr10" draw:text-style-name="P8" draw:layer="layout" svg:x1="8.5cm" svg:y1="32.75cm" svg:x2="8.5cm" svg:y2="32.5cm">
          <text:p/>
        </draw:line>
        <draw:line draw:style-name="gr10" draw:text-style-name="P8" draw:layer="layout" svg:x1="10.5cm" svg:y1="32.75cm" svg:x2="10.25cm" svg:y2="33cm">
          <text:p/>
        </draw:line>
        <draw:line draw:style-name="gr10" draw:text-style-name="P8" draw:layer="layout" svg:x1="10.25cm" svg:y1="33cm" svg:x2="10cm" svg:y2="33cm">
          <text:p/>
        </draw:line>
        <draw:line draw:style-name="gr10" draw:text-style-name="P8" draw:layer="layout" svg:x1="10.5cm" svg:y1="32.5cm" svg:x2="10.5cm" svg:y2="32.75cm">
          <text:p/>
        </draw:line>
        <draw:path draw:style-name="gr22" draw:text-style-name="P3" draw:layer="layout" svg:width="0.329cm" svg:height="0.408cm" svg:x="8.421cm" svg:y="32.171cm" svg:viewBox="0 0 330 409" svg:d="M330 192l-194 194c-10 10-22 17-36 20-13 4-28 4-41 0-14-3-26-10-36-20s-17-22-20-36c-4-13-4-28 0-41 3-14 10-26 20-36l250-250c10-10 22-17 36-20 7-2 14-3 21-3z">
          <text:p/>
        </draw:path>
        <draw:path draw:style-name="gr22" draw:text-style-name="P3" draw:layer="layout" svg:width="0.329cm" svg:height="0.408cm" svg:x="10.25cm" svg:y="32.171cm" svg:viewBox="0 0 330 409" svg:d="M0 0c7 0 14 1 21 3 13 3 25 10 35 20l250 250c10 10 17 22 21 36 3 13 3 28 0 41-4 14-11 26-21 36s-22 17-35 20c-14 4-28 4-42 0-13-3-25-10-35-20l-194-194z">
          <text:p/>
        </draw:path>
        <draw:custom-shape draw:style-name="gr11" draw:text-style-name="P9" draw:layer="layout" svg:width="0.5cm" svg:height="0.5cm" svg:x="8.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9.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17" draw:layer="layout" svg:width="1.5cm" svg:height="1.5cm" svg:x="9.25cm" svg:y="28.75cm">
            <text:p text:style-name="P1"><text:span text:style-name="T7">220µF</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5cm" svg:y1="29.25cm" svg:x2="9.5cm" svg:y2="29.25cm">
            <text:p/>
          </draw:line>
          <draw:line draw:style-name="gr10" draw:text-style-name="P8" draw:layer="layout" svg:x1="10.5cm" svg:y1="29.75cm" svg:x2="9.5cm" svg:y2="29.75cm">
            <text:p/>
          </draw:line>
          <draw:frame draw:style-name="gr15" draw:text-style-name="P19" draw:layer="layout" svg:width="0.25cm" svg:height="0.645cm" svg:x="10.25cm" svg:y="29.605cm">
            <draw:text-box>
              <text:p text:style-name="P18"><text:span text:style-name="T8">+</text:span></text:p>
            </draw:text-box>
          </draw:frame>
          <draw:frame draw:style-name="gr15" draw:text-style-name="P19" draw:layer="layout" svg:width="0.25cm" svg:height="0.645cm" svg:x="10.25cm" svg:y="28.75cm">
            <draw:text-box>
              <text:p text:style-name="P18"><text:span text:style-name="T8">-</text:span></text:p>
            </draw:text-box>
          </draw:frame>
        </draw:g>
        <draw:line draw:style-name="gr10" draw:text-style-name="P8" draw:layer="layout" svg:x1="10.5cm" svg:y1="27.25cm" svg:x2="10cm" svg:y2="29.25cm">
          <text:p/>
        </draw:line>
        <draw:custom-shape draw:style-name="gr11" draw:text-style-name="P9" draw:layer="layout" svg:width="0.5cm" svg:height="0.5cm" svg:x="10.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9.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cm" svg:y1="29.75cm" svg:x2="10cm" svg:y2="31cm">
          <text:p/>
        </draw:line>
        <draw:custom-shape draw:style-name="gr11" draw:text-style-name="P9" draw:layer="layout" svg:width="0.5cm" svg:height="0.5cm" svg:x="10.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0.2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5cm" svg:y1="45.75cm" svg:x2="11cm" svg:y2="42.25cm">
          <text:p/>
        </draw:line>
        <draw:custom-shape draw:style-name="gr11" draw:text-style-name="P9" draw:layer="layout" svg:width="0.5cm" svg:height="0.5cm" svg:x="9.75cm" svg:y="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7cm" svg:y1="40cm" svg:x2="10cm" svg:y2="40cm">
          <text:p/>
        </draw:line>
        <draw:line draw:style-name="gr10" draw:text-style-name="P8" draw:layer="layout" svg:x1="7cm" svg:y1="40cm" svg:x2="6.75cm" svg:y2="39.75cm">
          <text:p/>
        </draw:line>
        <draw:line draw:style-name="gr10" draw:text-style-name="P8" draw:layer="layout" svg:x1="6.75cm" svg:y1="27cm" svg:x2="6.75cm" svg:y2="39.75cm">
          <text:p/>
        </draw:line>
        <draw:line draw:style-name="gr10" draw:text-style-name="P8" draw:layer="layout" svg:x1="11.75cm" svg:y1="22cm" svg:x2="11cm" svg:y2="21cm">
          <text:p/>
        </draw:line>
        <draw:custom-shape draw:style-name="gr11" draw:text-style-name="P9" draw:layer="layout" svg:width="0.5cm" svg:height="0.5cm" svg:x="10.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9.25cm" svg:y="42.538cm">
          <draw:text-box>
            <text:p text:style-name="P1">clk</text:p>
          </draw:text-box>
        </draw:frame>
        <draw:g>
          <draw:g>
            <draw:custom-shape draw:style-name="gr2" draw:text-style-name="P2" draw:layer="layout" svg:width="7cm" svg:height="4cm" svg:x="14.5cm" svg:y="34.5cm">
              <text:p/>
              <draw:enhanced-geometry svg:viewBox="0 0 21600 21600" draw:type="rectangle" draw:enhanced-path="M 0 0 L 21600 0 21600 21600 0 21600 0 0 Z N"/>
            </draw:custom-shape>
            <draw:path draw:style-name="gr3" draw:text-style-name="P3" draw:layer="layout" svg:width="0.553cm" svg:height="1.106cm" svg:x="14.5cm" svg:y="35.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6.75cm" svg:height="1.119cm" svg:x="14.5cm" svg:y="36cm">
            <draw:text-box>
              <text:p text:style-name="P4"><text:span text:style-name="T9"><text:s/></text:span><text:span text:style-name="T9">74HC93 (</text:span><text:span text:style-name="T1">Zähler)</text:span></text:p>
            </draw:text-box>
          </draw:frame>
          <draw:frame draw:style-name="gr5" draw:text-style-name="P7" draw:layer="layout" svg:width="2cm" svg:height="0.75cm" svg:x="14cm" svg:y="34.75cm">
            <draw:text-box>
              <text:p text:style-name="P6"><text:s/>~cp0</text:p>
            </draw:text-box>
          </draw:frame>
          <draw:frame draw:style-name="gr5" draw:text-style-name="P7" draw:layer="layout" svg:width="2cm" svg:height="0.75cm" svg:x="16cm" svg:y="34.75cm">
            <draw:text-box>
              <text:p text:style-name="P6">Q0</text:p>
            </draw:text-box>
          </draw:frame>
          <draw:frame draw:style-name="gr5" draw:text-style-name="P7" draw:layer="layout" svg:width="2cm" svg:height="0.75cm" svg:x="17cm" svg:y="34.75cm">
            <draw:text-box>
              <text:p text:style-name="P6">Q3</text:p>
            </draw:text-box>
          </draw:frame>
          <draw:frame draw:style-name="gr5" draw:text-style-name="P7" draw:layer="layout" svg:width="2cm" svg:height="0.75cm" svg:x="18cm" svg:y="34.75cm">
            <draw:text-box>
              <text:p text:style-name="P6">-</text:p>
            </draw:text-box>
          </draw:frame>
          <draw:frame draw:style-name="gr5" draw:text-style-name="P7" draw:layer="layout" svg:width="2cm" svg:height="0.75cm" svg:x="19cm" svg:y="34.75cm">
            <draw:text-box>
              <text:p text:style-name="P6">Q1</text:p>
            </draw:text-box>
          </draw:frame>
          <draw:frame draw:style-name="gr5" draw:text-style-name="P7" draw:layer="layout" svg:width="2cm" svg:height="0.75cm" svg:x="20cm" svg:y="34.75cm">
            <draw:text-box>
              <text:p text:style-name="P6">Q2</text:p>
            </draw:text-box>
          </draw:frame>
          <draw:frame draw:style-name="gr5" draw:text-style-name="P7" draw:layer="layout" svg:width="2cm" svg:height="0.75cm" svg:x="14cm" svg:y="37.5cm">
            <draw:text-box>
              <text:p text:style-name="P6"><text:s/>~cp1</text:p>
            </draw:text-box>
          </draw:frame>
          <draw:frame draw:style-name="gr5" draw:text-style-name="P7" draw:layer="layout" svg:width="2cm" svg:height="0.75cm" svg:x="15cm" svg:y="37.5cm">
            <draw:text-box>
              <text:p text:style-name="P6">MR1</text:p>
            </draw:text-box>
          </draw:frame>
          <draw:frame draw:style-name="gr5" draw:text-style-name="P7" draw:layer="layout" svg:width="2cm" svg:height="0.75cm" svg:x="16cm" svg:y="37.5cm">
            <draw:text-box>
              <text:p text:style-name="P6">MR2</text:p>
            </draw:text-box>
          </draw:frame>
          <draw:frame draw:style-name="gr5" draw:text-style-name="P7" draw:layer="layout" svg:width="2cm" svg:height="0.75cm" svg:x="18cm" svg:y="37.5cm">
            <draw:text-box>
              <text:p text:style-name="P6">+</text:p>
            </draw:text-box>
          </draw:frame>
        </draw:g>
        <draw:g>
          <draw:g>
            <draw:custom-shape draw:style-name="gr2" draw:text-style-name="P2" draw:layer="layout" svg:width="7cm" svg:height="4cm" svg:x="23.5cm" svg:y="34.5cm">
              <text:p/>
              <draw:enhanced-geometry svg:viewBox="0 0 21600 21600" draw:type="rectangle" draw:enhanced-path="M 0 0 L 21600 0 21600 21600 0 21600 0 0 Z N"/>
            </draw:custom-shape>
            <draw:path draw:style-name="gr3" draw:text-style-name="P3" draw:layer="layout" svg:width="0.553cm" svg:height="1.106cm" svg:x="23.5cm" svg:y="35.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23.5cm" svg:y="36cm">
            <draw:text-box>
              <text:p text:style-name="P4"><text:span text:style-name="T1">74HC08 (AND)</text:span></text:p>
            </draw:text-box>
          </draw:frame>
          <draw:frame draw:style-name="gr5" draw:text-style-name="P7" draw:layer="layout" svg:width="2cm" svg:height="0.75cm" svg:x="23cm" svg:y="34.75cm">
            <draw:text-box>
              <text:p text:style-name="P6">+</text:p>
            </draw:text-box>
          </draw:frame>
          <draw:frame draw:style-name="gr5" draw:text-style-name="P7" draw:layer="layout" svg:width="2cm" svg:height="0.75cm" svg:x="29cm" svg:y="37.5cm">
            <draw:text-box>
              <text:p text:style-name="P6">-</text:p>
            </draw:text-box>
          </draw:frame>
          <draw:g>
            <draw:line draw:style-name="gr7" draw:text-style-name="P8" draw:layer="layout" svg:x1="25.99cm" svg:y1="35cm" svg:x2="25.99cm" svg:y2="35.625cm">
              <text:p/>
            </draw:line>
            <draw:line draw:style-name="gr7" draw:text-style-name="P8" draw:layer="layout" svg:x1="24.99cm" svg:y1="35cm" svg:x2="24.99cm" svg:y2="35.875cm">
              <text:p/>
            </draw:line>
            <draw:line draw:style-name="gr7" draw:text-style-name="P8" draw:layer="layout" svg:x1="26.99cm" svg:y1="35cm" svg:x2="26.99cm" svg:y2="35.75cm">
              <text:p/>
            </draw:line>
            <draw:path draw:style-name="gr9" draw:text-style-name="P2" draw:layer="layout" svg:width="0.313cm" svg:height="0.625cm" svg:x="26.363cm" svg:y="35.436cm" svg:viewBox="0 0 314 626" svg:d="M0 0h1c55 0 109 14 157 42 47 27 87 67 114 115 28 47 42 101 42 156s-14 109-42 157c-27 47-67 87-114 114-48 28-102 42-157 42h-1z">
              <text:p/>
            </draw:path>
            <draw:path draw:style-name="gr8" draw:text-style-name="P3" draw:layer="layout" svg:width="0.427cm" svg:height="0.106cm" svg:x="25.937cm" svg:y="35.572cm" svg:viewBox="0 0 428 107" svg:d="M428 106l-375 1c-9 0-18-2-26-7s-15-11-20-19-7-18-7-27 2-18 7-26 11-15 19-20 18-7 27-7l375-1z">
              <text:p/>
            </draw:path>
            <draw:path draw:style-name="gr8" draw:text-style-name="P3" draw:layer="layout" svg:width="1.427cm" svg:height="0.106cm" svg:x="24.937cm" svg:y="35.822cm" svg:viewBox="0 0 1428 107" svg:d="M1428 106l-1375 1c-9 0-18-2-26-7-9-5-15-11-20-19-5-9-7-18-7-27s2-18 7-26c5-9 11-15 19-20 9-5 18-7 27-7l1375-1z">
              <text:p/>
            </draw:path>
            <draw:path draw:style-name="gr8" draw:text-style-name="P3" draw:layer="layout" svg:width="0.365cm" svg:height="0.106cm" svg:x="26.677cm" svg:y="35.697cm" svg:viewBox="0 0 366 107" svg:d="M0 1l313-1c9 0 18 2 26 7s15 11 20 19c4 8 7 18 7 27s-2 18-7 26-11 15-19 20c-8 4-18 7-27 7l-313 1z">
              <text:p/>
            </draw:path>
          </draw:g>
          <draw:g>
            <draw:line draw:style-name="gr7" draw:text-style-name="P8" draw:layer="layout" svg:x1="29.009cm" svg:y1="35cm" svg:x2="29.009cm" svg:y2="35.625cm">
              <text:p/>
            </draw:line>
            <draw:line draw:style-name="gr7" draw:text-style-name="P8" draw:layer="layout" svg:x1="28.009cm" svg:y1="35cm" svg:x2="28.009cm" svg:y2="35.875cm">
              <text:p/>
            </draw:line>
            <draw:line draw:style-name="gr7" draw:text-style-name="P8" draw:layer="layout" svg:x1="30.009cm" svg:y1="35cm" svg:x2="30.009cm" svg:y2="35.75cm">
              <text:p/>
            </draw:line>
            <draw:path draw:style-name="gr9" draw:text-style-name="P2" draw:layer="layout" svg:width="0.313cm" svg:height="0.625cm" svg:x="29.382cm" svg:y="35.436cm" svg:viewBox="0 0 314 626" svg:d="M0 0h1c55 0 109 14 157 42 47 27 87 67 114 115 28 47 42 101 42 156s-14 109-42 157c-27 47-67 87-114 114-48 28-102 42-157 42h-1z">
              <text:p/>
            </draw:path>
            <draw:path draw:style-name="gr8" draw:text-style-name="P3" draw:layer="layout" svg:width="0.427cm" svg:height="0.106cm" svg:x="28.956cm" svg:y="35.572cm" svg:viewBox="0 0 428 107" svg:d="M428 106l-375 1c-9 0-18-2-26-7s-15-11-20-19-7-18-7-27 2-18 7-26 11-15 19-20 18-7 27-7l375-1z">
              <text:p/>
            </draw:path>
            <draw:path draw:style-name="gr8" draw:text-style-name="P3" draw:layer="layout" svg:width="1.427cm" svg:height="0.106cm" svg:x="27.956cm" svg:y="35.822cm" svg:viewBox="0 0 1428 107" svg:d="M1428 106l-1375 1c-9 0-18-2-26-7-9-5-15-11-20-19-5-9-7-18-7-27s2-18 7-26c5-9 11-15 19-20 9-5 18-7 27-7l1375-1z">
              <text:p/>
            </draw:path>
            <draw:path draw:style-name="gr8" draw:text-style-name="P3" draw:layer="layout" svg:width="0.365cm" svg:height="0.106cm" svg:x="29.696cm" svg:y="35.697cm" svg:viewBox="0 0 366 107" svg:d="M0 1l313-1c9 0 18 2 26 7s15 11 20 19c4 8 7 18 7 27s-2 18-7 26-11 15-19 20c-8 4-18 7-27 7l-313 1z">
              <text:p/>
            </draw:path>
          </draw:g>
          <draw:g>
            <draw:line draw:style-name="gr7" draw:text-style-name="P8" draw:layer="layout" svg:x1="25.009cm" svg:y1="37.999cm" svg:x2="25.009cm" svg:y2="37.374cm">
              <text:p/>
            </draw:line>
            <draw:line draw:style-name="gr7" draw:text-style-name="P8" draw:layer="layout" svg:x1="24.009cm" svg:y1="37.999cm" svg:x2="24.009cm" svg:y2="37.124cm">
              <text:p/>
            </draw:line>
            <draw:line draw:style-name="gr7" draw:text-style-name="P8" draw:layer="layout" svg:x1="26.009cm" svg:y1="37.999cm" svg:x2="26.009cm" svg:y2="37.249cm">
              <text:p/>
            </draw:line>
            <draw:path draw:style-name="gr9" draw:text-style-name="P2" draw:layer="layout" svg:width="0.313cm" svg:height="0.625cm" draw:transform="rotate (-3.14159265358979) translate (25.696cm 37.563cm)" svg:viewBox="0 0 314 626" svg:d="M314 0h-1c-55 0-109 14-156 42-48 27-88 67-115 115-28 47-42 101-42 156s14 109 42 157c27 47 67 87 115 114 47 28 101 42 156 42h1z">
              <text:p/>
            </draw:path>
            <draw:path draw:style-name="gr8" draw:text-style-name="P3" draw:layer="layout" svg:width="0.427cm" svg:height="0.106cm" draw:transform="rotate (-3.14159265358979) translate (25.384cm 37.4269998979203cm)" svg:viewBox="0 0 428 107" svg:d="M0 106l375 1c9 0 18-2 26-7s15-11 20-19 7-18 7-27-2-18-7-26-11-15-19-20-18-7-27-7l-375-1z">
              <text:p/>
            </draw:path>
            <draw:path draw:style-name="gr8" draw:text-style-name="P3" draw:layer="layout" svg:width="1.427cm" svg:height="0.106cm" draw:transform="rotate (-3.14159265358979) translate (25.384cm 37.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26.0620000000757cm 37.3020000000757cm)" svg:viewBox="0 0 366 107" svg:d="M366 1l-313-1c-9 0-18 2-26 7s-15 11-20 19c-4 8-7 18-7 27s2 18 7 26 11 15 19 20c8 4 18 7 27 7l313 1z">
              <text:p/>
            </draw:path>
          </draw:g>
          <draw:g>
            <draw:line draw:style-name="gr7" draw:text-style-name="P8" draw:layer="layout" svg:x1="28.009cm" svg:y1="37.999cm" svg:x2="28.009cm" svg:y2="37.374cm">
              <text:p/>
            </draw:line>
            <draw:line draw:style-name="gr7" draw:text-style-name="P8" draw:layer="layout" svg:x1="27.009cm" svg:y1="37.999cm" svg:x2="27.009cm" svg:y2="37.124cm">
              <text:p/>
            </draw:line>
            <draw:line draw:style-name="gr7" draw:text-style-name="P8" draw:layer="layout" svg:x1="29.009cm" svg:y1="37.999cm" svg:x2="29.009cm" svg:y2="37.249cm">
              <text:p/>
            </draw:line>
            <draw:path draw:style-name="gr9" draw:text-style-name="P2" draw:layer="layout" svg:width="0.313cm" svg:height="0.625cm" draw:transform="rotate (-3.14159265358979) translate (28.696cm 37.563cm)" svg:viewBox="0 0 314 626" svg:d="M314 0h-1c-55 0-109 14-156 42-48 27-88 67-115 115-28 47-42 101-42 156s14 109 42 157c27 47 67 87 115 114 47 28 101 42 156 42h1z">
              <text:p/>
            </draw:path>
            <draw:path draw:style-name="gr8" draw:text-style-name="P3" draw:layer="layout" svg:width="0.427cm" svg:height="0.106cm" draw:transform="rotate (-3.14159265358979) translate (28.384cm 37.4269998979203cm)" svg:viewBox="0 0 428 107" svg:d="M0 106l375 1c9 0 18-2 26-7s15-11 20-19 7-18 7-27-2-18-7-26-11-15-19-20-18-7-27-7l-375-1z">
              <text:p/>
            </draw:path>
            <draw:path draw:style-name="gr8" draw:text-style-name="P3" draw:layer="layout" svg:width="1.427cm" svg:height="0.106cm" draw:transform="rotate (-3.14159265358979) translate (28.384cm 37.1769999895523cm)" svg:viewBox="0 0 1428 107" svg:d="M0 106l1375 1c9 0 18-2 26-7 9-5 15-11 20-19 5-9 7-18 7-27s-2-18-7-26c-5-9-11-15-19-20-9-5-18-7-27-7l-1375-1z">
              <text:p/>
            </draw:path>
            <draw:path draw:style-name="gr8" draw:text-style-name="P3" draw:layer="layout" svg:width="0.365cm" svg:height="0.106cm" draw:transform="rotate (-3.14159265358979) translate (29.0620000000757cm 37.3020000000757cm)" svg:viewBox="0 0 366 107" svg:d="M366 1l-313-1c-9 0-18 2-26 7s-15 11-20 19c-4 8-7 18-7 27s2 18 7 26 11 15 19 20c8 4 18 7 27 7l313 1z">
              <text:p/>
            </draw:path>
          </draw:g>
          <draw:g>
            <draw:custom-shape draw:style-name="gr2" draw:text-style-name="P2" draw:layer="layout" svg:width="7cm" svg:height="4cm" svg:x="23.5cm" svg:y="34.5cm">
              <text:p/>
              <draw:enhanced-geometry svg:viewBox="0 0 21600 21600" draw:type="rectangle" draw:enhanced-path="M 0 0 L 21600 0 21600 21600 0 21600 0 0 Z N"/>
            </draw:custom-shape>
            <draw:path draw:style-name="gr3" draw:text-style-name="P3" draw:layer="layout" svg:width="0.553cm" svg:height="1.106cm" svg:x="23.5cm" svg:y="35.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g>
        <draw:g>
          <draw:g>
            <draw:custom-shape draw:style-name="gr2" draw:text-style-name="P2" draw:layer="layout" svg:width="7cm" svg:height="4cm" svg:x="32.5cm" svg:y="34.5cm">
              <text:p/>
              <draw:enhanced-geometry svg:viewBox="0 0 21600 21600" draw:type="rectangle" draw:enhanced-path="M 0 0 L 21600 0 21600 21600 0 21600 0 0 Z N"/>
            </draw:custom-shape>
            <draw:path draw:style-name="gr3" draw:text-style-name="P3" draw:layer="layout" svg:width="0.553cm" svg:height="1.106cm" svg:x="32.5cm" svg:y="35.947cm" svg:viewBox="0 0 554 1107" svg:d="M0 1001h1c39 0 78-5 115-15 38-10 74-25 108-45s65-44 93-71c27-28 51-59 71-93s35-70 45-108c10-37 15-76 15-115 0-40-5-79-15-116-10-38-25-74-45-108s-44-65-71-93c-28-27-59-51-93-71s-70-35-108-45c-37-10-76-15-115-15-1 0-1 0-1 0v-106h1c48 0 96 6 143 19 46 12 91 31 133 55s81 54 115 88 64 73 88 115 43 87 55 133c13 47 19 95 19 144 0 48-6 96-19 143-12 46-31 91-55 133s-54 81-88 115-73 64-115 88-87 43-133 55c-47 13-95 19-143 19-1 0-1 0-1 0z">
              <text:p/>
            </draw:path>
          </draw:g>
          <draw:frame draw:style-name="gr4" draw:text-style-name="P5" draw:layer="layout" svg:width="7cm" svg:height="1.119cm" svg:x="32.5cm" svg:y="36cm">
            <draw:text-box>
              <text:p text:style-name="P4"><text:span text:style-name="T1">74HC00 (NAND)</text:span></text:p>
            </draw:text-box>
          </draw:frame>
          <draw:frame draw:style-name="gr5" draw:text-style-name="P7" draw:layer="layout" svg:width="2cm" svg:height="0.75cm" svg:x="32cm" svg:y="34.75cm">
            <draw:text-box>
              <text:p text:style-name="P6">+</text:p>
            </draw:text-box>
          </draw:frame>
          <draw:frame draw:style-name="gr5" draw:text-style-name="P7" draw:layer="layout" svg:width="2cm" svg:height="0.75cm" svg:x="38cm" svg:y="37.5cm">
            <draw:text-box>
              <text:p text:style-name="P6">-</text:p>
            </draw:text-box>
          </draw:frame>
          <draw:g>
            <draw:path draw:style-name="gr6" draw:text-style-name="P3" draw:layer="layout" svg:width="0.706cm" svg:height="0.581cm" svg:x="35.085cm" svg:y="35.46cm" svg:viewBox="0 0 707 582" svg:d="M5 20c4-6 9-11 15-15 6-3 13-5 20-5h1c71 0 141 13 202 36 32 12 61 27 86 44 26 18 49 38 68 59 10 12 18 23 26 35h1c10-11 21-19 34-27 13-7 26-13 40-16 14-4 28-6 43-6s29 2 43 6c14 3 27 9 40 16 13 8 24 16 34 27 11 10 19 21 27 34 7 13 13 26 16 40 4 14 6 28 6 43s-2 29-6 43c-3 14-9 27-16 40-8 13-16 24-27 34-10 11-21 19-34 27-13 7-26 13-40 16-14 4-28 6-43 6s-29-2-43-6c-14-3-27-9-40-16-13-8-24-16-34-27-1 0-1 0-1 0-8 12-16 23-26 35-19 21-42 41-68 59-25 17-54 32-86 44-61 23-131 36-202 36h-1c-7 0-14-2-20-5-6-4-11-9-15-15-3-6-5-13-5-21v-500c0-8 2-15 5-21zM457 291c0 4 0 7 0 11s1 7 2 11c2 7 5 14 8 20 4 7 9 13 14 18s11 10 18 14c6 3 13 6 20 8s15 3 22 3 15-1 22-3 14-5 21-8c6-4 12-9 17-14s10-11 14-18c3-6 6-13 8-20s3-15 3-22-1-15-3-22-5-14-8-20c-4-7-9-13-14-18s-11-10-17-14c-7-3-14-6-21-8s-15-3-22-3-15 1-22 3-14 5-20 8c-7 4-13 9-18 14s-10 11-14 18c-3 6-6 13-8 20-1 4-2 7-2 11s0 7 0 11zM336 390c13-16 23-32 30-49 5-13 8-25 9-38 0-4 0-8 0-12s0-8 0-12c-1-13-4-25-9-38-7-17-17-33-30-49-15-16-32-31-52-44-21-14-44-26-70-36-41-16-86-26-133-29v416c47-3 92-13 133-29 26-10 49-22 70-36 20-13 37-28 52-44z">
              <text:p/>
            </draw:path>
            <draw:line draw:style-name="gr7" draw:text-style-name="P8" draw:layer="layout" svg:x1="35cm" svg:y1="35cm" svg:x2="35cm" svg:y2="35.625cm">
              <text:p/>
            </draw:line>
            <draw:line draw:style-name="gr7" draw:text-style-name="P8" draw:layer="layout" svg:x1="34cm" svg:y1="35cm" svg:x2="34cm" svg:y2="35.875cm">
              <text:p/>
            </draw:line>
            <draw:line draw:style-name="gr7" draw:text-style-name="P8" draw:layer="layout" svg:x1="36cm" svg:y1="35cm" svg:x2="36cm" svg:y2="35.75cm">
              <text:p/>
            </draw:line>
            <draw:path draw:style-name="gr8" draw:text-style-name="P3" draw:layer="layout" svg:width="0.176cm" svg:height="0.106cm" svg:x="34.947cm" svg:y="35.572cm" svg:viewBox="0 0 177 107" svg:d="M177 106l-124 1c-9 0-18-2-26-7-8-4-15-11-20-19-4-8-7-17-7-27 0-9 2-18 7-26 4-8 11-15 19-20 8-4 17-7 27-7l124-1z">
              <text:p/>
            </draw:path>
            <draw:path draw:style-name="gr8" draw:text-style-name="P3" draw:layer="layout" svg:width="1.177cm" svg:height="0.105cm" svg:x="33.947cm" svg:y="35.822cm" svg:viewBox="0 0 1178 106" svg:d="M1178 106h-1125c-9 0-18-2-26-7-9-5-15-11-20-19-5-9-7-18-7-27s2-18 7-26c5-9 11-15 20-20 8-5 17-7 26-7h1125z">
              <text:p/>
            </draw:path>
            <draw:path draw:style-name="gr8" draw:text-style-name="P3" draw:layer="layout" svg:width="0.302cm" svg:height="0.105cm" svg:x="35.75cm" svg:y="35.697cm" svg:viewBox="0 0 303 106" svg:d="M0 0h250c9 0 18 2 27 7 8 5 14 11 19 20 5 8 7 17 7 26s-2 18-7 27c-5 8-11 14-19 19-9 5-18 7-27 7h-250z">
              <text:p/>
            </draw:path>
          </draw:g>
          <draw:g>
            <draw:path draw:style-name="gr6" draw:text-style-name="P3" draw:layer="layout" svg:width="0.706cm" svg:height="0.581cm" svg:x="38.075cm" svg:y="35.46cm" svg:viewBox="0 0 707 582" svg:d="M5 20c4-6 9-11 15-15 6-3 13-5 20-5h1c71 0 141 13 202 36 32 12 61 27 86 44 26 18 49 38 68 59 10 12 18 23 26 35h1c10-11 21-19 34-27 13-7 26-13 40-16 14-4 28-6 43-6s29 2 43 6c14 3 27 9 40 16 13 8 24 16 34 27 11 10 19 21 27 34 7 13 13 26 16 40 4 14 6 28 6 43s-2 29-6 43c-3 14-9 27-16 40-8 13-16 24-27 34-10 11-21 19-34 27-13 7-26 13-40 16-14 4-28 6-43 6s-29-2-43-6c-14-3-27-9-40-16-13-8-24-16-34-27-1 0-1 0-1 0-8 12-16 23-26 35-19 21-42 41-68 59-25 17-54 32-86 44-61 23-131 36-202 36h-1c-7 0-14-2-20-5-6-4-11-9-15-15-3-6-5-13-5-21v-500c0-8 2-15 5-21zM457 291c0 4 0 7 0 11s1 7 2 11c2 7 5 14 8 20 4 7 9 13 14 18s11 10 18 14c6 3 13 6 20 8s15 3 22 3 15-1 22-3 14-5 21-8c6-4 12-9 17-14s10-11 14-18c3-6 6-13 8-20s3-15 3-22-1-15-3-22-5-14-8-20c-4-7-9-13-14-18s-11-10-17-14c-7-3-14-6-21-8s-15-3-22-3-15 1-22 3-14 5-20 8c-7 4-13 9-18 14s-10 11-14 18c-3 6-6 13-8 20-1 4-2 7-2 11s0 7 0 11zM336 390c13-16 23-32 30-49 5-13 8-25 9-38 0-4 0-8 0-12s0-8 0-12c-1-13-4-25-9-38-7-17-17-33-30-49-15-16-32-31-52-44-21-14-44-26-70-36-41-16-86-26-133-29v416c47-3 92-13 133-29 26-10 49-22 70-36 20-13 37-28 52-44z">
              <text:p/>
            </draw:path>
            <draw:line draw:style-name="gr7" draw:text-style-name="P8" draw:layer="layout" svg:x1="37.99cm" svg:y1="35cm" svg:x2="37.99cm" svg:y2="35.625cm">
              <text:p/>
            </draw:line>
            <draw:line draw:style-name="gr7" draw:text-style-name="P8" draw:layer="layout" svg:x1="36.99cm" svg:y1="35cm" svg:x2="36.99cm" svg:y2="35.875cm">
              <text:p/>
            </draw:line>
            <draw:line draw:style-name="gr7" draw:text-style-name="P8" draw:layer="layout" svg:x1="38.99cm" svg:y1="35cm" svg:x2="38.99cm" svg:y2="35.75cm">
              <text:p/>
            </draw:line>
            <draw:path draw:style-name="gr8" draw:text-style-name="P3" draw:layer="layout" svg:width="0.176cm" svg:height="0.106cm" svg:x="37.937cm" svg:y="35.572cm" svg:viewBox="0 0 177 107" svg:d="M177 106l-124 1c-9 0-18-2-26-7-8-4-15-11-20-19-4-8-7-17-7-27 0-9 2-18 7-26 4-8 11-15 19-20 8-4 17-7 27-7l124-1z">
              <text:p/>
            </draw:path>
            <draw:path draw:style-name="gr8" draw:text-style-name="P3" draw:layer="layout" svg:width="1.177cm" svg:height="0.105cm" svg:x="36.937cm" svg:y="35.822cm" svg:viewBox="0 0 1178 106" svg:d="M1178 106h-1125c-9 0-18-2-26-7-9-5-15-11-20-19-5-9-7-18-7-27s2-18 7-26c5-9 11-15 20-20 8-5 17-7 26-7h1125z">
              <text:p/>
            </draw:path>
            <draw:path draw:style-name="gr8" draw:text-style-name="P3" draw:layer="layout" svg:width="0.302cm" svg:height="0.105cm" svg:x="38.74cm" svg:y="35.697cm" svg:viewBox="0 0 303 106" svg:d="M0 0h250c9 0 18 2 27 7 8 5 14 11 19 20 5 8 7 17 7 26s-2 18-7 27c-5 8-11 14-19 19-9 5-18 7-27 7h-250z">
              <text:p/>
            </draw:path>
          </draw:g>
          <draw:g>
            <draw:path draw:style-name="gr6" draw:text-style-name="P3" draw:layer="layout" svg:width="0.706cm" svg:height="0.581cm" draw:transform="rotate (-3.14159265358979) translate (37.8005cm 37.5405cm)" svg:viewBox="0 0 707 582" svg:d="M702 20c-4-6-9-11-15-15-6-3-13-5-20-5h-1c-71 0-141 13-202 36-32 12-61 27-86 44-26 18-49 38-68 59-10 12-18 23-26 35h-1c-10-11-21-19-34-27-13-7-26-13-40-16-14-4-28-6-43-6s-29 2-43 6c-14 3-27 9-40 16-13 8-24 16-34 27-11 10-19 21-27 34-7 13-13 26-16 40-4 14-6 28-6 43s2 29 6 43c3 14 9 27 16 40 8 13 16 24 27 34 10 11 21 19 34 27 13 7 26 13 40 16 14 4 28 6 43 6s29-2 43-6c14-3 27-9 40-16 13-8 24-16 34-27 1 0 1 0 1 0 8 12 16 23 26 35 19 21 42 41 68 59 25 17 54 32 86 44 61 23 131 36 202 36h1c7 0 14-2 20-5 6-4 11-9 15-15 3-6 5-13 5-21v-500c0-8-2-15-5-21zM250 291c0 4 0 7 0 11s-1 7-2 11c-2 7-5 14-8 20-4 7-9 13-14 18s-11 10-17 14c-7 3-14 6-21 8s-15 3-22 3-15-1-22-3-14-5-20-8c-7-4-13-9-18-14s-10-11-14-18c-3-6-6-13-8-20s-3-15-3-22 1-15 3-22 5-14 8-20c4-7 9-13 14-18s11-10 18-14c6-3 13-6 20-8s15-3 22-3 15 1 22 3 14 5 21 8c6 4 12 9 17 14s10 11 14 18c3 6 6 13 8 20 1 4 2 7 2 11s0 7 0 11zM371 390c-13-16-23-32-30-49-5-13-8-25-9-38 0-4 0-8 0-12s0-8 0-12c1-13 4-25 9-38 7-17 17-33 30-49 15-16 32-31 52-44 21-14 44-26 70-36 41-16 86-26 133-29v416c-47-3-92-13-133-29-26-10-49-22-70-36-20-13-37-28-52-44z">
              <text:p/>
            </draw:path>
            <draw:line draw:style-name="gr7" draw:text-style-name="P8" draw:layer="layout" svg:x1="37.009cm" svg:y1="38cm" svg:x2="37.009cm" svg:y2="37.375cm">
              <text:p/>
            </draw:line>
            <draw:line draw:style-name="gr7" draw:text-style-name="P8" draw:layer="layout" svg:x1="36.009cm" svg:y1="38cm" svg:x2="36.009cm" svg:y2="37.125cm">
              <text:p/>
            </draw:line>
            <draw:line draw:style-name="gr7" draw:text-style-name="P8" draw:layer="layout" svg:x1="38.009cm" svg:y1="38cm" svg:x2="38.009cm" svg:y2="37.25cm">
              <text:p/>
            </draw:line>
            <draw:path draw:style-name="gr8" draw:text-style-name="P3" draw:layer="layout" svg:width="0.176cm" svg:height="0.106cm" draw:transform="rotate (-3.14159265358979) translate (37.133cm 37.4279936959729cm)" svg:viewBox="0 0 177 107" svg:d="M0 106l124 1c9 0 18-2 26-7 8-4 15-11 20-19 4-8 7-17 7-27 0-9-2-18-7-26-4-8-11-15-19-20-8-4-17-7-27-7l-124-1z">
              <text:p/>
            </draw:path>
            <draw:path draw:style-name="gr8" draw:text-style-name="P3" draw:layer="layout" svg:width="1.177cm" svg:height="0.105cm" draw:transform="rotate (-3.14159265358979) translate (37.134cm 37.178cm)" svg:viewBox="0 0 1178 106" svg:d="M0 106h1125c9 0 18-2 27-7 8-5 14-11 19-19 5-9 7-18 7-27s-2-18-7-26c-5-9-11-15-19-20-9-5-18-7-27-7h-1125z">
              <text:p/>
            </draw:path>
            <draw:path draw:style-name="gr8" draw:text-style-name="P3" draw:layer="layout" svg:width="0.302cm" svg:height="0.105cm" draw:transform="rotate (-3.14159265358979) translate (38.062cm 37.303cm)" svg:viewBox="0 0 303 106" svg:d="M303 0h-250c-9 0-18 2-26 7-9 5-15 11-20 20-5 8-7 17-7 26s2 18 7 27c5 8 11 14 20 19 8 5 17 7 26 7h250z">
              <text:p/>
            </draw:path>
          </draw:g>
          <draw:g>
            <draw:path draw:style-name="gr6" draw:text-style-name="P3" draw:layer="layout" svg:width="0.706cm" svg:height="0.581cm" draw:transform="rotate (-3.14159265358979) translate (34.8005cm 37.5405cm)" svg:viewBox="0 0 707 582" svg:d="M702 20c-4-6-9-11-15-15-6-3-13-5-20-5h-1c-71 0-141 13-202 36-32 12-61 27-86 44-26 18-49 38-68 59-10 12-18 23-26 35h-1c-10-11-21-19-34-27-13-7-26-13-40-16-14-4-28-6-43-6s-29 2-43 6c-14 3-27 9-40 16-13 8-24 16-34 27-11 10-19 21-27 34-7 13-13 26-16 40-4 14-6 28-6 43s2 29 6 43c3 14 9 27 16 40 8 13 16 24 27 34 10 11 21 19 34 27 13 7 26 13 40 16 14 4 28 6 43 6s29-2 43-6c14-3 27-9 40-16 13-8 24-16 34-27 1 0 1 0 1 0 8 12 16 23 26 35 19 21 42 41 68 59 25 17 54 32 86 44 61 23 131 36 202 36h1c7 0 14-2 20-5 6-4 11-9 15-15 3-6 5-13 5-21v-500c0-8-2-15-5-21zM250 291c0 4 0 7 0 11s-1 7-2 11c-2 7-5 14-8 20-4 7-9 13-14 18s-11 10-17 14c-7 3-14 6-21 8s-15 3-22 3-15-1-22-3-14-5-20-8c-7-4-13-9-18-14s-10-11-14-18c-3-6-6-13-8-20s-3-15-3-22 1-15 3-22 5-14 8-20c4-7 9-13 14-18s11-10 18-14c6-3 13-6 20-8s15-3 22-3 15 1 22 3 14 5 21 8c6 4 12 9 17 14s10 11 14 18c3 6 6 13 8 20 1 4 2 7 2 11s0 7 0 11zM371 390c-13-16-23-32-30-49-5-13-8-25-9-38 0-4 0-8 0-12s0-8 0-12c1-13 4-25 9-38 7-17 17-33 30-49 15-16 32-31 52-44 21-14 44-26 70-36 41-16 86-26 133-29v416c-47-3-92-13-133-29-26-10-49-22-70-36-20-13-37-28-52-44z">
              <text:p/>
            </draw:path>
            <draw:line draw:style-name="gr7" draw:text-style-name="P8" draw:layer="layout" svg:x1="34.009cm" svg:y1="38cm" svg:x2="34.009cm" svg:y2="37.375cm">
              <text:p/>
            </draw:line>
            <draw:line draw:style-name="gr7" draw:text-style-name="P8" draw:layer="layout" svg:x1="33.009cm" svg:y1="38cm" svg:x2="33.009cm" svg:y2="37.125cm">
              <text:p/>
            </draw:line>
            <draw:line draw:style-name="gr7" draw:text-style-name="P8" draw:layer="layout" svg:x1="35.009cm" svg:y1="38cm" svg:x2="35.009cm" svg:y2="37.25cm">
              <text:p/>
            </draw:line>
            <draw:path draw:style-name="gr8" draw:text-style-name="P3" draw:layer="layout" svg:width="0.176cm" svg:height="0.106cm" draw:transform="rotate (-3.14159265358979) translate (34.133cm 37.4279936959729cm)" svg:viewBox="0 0 177 107" svg:d="M0 106l124 1c9 0 18-2 26-7 8-4 15-11 20-19 4-8 7-17 7-27 0-9-2-18-7-26-4-8-11-15-19-20-8-4-17-7-27-7l-124-1z">
              <text:p/>
            </draw:path>
            <draw:path draw:style-name="gr8" draw:text-style-name="P3" draw:layer="layout" svg:width="1.177cm" svg:height="0.105cm" draw:transform="rotate (-3.14159265358979) translate (34.134cm 37.178cm)" svg:viewBox="0 0 1178 106" svg:d="M0 106h1125c9 0 18-2 27-7 8-5 14-11 19-19 5-9 7-18 7-27s-2-18-7-26c-5-9-11-15-19-20-9-5-18-7-27-7h-1125z">
              <text:p/>
            </draw:path>
            <draw:path draw:style-name="gr8" draw:text-style-name="P3" draw:layer="layout" svg:width="0.302cm" svg:height="0.105cm" draw:transform="rotate (-3.14159265358979) translate (35.062cm 37.303cm)" svg:viewBox="0 0 303 106" svg:d="M303 0h-250c-9 0-18 2-26 7-9 5-15 11-20 20-5 8-7 17-7 26s2 18 7 27c5 8 11 14 20 19 8 5 17 7 26 7h250z">
              <text:p/>
            </draw:path>
          </draw:g>
        </draw:g>
        <draw:custom-shape draw:style-name="gr11" draw:text-style-name="P9" draw:layer="layout" svg:width="0.5cm" svg:height="0.5cm" svg:x="18.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9.25cm" svg:y="27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line draw:style-name="gr10" draw:text-style-name="P8" draw:layer="layout" svg:x1="19cm" svg:y1="31cm" svg:x2="19.5cm" svg:y2="27.25cm">
          <text:p/>
        </draw:line>
        <draw:line draw:style-name="gr10" draw:text-style-name="P8" draw:layer="layout" svg:x1="18.5cm" svg:y1="45.75cm" svg:x2="19cm" svg:y2="42cm">
          <text:p/>
        </draw:line>
        <draw:custom-shape draw:style-name="gr11" draw:text-style-name="P9" draw:layer="layout" svg:width="0.5cm" svg:height="0.5cm" svg:x="18.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8.2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6cm" svg:y1="39cm" svg:x2="17cm" svg:y2="39cm">
          <text:p/>
        </draw:line>
        <draw:custom-shape draw:style-name="gr11" draw:text-style-name="P9" draw:layer="layout" svg:width="0.5cm" svg:height="0.5cm" svg:x="15.75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6.75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9.75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cm" svg:y1="39cm" svg:x2="15cm" svg:y2="39cm">
          <text:p/>
        </draw:line>
        <draw:custom-shape draw:style-name="gr11" draw:text-style-name="P9" draw:layer="layout" svg:width="0.501cm" svg:height="0.5cm" svg:x="14.749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6.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6.5cm" svg:y1="44.75cm" svg:x2="17cm" svg:y2="42cm">
          <text:p/>
        </draw:line>
        <draw:custom-shape draw:style-name="gr11" draw:text-style-name="P9" draw:layer="layout" svg:width="0.5cm" svg:height="0.5cm" svg:x="16.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7.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8cm" svg:y1="34cm" svg:x2="25cm" svg:y2="34cm">
          <text:p/>
        </draw:line>
        <draw:custom-shape draw:style-name="gr11" draw:text-style-name="P9" draw:layer="layout" svg:width="0.5cm" svg:height="0.5cm" svg:x="24.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5.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5.5cm" svg:y1="33.5cm" svg:x2="26cm" svg:y2="34cm">
          <text:p/>
        </draw:line>
        <draw:line draw:style-name="gr10" draw:text-style-name="P8" draw:layer="layout" svg:x1="25.5cm" svg:y1="33.5cm" svg:x2="21cm" svg:y2="33cm">
          <text:p/>
        </draw:line>
        <draw:custom-shape draw:style-name="gr11" draw:text-style-name="P9" draw:layer="layout" svg:width="0.5cm" svg:height="0.5cm" svg:x="20.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9.7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8.5cm" svg:y1="32.5cm" svg:x2="20cm" svg:y2="32cm">
          <text:p/>
        </draw:line>
        <draw:custom-shape draw:style-name="gr11" draw:text-style-name="P9" draw:layer="layout" svg:width="0.5cm" svg:height="0.5cm" svg:x="28.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6.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7.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7cm" svg:y1="34cm" svg:x2="28cm" svg:y2="34cm">
          <text:p/>
        </draw:line>
        <draw:custom-shape draw:style-name="gr11" draw:text-style-name="P9" draw:layer="layout" svg:width="0.5cm" svg:height="0.5cm" svg:x="26.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8.5cm" svg:y1="32.5cm" svg:x2="29cm" svg:y2="33cm">
          <text:p/>
        </draw:line>
        <draw:line draw:style-name="gr10" draw:text-style-name="P8" draw:layer="layout" svg:x1="27cm" svg:y1="33cm" svg:x2="28.25cm" svg:y2="33cm">
          <text:p/>
        </draw:line>
        <draw:line draw:style-name="gr10" draw:text-style-name="P8" draw:layer="layout" svg:x1="31cm" svg:y1="34.5cm" svg:x2="31cm" svg:y2="38.75cm">
          <text:p/>
        </draw:line>
        <draw:line draw:style-name="gr10" draw:text-style-name="P8" draw:layer="layout" svg:x1="30.75cm" svg:y1="39cm" svg:x2="31cm" svg:y2="38.75cm">
          <text:p/>
        </draw:line>
        <draw:line draw:style-name="gr10" draw:text-style-name="P8" draw:layer="layout" svg:x1="30.75cm" svg:y1="39cm" svg:x2="27cm" svg:y2="39cm">
          <text:p/>
        </draw:line>
        <draw:custom-shape draw:style-name="gr11" draw:text-style-name="P9" draw:layer="layout" svg:width="0.5cm" svg:height="0.5cm" svg:x="26.75cm" svg:y="38.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7.75cm" svg:y="3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1.75cm" svg:y1="40cm" svg:x2="28cm" svg:y2="40cm">
          <text:p/>
        </draw:line>
        <draw:line draw:style-name="gr10" draw:text-style-name="P8" draw:layer="layout" svg:x1="31.75cm" svg:y1="40cm" svg:x2="32cm" svg:y2="39.75cm">
          <text:p/>
        </draw:line>
        <draw:line draw:style-name="gr10" draw:text-style-name="P8" draw:layer="layout" svg:x1="32cm" svg:y1="34.5cm" svg:x2="32cm" svg:y2="39.75cm">
          <text:p/>
        </draw:line>
        <draw:line draw:style-name="gr10" draw:text-style-name="P8" draw:layer="layout" svg:x1="32cm" svg:y1="34.5cm" svg:x2="32.25cm" svg:y2="34.25cm">
          <text:p/>
        </draw:line>
        <draw:line draw:style-name="gr10" draw:text-style-name="P8" draw:layer="layout" svg:x1="35.75cm" svg:y1="34.25cm" svg:x2="32.25cm" svg:y2="34.25cm">
          <text:p/>
        </draw:line>
        <draw:line draw:style-name="gr10" draw:text-style-name="P8" draw:layer="layout" svg:x1="35.75cm" svg:y1="34.25cm" svg:x2="36cm" svg:y2="34cm">
          <text:p/>
        </draw:line>
        <draw:custom-shape draw:style-name="gr11" draw:text-style-name="P9" draw:layer="layout" svg:width="0.5cm" svg:height="0.5cm" svg:x="35.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17" draw:text-style-name="P9" draw:layer="layout" svg:width="0.5cm" svg:height="0.374cm" svg:x="33.749cm" svg:y="33.75cm" svg:viewBox="0 0 501 375" svg:d="M33 375c-22-38-33-81-33-124 0-44 12-88 34-126s53-69 91-91 82-34 126-34c43 0 87 12 125 34s69 53 91 91 34 82 34 126c0 43-11 86-33 124z">
          <text:p/>
        </draw:path>
        <draw:custom-shape draw:style-name="gr11" draw:text-style-name="P9" draw:layer="layout" svg:width="0.5cm" svg:height="0.5cm" svg:x="33.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4cm" svg:y1="33cm" svg:x2="35cm" svg:y2="33cm">
          <text:p/>
        </draw:line>
        <draw:custom-shape draw:style-name="gr11" draw:text-style-name="P9" draw:layer="layout" svg:width="0.5cm" svg:height="0.5cm" svg:x="34.75cm" svg:y="3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4cm" svg:y1="34cm" svg:x2="29cm" svg:y2="34cm">
          <text:p/>
        </draw:line>
        <draw:path draw:style-name="gr17" draw:text-style-name="P9" draw:layer="layout" svg:width="0.5cm" svg:height="0.374cm" svg:x="28.75cm" svg:y="33.75cm" svg:viewBox="0 0 501 375" svg:d="M33 375c-22-38-33-81-33-124 0-44 12-88 34-126s53-69 91-91 82-34 126-34c43 0 87 12 125 34s69 53 91 91 34 82 34 126c0 43-11 86-33 124z">
          <text:p/>
        </draw:path>
        <draw:line draw:style-name="gr10" draw:text-style-name="P8" draw:layer="layout" svg:x1="28.5cm" svg:y1="34cm" svg:x2="28.5cm" svg:y2="33.25cm">
          <text:p/>
        </draw:line>
        <draw:line draw:style-name="gr10" draw:text-style-name="P8" draw:layer="layout" svg:x1="28.5cm" svg:y1="34cm" svg:x2="28.75cm" svg:y2="34.25cm">
          <text:p/>
        </draw:line>
        <draw:line draw:style-name="gr10" draw:text-style-name="P8" draw:layer="layout" svg:x1="30.75cm" svg:y1="34.25cm" svg:x2="28.75cm" svg:y2="34.25cm">
          <text:p/>
        </draw:line>
        <draw:line draw:style-name="gr10" draw:text-style-name="P8" draw:layer="layout" svg:x1="30.75cm" svg:y1="34.25cm" svg:x2="31cm" svg:y2="34.5cm">
          <text:p/>
        </draw:line>
        <draw:line draw:style-name="gr10" draw:text-style-name="P8" draw:layer="layout" svg:x1="28.25cm" svg:y1="33cm" svg:x2="28.5cm" svg:y2="33.25cm">
          <text:p/>
        </draw:line>
        <draw:custom-shape draw:style-name="gr11" draw:text-style-name="P9" draw:layer="layout" svg:width="0.5cm" svg:height="0.5cm" svg:x="32.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2.2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3cm" svg:y1="31cm" svg:x2="32.5cm" svg:y2="28.25cm">
          <text:p/>
        </draw:line>
        <draw:custom-shape draw:style-name="gr11" draw:text-style-name="P9" draw:layer="layout" svg:width="0.5cm" svg:height="0.5cm" svg:x="38.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9cm" svg:y1="42cm" svg:x2="38.5cm" svg:y2="44.75cm">
          <text:p/>
        </draw:line>
        <draw:custom-shape draw:style-name="gr11" draw:text-style-name="P9" draw:layer="layout" svg:width="0.5cm" svg:height="0.5cm" svg:x="38.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5" draw:text-style-name="P10" draw:layer="layout" svg:width="1.5cm" svg:height="0.962cm" svg:x="14.25cm" svg:y="42.538cm">
          <draw:text-box>
            <text:p text:style-name="P1">clk</text:p>
          </draw:text-box>
        </draw:frame>
        <draw:frame draw:style-name="gr15" draw:text-style-name="P10" draw:layer="layout" svg:width="1.5cm" svg:height="1.114cm" svg:x="17.25cm" svg:y="28.75cm">
          <draw:text-box>
            <text:p text:style-name="P1">t<text:span text:style-name="T2">2</text:span></text:p>
          </draw:text-box>
        </draw:frame>
        <draw:frame draw:style-name="gr15" draw:text-style-name="P10" draw:layer="layout" svg:width="1.5cm" svg:height="1.114cm" svg:x="19.25cm" svg:y="28.75cm">
          <draw:text-box>
            <text:p text:style-name="P1">t<text:span text:style-name="T2">0</text:span></text:p>
          </draw:text-box>
        </draw:frame>
        <draw:frame draw:style-name="gr15" draw:text-style-name="P10" draw:layer="layout" svg:width="1.5cm" svg:height="1.114cm" svg:x="20.25cm" svg:y="28.75cm">
          <draw:text-box>
            <text:p text:style-name="P1">t<text:span text:style-name="T2">1</text:span></text:p>
          </draw:text-box>
        </draw:frame>
        <draw:frame draw:style-name="gr15" draw:text-style-name="P10" draw:layer="layout" svg:width="1.5cm" svg:height="1.114cm" svg:x="24.25cm" svg:y="28.886cm">
          <draw:text-box>
            <text:p text:style-name="P1">t<text:span text:style-name="T2">2</text:span></text:p>
          </draw:text-box>
        </draw:frame>
        <draw:frame draw:style-name="gr15" draw:text-style-name="P10" draw:layer="layout" svg:width="1.5cm" svg:height="1.114cm" svg:x="25.25cm" svg:y="28.886cm">
          <draw:text-box>
            <text:p text:style-name="P1">t<text:span text:style-name="T2">1</text:span></text:p>
          </draw:text-box>
        </draw:frame>
        <draw:frame draw:style-name="gr15" draw:text-style-name="P10" draw:layer="layout" svg:width="1.5cm" svg:height="1.114cm" svg:x="28.25cm" svg:y="28.886cm">
          <draw:text-box>
            <text:p text:style-name="P1">t<text:span text:style-name="T2">0</text:span></text:p>
          </draw:text-box>
        </draw:frame>
        <draw:frame draw:style-name="gr25" draw:text-style-name="P10" draw:layer="layout" svg:width="1.5cm" svg:height="1.114cm" svg:x="26.75cm" svg:y="28.886cm">
          <draw:text-box>
            <text:p text:style-name="P1">t<text:span text:style-name="T2">2</text:span>t<text:span text:style-name="T2">1</text:span></text:p>
          </draw:text-box>
        </draw:frame>
        <draw:frame draw:style-name="gr5" draw:text-style-name="P10" draw:layer="layout" svg:width="2cm" svg:height="1.114cm" svg:x="29.25cm" svg:y="28.886cm">
          <draw:text-box>
            <text:p text:style-name="P1">t<text:span text:style-name="T2">2</text:span>t<text:span text:style-name="T2">1</text:span><text:span text:style-name="T3">t</text:span><text:span text:style-name="T2">0</text:span></text:p>
          </draw:text-box>
        </draw:frame>
        <draw:frame draw:style-name="gr25" draw:text-style-name="P10" draw:layer="layout" svg:width="1.5cm" svg:height="1.114cm" svg:x="26.25cm" svg:y="43.25cm">
          <draw:text-box>
            <text:p text:style-name="P1">t<text:span text:style-name="T2">2</text:span>t<text:span text:style-name="T2">1</text:span></text:p>
          </draw:text-box>
        </draw:frame>
        <draw:frame draw:style-name="gr25" draw:text-style-name="P10" draw:layer="layout" svg:width="2cm" svg:height="1.114cm" svg:x="28.25cm" svg:y="43.25cm">
          <draw:text-box>
            <text:p text:style-name="P1">t<text:span text:style-name="T2">2</text:span>t<text:span text:style-name="T2">1</text:span><text:span text:style-name="T3">t̅</text:span><text:span text:style-name="T2">0</text:span></text:p>
          </draw:text-box>
        </draw:frame>
        <draw:frame draw:style-name="gr26" draw:text-style-name="P20" draw:layer="layout" svg:width="0.912cm" svg:height="1.115cm" svg:x="35.75cm" svg:y="28.75cm">
          <draw:text-box>
            <text:p><text:span text:style-name="T3">t̅</text:span><text:span text:style-name="T2">0</text:span></text:p>
          </draw:text-box>
        </draw:frame>
        <draw:frame draw:style-name="gr15" draw:text-style-name="P10" draw:layer="layout" svg:width="1.5cm" svg:height="1.114cm" svg:x="33.25cm" svg:y="28.886cm">
          <draw:text-box>
            <text:p text:style-name="P1">t<text:span text:style-name="T2">0</text:span></text:p>
          </draw:text-box>
        </draw:frame>
        <draw:g>
          <draw:custom-shape draw:style-name="gr27" draw:text-style-name="P21" draw:layer="layout" svg:width="1cm" svg:height="1cm" svg:x="6.5cm" svg:y="2.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6.687cm" svg:y="3.249cm">
            <text:p/>
            <draw:enhanced-geometry svg:viewBox="0 0 21600 21600" draw:type="rectangle" draw:enhanced-path="M 0 0 L 21600 0 21600 21600 0 21600 0 0 Z N"/>
          </draw:custom-shape>
          <draw:custom-shape draw:style-name="gr29" draw:text-style-name="P9" draw:layer="layout" svg:width="0.625cm" svg:height="0.438cm" svg:x="6.687cm" svg:y="3.3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7.406cm 3.50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7.42cm 3.6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2" draw:text-style-name="P3" draw:layer="layout" svg:width="0.158cm" svg:height="0.268cm" svg:x="6.921cm" svg:y="3.732cm" svg:viewBox="0 0 159 269" svg:d="M0 80c0-14 4-28 11-40s17-22 29-29 26-11 40-11c13 0 27 4 39 11s22 17 29 29 11 26 11 40v182c-26 4-52 7-79 7s-54-3-80-7z">
            <text:p/>
          </draw:path>
          <draw:path draw:style-name="gr22" draw:text-style-name="P3" draw:layer="layout" svg:width="0.158cm" svg:height="0.329cm" svg:x="6.921cm" svg:y="2.999cm" svg:viewBox="0 0 159 330" svg:d="M159 250c0 14-4 28-11 40s-17 22-29 29-26 11-39 11c-14 0-28-4-40-11s-22-17-29-29-11-26-11-40v-244c26-4 53-6 80-6s53 2 79 6z">
            <text:p/>
          </draw:path>
        </draw:g>
        <draw:g>
          <draw:custom-shape draw:style-name="gr27" draw:text-style-name="P21" draw:layer="layout" svg:width="1cm" svg:height="1cm" svg:x="6.5cm" svg:y="4.4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6.687cm" svg:y="4.624cm">
            <text:p/>
            <draw:enhanced-geometry svg:viewBox="0 0 21600 21600" draw:type="rectangle" draw:enhanced-path="M 0 0 L 21600 0 21600 21600 0 21600 0 0 Z N"/>
          </draw:custom-shape>
          <draw:custom-shape draw:style-name="gr29" draw:text-style-name="P9" draw:layer="layout" svg:width="0.625cm" svg:height="0.438cm" svg:x="6.687cm" svg:y="4.7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7.406cm 4.8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7.42cm 4.9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6.875cm" svg:y="5.186cm">
            <text:p/>
            <draw:enhanced-geometry svg:viewBox="0 0 21600 21600" draw:type="rectangle" draw:enhanced-path="M 0 0 L 21600 0 21600 21600 0 21600 0 0 Z N"/>
          </draw:custom-shape>
          <draw:path draw:style-name="gr22" draw:text-style-name="P3" draw:layer="layout" svg:width="0.158cm" svg:height="0.125cm" svg:x="6.921cm" svg:y="5.374cm" svg:viewBox="0 0 159 126" svg:d="M159 0v120c-26 4-52 6-79 6s-54-2-80-6v-120z">
            <text:p/>
          </draw:path>
          <draw:path draw:style-name="gr22" draw:text-style-name="P3" draw:layer="layout" svg:width="0.158cm" svg:height="0.204cm" svg:x="6.921cm" svg:y="4.499cm" svg:viewBox="0 0 159 205" svg:d="M159 125c0 14-4 28-11 40s-17 22-29 29-26 11-39 11c-14 0-28-4-40-11s-22-17-29-29-11-26-11-40v-119c26-4 53-6 80-6s53 2 79 6z">
            <text:p/>
          </draw:path>
        </draw:g>
        <draw:custom-shape draw:style-name="gr11" draw:text-style-name="P9" draw:layer="layout" svg:width="0.5cm" svg:height="0.5cm" svg:x="13.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 draw:text-style-name="P21" draw:layer="layout" svg:width="1cm" svg:height="1cm" svg:x="14cm" svg:y="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14.187cm" svg:y="8.625cm">
            <text:p/>
            <draw:enhanced-geometry svg:viewBox="0 0 21600 21600" draw:type="rectangle" draw:enhanced-path="M 0 0 L 21600 0 21600 21600 0 21600 0 0 Z N"/>
          </draw:custom-shape>
          <draw:custom-shape draw:style-name="gr29" draw:text-style-name="P9" draw:layer="layout" svg:width="0.625cm" svg:height="0.438cm" svg:x="14.187cm" svg:y="8.7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14.906cm 8.8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14.92cm 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14.375cm" svg:y="9.187cm">
            <text:p/>
            <draw:enhanced-geometry svg:viewBox="0 0 21600 21600" draw:type="rectangle" draw:enhanced-path="M 0 0 L 21600 0 21600 21600 0 21600 0 0 Z N"/>
          </draw:custom-shape>
          <draw:path draw:style-name="gr22" draw:text-style-name="P3" draw:layer="layout" svg:width="0.158cm" svg:height="0.125cm" svg:x="14.421cm" svg:y="9.375cm" svg:viewBox="0 0 159 126" svg:d="M159 0v120c-26 4-52 6-79 6s-54-2-80-6v-120z">
            <text:p/>
          </draw:path>
          <draw:path draw:style-name="gr22" draw:text-style-name="P3" draw:layer="layout" svg:width="0.158cm" svg:height="0.204cm" svg:x="14.421cm" svg:y="8.5cm" svg:viewBox="0 0 159 205" svg:d="M159 125c0 14-4 28-11 40s-17 22-29 29-26 11-39 11c-14 0-28-4-40-11s-22-17-29-29-11-26-11-40v-119c26-4 53-6 80-6s53 2 79 6z">
            <text:p/>
          </draw:path>
        </draw:g>
        <draw:line draw:style-name="gr10" draw:text-style-name="P8" draw:layer="layout" svg:x1="14.5cm" svg:y1="8.5cm" svg:x2="14.5cm" svg:y2="6.25cm">
          <text:p/>
        </draw:line>
        <draw:line draw:style-name="gr10" draw:text-style-name="P8" draw:layer="layout" svg:x1="14cm" svg:y1="10cm" svg:x2="14.5cm" svg:y2="9.5cm">
          <text:p/>
        </draw:line>
        <draw:g>
          <draw:custom-shape draw:style-name="gr27" draw:text-style-name="P21" draw:layer="layout" svg:width="1cm" svg:height="1cm" draw:transform="rotate (-3.14159265358979) translate (14cm 22.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 draw:text-style-name="P9" draw:layer="layout" svg:width="0.625cm" svg:height="0.125cm" draw:transform="rotate (-3.14159265358979) translate (13.813cm 22.375cm)">
            <text:p/>
            <draw:enhanced-geometry svg:viewBox="0 0 21600 21600" draw:mirror-horizontal="false" draw:mirror-vertical="false" draw:type="rectangle" draw:enhanced-path="M 0 0 L 21600 0 21600 21600 0 21600 0 0 Z N"/>
          </draw:custom-shape>
          <draw:custom-shape draw:style-name="gr29" draw:text-style-name="P9" draw:layer="layout" svg:width="0.625cm" svg:height="0.438cm" draw:transform="rotate (-3.14159265358979) translate (13.813cm 22.2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13.094cm 22.12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13.08cm 22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draw:transform="rotate (-3.14159265358979) translate (13.625cm 21.813cm)">
            <text:p/>
            <draw:enhanced-geometry svg:viewBox="0 0 21600 21600" draw:mirror-horizontal="false" draw:mirror-vertical="false" draw:type="rectangle" draw:enhanced-path="M 0 0 L 21600 0 21600 21600 0 21600 0 0 Z N"/>
          </draw:custom-shape>
          <draw:path draw:style-name="gr22" draw:text-style-name="P3" draw:layer="layout" svg:width="0.158cm" svg:height="0.125cm" draw:transform="rotate (-3.14159265358979) translate (13.5795cm 21.625cm)" svg:viewBox="0 0 159 126" svg:d="M159 0v120c-26 4-52 6-79 6s-54-2-80-6v-120z">
            <text:p/>
          </draw:path>
          <draw:path draw:style-name="gr22" draw:text-style-name="P3" draw:layer="layout" svg:width="0.158cm" svg:height="0.204cm" draw:transform="rotate (-3.14159265358979) translate (13.5795cm 22.5cm)" svg:viewBox="0 0 159 205" svg:d="M159 125c0 14-4 28-11 40s-17 22-29 29-26 11-39 11c-14 0-28-4-40-11s-22-17-29-29-11-26-11-40v-119c26-4 53-6 80-6s53 2 79 6z">
            <text:p/>
          </draw:path>
        </draw:g>
        <draw:line draw:style-name="gr10" draw:text-style-name="P8" draw:layer="layout" svg:x1="13.5cm" svg:y1="21.5cm" svg:x2="13cm" svg:y2="21cm">
          <text:p/>
        </draw:line>
        <draw:line draw:style-name="gr10" draw:text-style-name="P8" draw:layer="layout" svg:x1="13.5cm" svg:y1="23.75cm" svg:x2="13.5cm" svg:y2="22.5cm">
          <text:p/>
        </draw:line>
        <draw:custom-shape draw:style-name="gr11" draw:text-style-name="P9" draw:layer="layout" svg:width="0.5cm" svg:height="0.5cm" svg:x="13.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31" draw:text-style-name="P22" draw:layer="layout" svg:width="1cm" svg:height="1cm" svg:x="9.5cm" svg:y="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9.687cm" svg:y="8.125cm">
            <text:p/>
            <draw:enhanced-geometry svg:viewBox="0 0 21600 21600" draw:type="rectangle" draw:enhanced-path="M 0 0 L 21600 0 21600 21600 0 21600 0 0 Z N"/>
          </draw:custom-shape>
          <draw:custom-shape draw:style-name="gr29" draw:text-style-name="P9" draw:layer="layout" svg:width="0.625cm" svg:height="0.438cm" svg:x="9.687cm" svg:y="8.2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10.406cm 8.3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10.42cm 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9.875cm" svg:y="8.687cm">
            <text:p/>
            <draw:enhanced-geometry svg:viewBox="0 0 21600 21600" draw:type="rectangle" draw:enhanced-path="M 0 0 L 21600 0 21600 21600 0 21600 0 0 Z N"/>
          </draw:custom-shape>
          <draw:path draw:style-name="gr22" draw:text-style-name="P3" draw:layer="layout" svg:width="0.158cm" svg:height="0.125cm" svg:x="9.921cm" svg:y="8.875cm" svg:viewBox="0 0 159 126" svg:d="M159 0v120c-26 4-52 6-79 6s-54-2-80-6v-120z">
            <text:p/>
          </draw:path>
          <draw:path draw:style-name="gr22" draw:text-style-name="P3" draw:layer="layout" svg:width="0.158cm" svg:height="0.204cm" svg:x="9.921cm" svg:y="8cm" svg:viewBox="0 0 159 205" svg:d="M159 125c0 14-4 28-11 40s-17 22-29 29-26 11-39 11c-14 0-28-4-40-11s-22-17-29-29-11-26-11-40v-119c26-4 53-6 80-6s53 2 79 6z">
            <text:p/>
          </draw:path>
        </draw:g>
        <draw:custom-shape draw:style-name="gr11" draw:text-style-name="P9" draw:layer="layout" svg:width="0.5cm" svg:height="0.5cm" svg:x="10.2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cm" svg:y1="8cm" svg:x2="10.5cm" svg:y2="6.25cm">
          <text:p/>
        </draw:line>
        <draw:custom-shape draw:style-name="gr11" draw:text-style-name="P9" draw:layer="layout" svg:width="0.5cm" svg:height="0.5cm" svg:x="10.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0cm" svg:y1="9cm" svg:x2="11cm" svg:y2="10cm">
          <text:p/>
        </draw:line>
        <draw:g>
          <draw:custom-shape draw:style-name="gr31" draw:text-style-name="P22" draw:layer="layout" svg:width="1cm" svg:height="1cm" draw:transform="rotate (-3.14159265358979) translate (10cm 22.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draw:transform="rotate (-3.14159265358979) translate (9.813cm 22.376cm)">
            <text:p/>
            <draw:enhanced-geometry svg:viewBox="0 0 21600 21600" draw:type="rectangle" draw:enhanced-path="M 0 0 L 21600 0 21600 21600 0 21600 0 0 Z N"/>
          </draw:custom-shape>
          <draw:custom-shape draw:style-name="gr29" draw:text-style-name="P9" draw:layer="layout" svg:width="0.625cm" svg:height="0.438cm" draw:transform="rotate (-3.14159265358979) translate (9.813cm 22.25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9.094cm 22.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9.08cm 22.00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draw:transform="rotate (-3.14159265358979) translate (9.625cm 21.814cm)">
            <text:p/>
            <draw:enhanced-geometry svg:viewBox="0 0 21600 21600" draw:type="rectangle" draw:enhanced-path="M 0 0 L 21600 0 21600 21600 0 21600 0 0 Z N"/>
          </draw:custom-shape>
          <draw:path draw:style-name="gr22" draw:text-style-name="P3" draw:layer="layout" svg:width="0.158cm" svg:height="0.125cm" draw:transform="rotate (-3.14159265358979) translate (9.5795cm 21.626cm)" svg:viewBox="0 0 159 126" svg:d="M159 0v120c-26 4-52 6-79 6s-54-2-80-6v-120z">
            <text:p/>
          </draw:path>
          <draw:path draw:style-name="gr22" draw:text-style-name="P3" draw:layer="layout" svg:width="0.158cm" svg:height="0.204cm" draw:transform="rotate (-3.14159265358979) translate (9.5795cm 22.501cm)" svg:viewBox="0 0 159 205" svg:d="M159 125c0 14-4 28-11 40s-17 22-29 29-26 11-39 11c-14 0-28-4-40-11s-22-17-29-29-11-26-11-40v-119c26-4 53-6 80-6s53 2 79 6z">
            <text:p/>
          </draw:path>
        </draw:g>
        <draw:line draw:style-name="gr10" draw:text-style-name="P8" draw:layer="layout" svg:x1="8.5cm" svg:y1="23.75cm" svg:x2="9cm" svg:y2="21cm">
          <text:p/>
        </draw:line>
        <draw:custom-shape draw:style-name="gr11" draw:text-style-name="P9" draw:layer="layout" svg:width="0.5cm" svg:height="0.5cm" svg:x="9.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8.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10.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9.5cm" svg:y1="21.5cm" svg:x2="10cm" svg:y2="21cm">
          <text:p/>
        </draw:line>
        <draw:line draw:style-name="gr10" draw:text-style-name="P8" draw:layer="layout" svg:x1="9.75cm" svg:y1="23.5cm" svg:x2="9.5cm" svg:y2="22.5cm">
          <text:p/>
        </draw:line>
        <draw:line draw:style-name="gr10" draw:text-style-name="P8" draw:layer="layout" svg:x1="9.75cm" svg:y1="23.5cm" svg:x2="10.5cm" svg:y2="23.75cm">
          <text:p/>
        </draw:line>
        <draw:g>
          <draw:custom-shape draw:style-name="gr31" draw:text-style-name="P22" draw:layer="layout" svg:width="1cm" svg:height="1cm" draw:transform="rotate (-3.14159265358979) translate (9.5cm 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draw:transform="rotate (-3.14159265358979) translate (9.313cm 43.875cm)">
            <text:p/>
            <draw:enhanced-geometry svg:viewBox="0 0 21600 21600" draw:type="rectangle" draw:enhanced-path="M 0 0 L 21600 0 21600 21600 0 21600 0 0 Z N"/>
          </draw:custom-shape>
          <draw:custom-shape draw:style-name="gr29" draw:text-style-name="P9" draw:layer="layout" svg:width="0.625cm" svg:height="0.438cm" draw:transform="rotate (-3.14159265358979) translate (9.313cm 43.7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8.594cm 43.6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8.58cm 43.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draw:transform="rotate (-3.14159265358979) translate (9.125cm 43.313cm)">
            <text:p/>
            <draw:enhanced-geometry svg:viewBox="0 0 21600 21600" draw:type="rectangle" draw:enhanced-path="M 0 0 L 21600 0 21600 21600 0 21600 0 0 Z N"/>
          </draw:custom-shape>
          <draw:path draw:style-name="gr22" draw:text-style-name="P3" draw:layer="layout" svg:width="0.158cm" svg:height="0.125cm" draw:transform="rotate (-3.14159265358979) translate (9.0795cm 43.125cm)" svg:viewBox="0 0 159 126" svg:d="M159 0v120c-26 4-52 6-79 6s-54-2-80-6v-120z">
            <text:p/>
          </draw:path>
          <draw:path draw:style-name="gr22" draw:text-style-name="P3" draw:layer="layout" svg:width="0.158cm" svg:height="0.204cm" draw:transform="rotate (-3.14159265358979) translate (9.0795cm 44cm)" svg:viewBox="0 0 159 205" svg:d="M159 125c0 14-4 28-11 40s-17 22-29 29-26 11-39 11c-14 0-28-4-40-11s-22-17-29-29-11-26-11-40v-119c26-4 53-6 80-6s53 2 79 6z">
            <text:p/>
          </draw:path>
        </draw:g>
        <draw:custom-shape draw:style-name="gr11" draw:text-style-name="P9" draw:layer="layout" svg:width="0.5cm" svg:height="0.5cm" svg:x="9.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9cm" svg:y1="43cm" svg:x2="10cm" svg:y2="42cm">
          <text:p/>
        </draw:line>
        <draw:line draw:style-name="gr10" draw:text-style-name="P8" draw:layer="layout" svg:x1="8.5cm" svg:y1="44.75cm" svg:x2="9cm" svg:y2="44cm">
          <text:p/>
        </draw:line>
        <draw:custom-shape draw:style-name="gr11" draw:text-style-name="P9" draw:layer="layout" svg:width="0.5cm" svg:height="0.5cm" svg:x="8.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7" draw:text-style-name="P21" draw:layer="layout" svg:width="1cm" svg:height="1cm" draw:transform="rotate (-3.14159265358979) translate (28.5cm 4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8" draw:text-style-name="P9" draw:layer="layout" svg:width="0.625cm" svg:height="0.125cm" draw:transform="rotate (-3.14159265358979) translate (28.313cm 43.875cm)">
            <text:p/>
            <draw:enhanced-geometry svg:viewBox="0 0 21600 21600" draw:mirror-horizontal="false" draw:mirror-vertical="false" draw:type="rectangle" draw:enhanced-path="M 0 0 L 21600 0 21600 21600 0 21600 0 0 Z N"/>
          </draw:custom-shape>
          <draw:custom-shape draw:style-name="gr29" draw:text-style-name="P9" draw:layer="layout" svg:width="0.625cm" svg:height="0.438cm" draw:transform="rotate (-3.14159265358979) translate (28.313cm 43.751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27.594cm 43.62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27.58cm 43.5cm)">
            <text:p/>
            <draw:enhanced-geometry svg:viewBox="0 0 21600 21600" draw:glue-points="?f0 0 ?f1 10800 0 21600 10800 21600 21600 21600 ?f7 10800" draw:text-areas="?f1 10800 ?f2 18000 ?f3 7200 ?f4 21600" draw:mirror-horizontal="false" draw:mirror-vertical="false"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draw:transform="rotate (-3.14159265358979) translate (28.125cm 43.313cm)">
            <text:p/>
            <draw:enhanced-geometry svg:viewBox="0 0 21600 21600" draw:mirror-horizontal="false" draw:mirror-vertical="false" draw:type="rectangle" draw:enhanced-path="M 0 0 L 21600 0 21600 21600 0 21600 0 0 Z N"/>
          </draw:custom-shape>
          <draw:path draw:style-name="gr22" draw:text-style-name="P3" draw:layer="layout" svg:width="0.158cm" svg:height="0.125cm" draw:transform="rotate (-3.14159265358979) translate (28.0795cm 43.125cm)" svg:viewBox="0 0 159 126" svg:d="M159 0v120c-26 4-52 6-79 6s-54-2-80-6v-120z">
            <text:p/>
          </draw:path>
          <draw:path draw:style-name="gr22" draw:text-style-name="P3" draw:layer="layout" svg:width="0.158cm" svg:height="0.204cm" draw:transform="rotate (-3.14159265358979) translate (28.0795cm 44cm)" svg:viewBox="0 0 159 205" svg:d="M159 125c0 14-4 28-11 40s-17 22-29 29-26 11-39 11c-14 0-28-4-40-11s-22-17-29-29-11-26-11-40v-119c26-4 53-6 80-6s53 2 79 6z">
            <text:p/>
          </draw:path>
        </draw:g>
        <draw:line draw:style-name="gr10" draw:text-style-name="P8" draw:layer="layout" svg:x1="29cm" svg:y1="42cm" svg:x2="28cm" svg:y2="43cm">
          <text:p/>
        </draw:line>
        <draw:line draw:style-name="gr10" draw:text-style-name="P8" draw:layer="layout" svg:x1="28.5cm" svg:y1="44.75cm" svg:x2="28cm" svg:y2="44cm">
          <text:p/>
        </draw:line>
        <draw:custom-shape draw:style-name="gr11" draw:text-style-name="P9" draw:layer="layout" svg:width="0.5cm" svg:height="0.5cm" svg:x="28.75cm" svg:y="4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8.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11.75cm" svg:y1="22cm" svg:x2="11.75cm" svg:y2="25cm">
          <text:p/>
        </draw:line>
        <draw:line draw:style-name="gr10" draw:text-style-name="P8" draw:layer="layout" svg:x1="6.75cm" svg:y1="27cm" svg:x2="11.75cm" svg:y2="25cm">
          <text:p/>
        </draw:line>
        <draw:g>
          <draw:custom-shape draw:style-name="gr27" draw:text-style-name="P21" draw:layer="layout" svg:width="1cm" svg:height="1cm" svg:x="23.7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23.937cm" svg:y="28.125cm">
            <text:p/>
            <draw:enhanced-geometry svg:viewBox="0 0 21600 21600" draw:type="rectangle" draw:enhanced-path="M 0 0 L 21600 0 21600 21600 0 21600 0 0 Z N"/>
          </draw:custom-shape>
          <draw:custom-shape draw:style-name="gr29" draw:text-style-name="P9" draw:layer="layout" svg:width="0.625cm" svg:height="0.438cm" svg:x="23.937cm" svg:y="28.2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4.656cm 28.3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4.67cm 28.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24.125cm" svg:y="28.687cm">
            <text:p/>
            <draw:enhanced-geometry svg:viewBox="0 0 21600 21600" draw:type="rectangle" draw:enhanced-path="M 0 0 L 21600 0 21600 21600 0 21600 0 0 Z N"/>
          </draw:custom-shape>
          <draw:path draw:style-name="gr22" draw:text-style-name="P3" draw:layer="layout" svg:width="0.158cm" svg:height="0.125cm" svg:x="24.171cm" svg:y="28.875cm" svg:viewBox="0 0 159 126" svg:d="M159 0v120c-26 4-52 6-79 6s-54-2-80-6v-120z">
            <text:p/>
          </draw:path>
          <draw:path draw:style-name="gr22" draw:text-style-name="P3" draw:layer="layout" svg:width="0.158cm" svg:height="0.204cm" svg:x="24.171cm" svg:y="28cm" svg:viewBox="0 0 159 205" svg:d="M159 125c0 14-4 28-11 40s-17 22-29 29-26 11-39 11c-14 0-28-4-40-11s-22-17-29-29-11-26-11-40v-119c26-4 53-6 80-6s53 2 79 6z">
            <text:p/>
          </draw:path>
        </draw:g>
        <draw:g>
          <draw:custom-shape draw:style-name="gr27" draw:text-style-name="P21" draw:layer="layout" svg:width="1cm" svg:height="1cm" svg:x="25.75cm" svg:y="27.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25.937cm" svg:y="28.124cm">
            <text:p/>
            <draw:enhanced-geometry svg:viewBox="0 0 21600 21600" draw:type="rectangle" draw:enhanced-path="M 0 0 L 21600 0 21600 21600 0 21600 0 0 Z N"/>
          </draw:custom-shape>
          <draw:custom-shape draw:style-name="gr29" draw:text-style-name="P9" draw:layer="layout" svg:width="0.625cm" svg:height="0.438cm" svg:x="25.937cm" svg:y="2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6.656cm 28.3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6.67cm 28.4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26.125cm" svg:y="28.686cm">
            <text:p/>
            <draw:enhanced-geometry svg:viewBox="0 0 21600 21600" draw:type="rectangle" draw:enhanced-path="M 0 0 L 21600 0 21600 21600 0 21600 0 0 Z N"/>
          </draw:custom-shape>
          <draw:path draw:style-name="gr22" draw:text-style-name="P3" draw:layer="layout" svg:width="0.158cm" svg:height="0.125cm" svg:x="26.171cm" svg:y="28.874cm" svg:viewBox="0 0 159 126" svg:d="M159 0v120c-26 4-52 6-79 6s-54-2-80-6v-120z">
            <text:p/>
          </draw:path>
          <draw:path draw:style-name="gr22" draw:text-style-name="P3" draw:layer="layout" svg:width="0.158cm" svg:height="0.204cm" svg:x="26.171cm" svg:y="27.999cm" svg:viewBox="0 0 159 205" svg:d="M159 125c0 14-4 28-11 40s-17 22-29 29-26 11-39 11c-14 0-28-4-40-11s-22-17-29-29-11-26-11-40v-119c26-4 53-6 80-6s53 2 79 6z">
            <text:p/>
          </draw:path>
        </draw:g>
        <draw:g>
          <draw:custom-shape draw:style-name="gr27" draw:text-style-name="P21" draw:layer="layout" svg:width="1cm" svg:height="1cm" svg:x="27.75cm" svg:y="27.9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27.937cm" svg:y="28.124cm">
            <text:p/>
            <draw:enhanced-geometry svg:viewBox="0 0 21600 21600" draw:type="rectangle" draw:enhanced-path="M 0 0 L 21600 0 21600 21600 0 21600 0 0 Z N"/>
          </draw:custom-shape>
          <draw:custom-shape draw:style-name="gr29" draw:text-style-name="P9" draw:layer="layout" svg:width="0.625cm" svg:height="0.438cm" svg:x="27.937cm" svg:y="28.248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8.656cm 28.37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28.67cm 28.49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28.125cm" svg:y="28.686cm">
            <text:p/>
            <draw:enhanced-geometry svg:viewBox="0 0 21600 21600" draw:type="rectangle" draw:enhanced-path="M 0 0 L 21600 0 21600 21600 0 21600 0 0 Z N"/>
          </draw:custom-shape>
          <draw:path draw:style-name="gr22" draw:text-style-name="P3" draw:layer="layout" svg:width="0.158cm" svg:height="0.125cm" svg:x="28.171cm" svg:y="28.874cm" svg:viewBox="0 0 159 126" svg:d="M159 0v120c-26 4-52 6-79 6s-54-2-80-6v-120z">
            <text:p/>
          </draw:path>
          <draw:path draw:style-name="gr22" draw:text-style-name="P3" draw:layer="layout" svg:width="0.158cm" svg:height="0.204cm" svg:x="28.171cm" svg:y="27.999cm" svg:viewBox="0 0 159 205" svg:d="M159 125c0 14-4 28-11 40s-17 22-29 29-26 11-39 11c-14 0-28-4-40-11s-22-17-29-29-11-26-11-40v-119c26-4 53-6 80-6s53 2 79 6z">
            <text:p/>
          </draw:path>
        </draw:g>
        <draw:custom-shape draw:style-name="gr11" draw:text-style-name="P9" draw:layer="layout" svg:width="0.5cm" svg:height="0.5cm" svg:x="24.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5.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8.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8.25cm" svg:y1="29cm" svg:x2="29cm" svg:y2="31cm">
          <text:p/>
        </draw:line>
        <draw:line draw:style-name="gr10" draw:text-style-name="P8" draw:layer="layout" svg:x1="26.5cm" svg:y1="27.25cm" svg:x2="28.25cm" svg:y2="28cm">
          <text:p/>
        </draw:line>
        <draw:custom-shape draw:style-name="gr11" draw:text-style-name="P9" draw:layer="layout" svg:width="0.5cm" svg:height="0.5cm" svg:x="26.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4.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3.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26.75cm" svg:y1="30cm" svg:x2="26cm" svg:y2="31cm">
          <text:p/>
        </draw:line>
        <draw:line draw:style-name="gr10" draw:text-style-name="P8" draw:layer="layout" svg:x1="26.25cm" svg:y1="29cm" svg:x2="26.75cm" svg:y2="30cm">
          <text:p/>
        </draw:line>
        <draw:line draw:style-name="gr10" draw:text-style-name="P8" draw:layer="layout" svg:x1="24.5cm" svg:y1="27.25cm" svg:x2="26.25cm" svg:y2="28cm">
          <text:p/>
        </draw:line>
        <draw:line draw:style-name="gr10" draw:text-style-name="P8" draw:layer="layout" svg:x1="23.5cm" svg:y1="27.25cm" svg:x2="24.25cm" svg:y2="28cm">
          <text:p/>
        </draw:line>
        <draw:line draw:style-name="gr10" draw:text-style-name="P8" draw:layer="layout" svg:x1="24.25cm" svg:y1="29cm" svg:x2="25cm" svg:y2="31cm">
          <text:p/>
        </draw:line>
        <draw:g>
          <draw:custom-shape draw:style-name="gr27" draw:text-style-name="P21" draw:layer="layout" svg:width="1cm" svg:height="1cm" svg:x="31.25cm" svg:y="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svg:x="31.437cm" svg:y="29.125cm">
            <text:p/>
            <draw:enhanced-geometry svg:viewBox="0 0 21600 21600" draw:type="rectangle" draw:enhanced-path="M 0 0 L 21600 0 21600 21600 0 21600 0 0 Z N"/>
          </draw:custom-shape>
          <draw:custom-shape draw:style-name="gr29" draw:text-style-name="P9" draw:layer="layout" svg:width="0.625cm" svg:height="0.438cm" svg:x="31.437cm" svg:y="29.249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32.156cm 29.3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1.0471975511966) translate (32.17cm 29.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2" draw:layer="layout" svg:width="0.25cm" svg:height="0.188cm" svg:x="31.625cm" svg:y="29.687cm">
            <text:p/>
            <draw:enhanced-geometry svg:viewBox="0 0 21600 21600" draw:type="rectangle" draw:enhanced-path="M 0 0 L 21600 0 21600 21600 0 21600 0 0 Z N"/>
          </draw:custom-shape>
          <draw:path draw:style-name="gr22" draw:text-style-name="P3" draw:layer="layout" svg:width="0.158cm" svg:height="0.125cm" svg:x="31.671cm" svg:y="29.875cm" svg:viewBox="0 0 159 126" svg:d="M159 0v120c-26 4-52 6-79 6s-54-2-80-6v-120z">
            <text:p/>
          </draw:path>
          <draw:path draw:style-name="gr22" draw:text-style-name="P3" draw:layer="layout" svg:width="0.158cm" svg:height="0.204cm" svg:x="31.671cm" svg:y="29cm" svg:viewBox="0 0 159 205" svg:d="M159 125c0 14-4 28-11 40s-17 22-29 29-26 11-39 11c-14 0-28-4-40-11s-22-17-29-29-11-26-11-40v-119c26-4 53-6 80-6s53 2 79 6z">
            <text:p/>
          </draw:path>
        </draw:g>
        <draw:line draw:style-name="gr10" draw:text-style-name="P8" draw:layer="layout" svg:x1="30cm" svg:y1="31cm" svg:x2="31.75cm" svg:y2="30cm">
          <text:p/>
        </draw:line>
        <draw:line draw:style-name="gr10" draw:text-style-name="P8" draw:layer="layout" svg:x1="31.75cm" svg:y1="29cm" svg:x2="29.5cm" svg:y2="27.25cm">
          <text:p/>
        </draw:line>
        <draw:custom-shape draw:style-name="gr11" draw:text-style-name="P9" draw:layer="layout" svg:width="0.5cm" svg:height="0.5cm" svg:x="29.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17" draw:layer="layout" svg:width="1.5cm" svg:height="0.5cm" draw:transform="rotate (-1.5707963267949) translate (64.25cm 35.75cm)">
          <text:p text:style-name="P16"><text:span text:style-name="T7">10kΩ</text:span></text:p>
          <draw:enhanced-geometry svg:viewBox="0 0 21600 21600" draw:mirror-horizontal="false" draw:mirror-vertical="false" draw:type="rectangle" draw:enhanced-path="M 0 0 L 21600 0 21600 21600 0 21600 0 0 Z N"/>
        </draw:custom-shape>
        <draw:custom-shape draw:style-name="gr23" draw:text-style-name="P17" draw:layer="layout" svg:width="1.5cm" svg:height="0.5cm" draw:transform="rotate (-1.5707963267949) translate (61.25cm 35.75cm)">
          <text:p text:style-name="P16"><text:span text:style-name="T7">1kΩ</text:span></text:p>
          <draw:enhanced-geometry svg:viewBox="0 0 21600 21600" draw:mirror-horizontal="false" draw:mirror-vertical="false" draw:type="rectangle" draw:enhanced-path="M 0 0 L 21600 0 21600 21600 0 21600 0 0 Z N"/>
        </draw:custom-shape>
        <draw:custom-shape draw:style-name="gr23" draw:text-style-name="P17" draw:layer="layout" svg:width="1.5cm" svg:height="0.5cm" draw:transform="rotate (-1.5707963267949) translate (58.25cm 35.75cm)">
          <text:p text:style-name="P16"><text:span text:style-name="T7">1kΩ</text:span></text:p>
          <draw:enhanced-geometry svg:viewBox="0 0 21600 21600" draw:mirror-horizontal="false" draw:mirror-vertical="false" draw:type="rectangle" draw:enhanced-path="M 0 0 L 21600 0 21600 21600 0 21600 0 0 Z N"/>
        </draw:custom-shape>
        <draw:custom-shape draw:style-name="gr11" draw:text-style-name="P9" draw:layer="layout" svg:width="0.5cm" svg:height="0.5cm" svg:x="57.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60.75cm" svg:y="3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63.75cm" svg:y="33.7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32" draw:text-style-name="P9" draw:layer="layout" svg:width="0.5cm" svg:height="0.5cm" svg:x="63.75cm" svg:y="37.7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32" draw:text-style-name="P9" draw:layer="layout" svg:width="0.5cm" svg:height="0.5cm" svg:x="60.75cm" svg:y="37.7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32" draw:text-style-name="P9" draw:layer="layout" svg:width="0.5cm" svg:height="0.5cm" svg:x="57.75cm" svg:y="37.7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g>
          <draw:custom-shape draw:style-name="gr33" draw:text-style-name="P23" draw:layer="layout" svg:width="1cm" svg:height="1cm" draw:transform="rotate (-3.14159265358979) translate (58.5cm 4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draw:transform="rotate (-3.14159265358979) translate (58.313cm 43.501cm)">
            <text:p/>
            <draw:enhanced-geometry svg:viewBox="0 0 21600 21600" draw:type="rectangle" draw:enhanced-path="M 0 0 L 21600 0 21600 21600 0 21600 0 0 Z N"/>
          </draw:custom-shape>
          <draw:custom-shape draw:style-name="gr29" draw:text-style-name="P9" draw:layer="layout" svg:width="0.625cm" svg:height="0.438cm" draw:transform="rotate (-3.14159265358979) translate (58.313cm 43.3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57.594cm 43.2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57.58cm 43.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2" draw:text-style-name="P3" draw:layer="layout" svg:width="0.158cm" svg:height="0.268cm" draw:transform="rotate (-3.14159265358979) translate (58.0795cm 43.0185cm)" svg:viewBox="0 0 159 269" svg:d="M0 80c0-14 4-28 11-40s17-22 29-29 26-11 40-11c13 0 27 4 39 11s22 17 29 29 11 26 11 40v182c-26 4-52 7-79 7s-54-3-80-7z">
            <text:p/>
          </draw:path>
          <draw:path draw:style-name="gr22" draw:text-style-name="P3" draw:layer="layout" svg:width="0.158cm" svg:height="0.329cm" draw:transform="rotate (-3.14159265358979) translate (58.0795cm 43.751cm)" svg:viewBox="0 0 159 330" svg:d="M159 250c0 14-4 28-11 40s-17 22-29 29-26 11-39 11c-14 0-28-4-40-11s-22-17-29-29-11-26-11-40v-244c26-4 53-6 80-6s53 2 79 6z">
            <text:p/>
          </draw:path>
        </draw:g>
        <draw:g>
          <draw:custom-shape draw:style-name="gr34" draw:text-style-name="P24" draw:layer="layout" svg:width="1cm" svg:height="1cm" draw:transform="rotate (-3.14159265358979) translate (60.5cm 43.7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draw:transform="rotate (-3.14159265358979) translate (60.313cm 43.501cm)">
            <text:p/>
            <draw:enhanced-geometry svg:viewBox="0 0 21600 21600" draw:type="rectangle" draw:enhanced-path="M 0 0 L 21600 0 21600 21600 0 21600 0 0 Z N"/>
          </draw:custom-shape>
          <draw:custom-shape draw:style-name="gr29" draw:text-style-name="P9" draw:layer="layout" svg:width="0.625cm" svg:height="0.438cm" draw:transform="rotate (-3.14159265358979) translate (60.313cm 43.3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59.594cm 43.24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59.58cm 43.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2" draw:text-style-name="P3" draw:layer="layout" svg:width="0.158cm" svg:height="0.268cm" draw:transform="rotate (-3.14159265358979) translate (60.0795cm 43.0185cm)" svg:viewBox="0 0 159 269" svg:d="M0 80c0-14 4-28 11-40s17-22 29-29 26-11 40-11c13 0 27 4 39 11s22 17 29 29 11 26 11 40v182c-26 4-52 7-79 7s-54-3-80-7z">
            <text:p/>
          </draw:path>
          <draw:path draw:style-name="gr22" draw:text-style-name="P3" draw:layer="layout" svg:width="0.158cm" svg:height="0.329cm" draw:transform="rotate (-3.14159265358979) translate (60.0795cm 43.751cm)" svg:viewBox="0 0 159 330" svg:d="M159 250c0 14-4 28-11 40s-17 22-29 29-26 11-39 11c-14 0-28-4-40-11s-22-17-29-29-11-26-11-40v-244c26-4 53-6 80-6s53 2 79 6z">
            <text:p/>
          </draw:path>
        </draw:g>
        <draw:g>
          <draw:custom-shape draw:style-name="gr35" draw:text-style-name="P25" draw:layer="layout" svg:width="1cm" svg:height="1cm" draw:transform="rotate (-3.14159265358979) translate (62.5cm 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9" draw:layer="layout" svg:width="0.625cm" svg:height="0.125cm" draw:transform="rotate (-3.14159265358979) translate (62.313cm 43.5cm)">
            <text:p/>
            <draw:enhanced-geometry svg:viewBox="0 0 21600 21600" draw:type="rectangle" draw:enhanced-path="M 0 0 L 21600 0 21600 21600 0 21600 0 0 Z N"/>
          </draw:custom-shape>
          <draw:custom-shape draw:style-name="gr29" draw:text-style-name="P9" draw:layer="layout" svg:width="0.625cm" svg:height="0.438cm" draw:transform="rotate (-3.14159265358979) translate (62.313cm 43.37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61.594cm 43.24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9" draw:text-style-name="P9" draw:layer="layout" svg:width="0.062cm" svg:height="0.125cm" draw:transform="rotate (2.0943951023932) translate (61.58cm 43.125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path draw:style-name="gr22" draw:text-style-name="P3" draw:layer="layout" svg:width="0.158cm" svg:height="0.268cm" draw:transform="rotate (-3.14159265358979) translate (62.0795cm 43.0175cm)" svg:viewBox="0 0 159 269" svg:d="M0 80c0-14 4-28 11-40s17-22 29-29 26-11 40-11c13 0 27 4 39 11s22 17 29 29 11 26 11 40v182c-26 4-52 7-79 7s-54-3-80-7z">
            <text:p/>
          </draw:path>
          <draw:path draw:style-name="gr22" draw:text-style-name="P3" draw:layer="layout" svg:width="0.158cm" svg:height="0.329cm" draw:transform="rotate (-3.14159265358979) translate (62.0795cm 43.75cm)" svg:viewBox="0 0 159 330" svg:d="M159 250c0 14-4 28-11 40s-17 22-29 29-26 11-39 11c-14 0-28-4-40-11s-22-17-29-29-11-26-11-40v-244c26-4 53-6 80-6s53 2 79 6z">
            <text:p/>
          </draw:path>
        </draw:g>
        <draw:custom-shape draw:style-name="gr32" draw:text-style-name="P9" draw:layer="layout" svg:width="0.5cm" svg:height="0.5cm" svg:x="60.25cm" svg:y="44.5cm">
          <text:p/>
          <draw:enhanced-geometry svg:viewBox="0 0 21600 21600" draw:glue-points="10800 0 3163 3163 0 10800 3163 18437 10800 21600 18437 18437 21600 10800 18437 3163" draw:text-areas="3163 3163 18437 18437" draw:mirror-horizontal="true" draw:type="ellipse" draw:enhanced-path="U 10800 10800 10800 10800 0 360 Z N"/>
        </draw:custom-shape>
        <draw:custom-shape draw:style-name="gr36" draw:text-style-name="P9" draw:layer="layout" svg:width="0.501cm" svg:height="0.5cm" svg:x="61.25cm" svg:y="44.5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11" draw:text-style-name="P9" draw:layer="layout" svg:width="0.501cm" svg:height="0.5cm" svg:x="62.25cm" svg:y="44.5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line draw:style-name="gr10" draw:text-style-name="P8" draw:layer="layout" svg:x1="58cm" svg:y1="43.75cm" svg:x2="60.5cm" svg:y2="44.75cm">
          <text:p/>
        </draw:line>
        <draw:line draw:style-name="gr10" draw:text-style-name="P8" draw:layer="layout" svg:x1="60cm" svg:y1="43.75cm" svg:x2="61.5cm" svg:y2="44.75cm">
          <text:p/>
        </draw:line>
        <draw:line draw:style-name="gr10" draw:text-style-name="P8" draw:layer="layout" svg:x1="62cm" svg:y1="43.75cm" svg:x2="62.5cm" svg:y2="44.75cm">
          <text:p/>
        </draw:line>
        <draw:line draw:style-name="gr10" draw:text-style-name="P8" draw:layer="layout" svg:x1="58cm" svg:y1="42cm" svg:x2="58cm" svg:y2="42.75cm">
          <text:p/>
        </draw:line>
        <draw:line draw:style-name="gr10" draw:text-style-name="P8" draw:layer="layout" svg:x1="61cm" svg:y1="42cm" svg:x2="60cm" svg:y2="42.75cm">
          <text:p/>
        </draw:line>
        <draw:line draw:style-name="gr10" draw:text-style-name="P8" draw:layer="layout" svg:x1="64cm" svg:y1="42cm" svg:x2="62cm" svg:y2="42.75cm">
          <text:p/>
        </draw:line>
        <draw:custom-shape draw:style-name="gr11" draw:text-style-name="P9" draw:layer="layout" svg:width="0.501cm" svg:height="0.5cm" svg:x="63.749cm" svg:y="41.75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11" draw:text-style-name="P9" draw:layer="layout" svg:width="0.501cm" svg:height="0.5cm" svg:x="60.749cm" svg:y="41.75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custom-shape draw:style-name="gr11" draw:text-style-name="P9" draw:layer="layout" svg:width="0.501cm" svg:height="0.5cm" svg:x="57.75cm" svg:y="41.75cm">
          <text:p/>
          <draw:enhanced-geometry svg:viewBox="0 0 21600 21600" draw:glue-points="10800 0 3163 3163 0 10800 3163 18437 10800 21600 18437 18437 21600 10800 18437 3163" draw:text-areas="3163 3163 18437 18437" draw:mirror-horizontal="false" draw:type="ellipse" draw:enhanced-path="U 10800 10800 10800 10800 0 360 Z N"/>
        </draw:custom-shape>
        <draw:path draw:style-name="gr22" draw:text-style-name="P3" draw:layer="layout" svg:width="0.158cm" svg:height="0.579cm" svg:x="57.921cm" svg:y="37.25cm" svg:viewBox="0 0 159 580" svg:d="M159 0v500c0 14-4 28-11 40s-17 22-29 29-26 11-39 11c-14 0-28-4-40-11s-22-17-29-29-11-26-11-40v-500z">
          <text:p/>
        </draw:path>
        <draw:path draw:style-name="gr22" draw:text-style-name="P3" draw:layer="layout" svg:width="0.158cm" svg:height="1.829cm" svg:x="57.921cm" svg:y="33.921cm" svg:viewBox="0 0 159 1830" svg:d="M0 1830v-1750c0-14 4-28 11-40s17-22 29-29 26-11 40-11c13 0 27 4 39 11s22 17 29 29 11 26 11 40v1750z">
          <text:p/>
        </draw:path>
        <draw:path draw:style-name="gr22" draw:text-style-name="P3" draw:layer="layout" svg:width="0.158cm" svg:height="0.829cm" svg:x="60.921cm" svg:y="37.25cm" svg:viewBox="0 0 159 830" svg:d="M159 0v750c0 14-4 28-11 40s-17 22-29 29-26 11-39 11c-14 0-28-4-40-11s-22-17-29-29-11-26-11-40v-750z">
          <text:p/>
        </draw:path>
        <draw:path draw:style-name="gr22" draw:text-style-name="P3" draw:layer="layout" svg:width="0.158cm" svg:height="1.829cm" svg:x="60.921cm" svg:y="33.921cm" svg:viewBox="0 0 159 1830" svg:d="M0 1830v-1750c0-14 4-28 11-40s17-22 29-29 26-11 40-11c13 0 27 4 39 11s22 17 29 29 11 26 11 40v1750z">
          <text:p/>
        </draw:path>
        <draw:path draw:style-name="gr22" draw:text-style-name="P3" draw:layer="layout" svg:width="0.158cm" svg:height="0.829cm" svg:x="63.921cm" svg:y="37.25cm" svg:viewBox="0 0 159 830" svg:d="M159 0v750c0 14-4 28-11 40s-17 22-29 29-26 11-39 11c-14 0-28-4-40-11s-22-17-29-29-11-26-11-40v-750z">
          <text:p/>
        </draw:path>
        <draw:path draw:style-name="gr22" draw:text-style-name="P3" draw:layer="layout" svg:width="0.158cm" svg:height="1.829cm" svg:x="63.921cm" svg:y="33.921cm" svg:viewBox="0 0 159 1830" svg:d="M0 1830v-1750c0-14 4-28 11-40s17-22 29-29 26-11 40-11c13 0 27 4 39 11s22 17 29 29 11 26 11 40v1750z">
          <text:p/>
        </draw:path>
        <draw:custom-shape draw:style-name="gr11" draw:text-style-name="P9" draw:layer="layout" svg:width="0.5cm" svg:height="0.5cm" svg:x="57.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30cm" svg:y1="24.25cm" svg:x2="58cm" svg:y2="31cm">
          <text:p/>
        </draw:line>
        <draw:line draw:style-name="gr10" draw:text-style-name="P8" draw:layer="layout" svg:x1="30cm" svg:y1="24.25cm" svg:x2="29cm" svg:y2="21cm">
          <text:p/>
        </draw:line>
        <draw:custom-shape draw:style-name="gr11" draw:text-style-name="P9" draw:layer="layout" svg:width="0.5cm" svg:height="0.5cm" svg:x="28.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60.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36.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0.5cm" svg:y1="23.5cm" svg:x2="61cm" svg:y2="31cm">
          <text:p/>
        </draw:line>
        <draw:line draw:style-name="gr10" draw:text-style-name="P8" draw:layer="layout" svg:x1="40.5cm" svg:y1="23.5cm" svg:x2="37cm" svg:y2="21cm">
          <text:p/>
        </draw:line>
        <draw:custom-shape draw:style-name="gr11" draw:text-style-name="P9" draw:layer="layout" svg:width="0.5cm" svg:height="0.5cm" svg:x="63.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8.75cm" svg:y1="9.5cm" svg:x2="64cm" svg:y2="31cm">
          <text:p/>
        </draw:line>
        <draw:line draw:style-name="gr10" draw:text-style-name="P8" draw:layer="layout" svg:x1="48.75cm" svg:y1="9.5cm" svg:x2="29.5cm" svg:y2="9.5cm">
          <text:p/>
        </draw:line>
        <draw:line draw:style-name="gr10" draw:text-style-name="P8" draw:layer="layout" svg:x1="29.5cm" svg:y1="9.5cm" svg:x2="29cm" svg:y2="10cm">
          <text:p/>
        </draw:line>
        <draw:custom-shape draw:style-name="gr11" draw:text-style-name="P9" draw:layer="layout" svg:width="0.5cm" svg:height="0.5cm" svg:x="28.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8" draw:layer="layout" svg:width="16.719cm" svg:height="29.924cm" draw:transform="skewX (2.97809533882746E-017) rotate (3.017499743773) translate (29.084584652335cm 41.1656542265613cm)" svg:viewBox="0 0 16720 29925" svg:d="M0 157c860-158 1708-27 2585-123 787-86 1683-47 2338 575 640 608 1588 841 1960 1821 272 716 355 1365 524 2068 189 784 516 1527 558 2330 39 739 289 1425 336 2158s586 1283 590 2060c4 700 315 1375 647 1985 374 689 750 1373 1123 2060 336 617 705 1251 780 1970 83 783 411 1594 1057 2068 658 482 1505 608 2142 1132 573 472 1006 1113 1230 1846 209 684 553 1328 590 2060 35 683 202 1354 254 2034 58 766-301 1734-1157 1945-733 181-1500 229-2199 541l-698 286-607 476-173 476">
          <text:p/>
        </draw:path>
        <draw:custom-shape draw:style-name="gr11" draw:text-style-name="P9" draw:layer="layout" svg:width="0.5cm" svg:height="0.5cm" svg:x="20.75cm" svg:y="9.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8.75cm" svg:y="4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9.75cm" svg:y="3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gr37" draw:text-style-name="P8" draw:layer="layout" svg:width="13.222cm" svg:height="7.27cm" draw:transform="rotate (1.81252442819611) translate (23.051381724172cm 33.7267493788998cm)" svg:viewBox="0 0 13223 7271" svg:d="M0 7209c329 48 566-229 861-355 356-151 752 151 1063 228 282 70 567 124 853 153 311 30 625 46 939 30 355-17 717-73 1033-233 380-194 783-349 1126-611 363-279 828-378 1192-653 284-213 539-457 782-725 226-248 337-518 484-798 157-300 208-656 402-934 205-294 281-638 382-968 112-365 248-720 354-1088 110-382 459-580 795-665 305-77 609-37 919-117 396-103 682-426 1106-417h345l324-35 263-21">
          <text:p/>
        </draw:path>
        <draw:custom-shape draw:style-name="gr11" draw:text-style-name="P9" draw:layer="layout" svg:width="0.5cm" svg:height="0.5cm" svg:x="19.75cm" svg:y="20.7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29.75cm" svg:y="31.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25" draw:text-style-name="P11" draw:layer="layout" svg:width="4.5cm" svg:height="1cm" svg:x="8cm" svg:y="3cm">
          <draw:text-box>
            <text:p>LED</text:p>
          </draw:text-box>
        </draw:frame>
        <draw:frame draw:style-name="gr25" draw:text-style-name="P11" draw:layer="layout" svg:width="10cm" svg:height="1cm" svg:x="8cm" svg:y="4.5cm">
          <draw:text-box>
            <text:p>LED mit integrietem Widerstand</text:p>
          </draw:text-box>
        </draw:frame>
        <draw:frame draw:style-name="gr38" draw:text-style-name="P27" draw:layer="layout" svg:width="17.5cm" svg:height="3.25cm" svg:x="24.25cm" svg:y="1cm">
          <draw:text-box>
            <text:p text:style-name="P26"><text:span text:style-name="T10">Ampelautomat</text:span></text:p>
          </draw:text-box>
        </draw:frame>
        <draw:custom-shape draw:style-name="gr11" draw:text-style-name="P9" draw:layer="layout" svg:width="0.5cm" svg:height="0.5cm" svg:x="4.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5cm" svg:y1="23.75cm" svg:x2="3.75cm" svg:y2="23.5cm">
          <text:p/>
        </draw:line>
        <draw:line draw:style-name="gr10" draw:text-style-name="P8" draw:layer="layout" svg:x1="4.5cm" svg:y1="24.75cm" svg:x2="3.75cm" svg:y2="24.5cm">
          <text:p/>
        </draw:line>
        <draw:frame draw:style-name="gr5" draw:text-style-name="P11" draw:layer="layout" svg:width="2.25cm" svg:height="0.962cm" svg:x="2cm" svg:y="23.038cm">
          <draw:text-box>
            <text:p>GND</text:p>
          </draw:text-box>
        </draw:frame>
        <draw:frame draw:style-name="gr5" draw:text-style-name="P11" draw:layer="layout" svg:width="3.25cm" svg:height="0.962cm" svg:x="0.75cm" svg:y="24cm">
          <draw:text-box>
            <text:p>5V / 4.5V</text:p>
          </draw:text-box>
        </draw:frame>
        <draw:custom-shape draw:style-name="gr11" draw:text-style-name="P9" draw:layer="layout" svg:width="0.5cm" svg:height="0.5cm" svg:x="5.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5.25cm" svg:y="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5.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5.2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5cm" svg:y1="24.25cm" svg:x2="5.5cm" svg:y2="23.75cm">
          <text:p/>
        </draw:line>
        <draw:line draw:style-name="gr10" draw:text-style-name="P8" draw:layer="layout" svg:x1="5cm" svg:y1="24.25cm" svg:x2="5cm" svg:y2="26.75cm">
          <text:p/>
        </draw:line>
        <draw:line draw:style-name="gr10" draw:text-style-name="P8" draw:layer="layout" svg:x1="5.5cm" svg:y1="27.25cm" svg:x2="5cm" svg:y2="26.75cm">
          <text:p/>
        </draw:line>
        <draw:line draw:style-name="gr10" draw:text-style-name="P8" draw:layer="layout" svg:x1="5.5cm" svg:y1="24.75cm" svg:x2="6cm" svg:y2="25.25cm">
          <text:p/>
        </draw:line>
        <draw:line draw:style-name="gr10" draw:text-style-name="P8" draw:layer="layout" svg:x1="6cm" svg:y1="27.75cm" svg:x2="6cm" svg:y2="25.25cm">
          <text:p/>
        </draw:line>
        <draw:line draw:style-name="gr10" draw:text-style-name="P8" draw:layer="layout" svg:x1="6cm" svg:y1="27.75cm" svg:x2="5.5cm" svg:y2="28.25cm">
          <text:p/>
        </draw:line>
        <draw:custom-shape draw:style-name="gr11" draw:text-style-name="P9" draw:layer="layout" svg:width="0.5cm" svg:height="0.5cm" svg:x="4.25cm" svg:y="2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4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cm" svg:y1="27.75cm" svg:x2="4.5cm" svg:y2="27.25cm">
          <text:p/>
        </draw:line>
        <draw:line draw:style-name="gr10" draw:text-style-name="P8" draw:layer="layout" svg:x1="4cm" svg:y1="27.75cm" svg:x2="4cm" svg:y2="44.25cm">
          <text:p/>
        </draw:line>
        <draw:line draw:style-name="gr10" draw:text-style-name="P8" draw:layer="layout" svg:x1="4.5cm" svg:y1="44.75cm" svg:x2="4cm" svg:y2="44.25cm">
          <text:p/>
        </draw:line>
        <draw:line draw:style-name="gr10" draw:text-style-name="P8" draw:layer="layout" svg:x1="4.5cm" svg:y1="45.75cm" svg:x2="5cm" svg:y2="45.25cm">
          <text:p/>
        </draw:line>
        <draw:line draw:style-name="gr10" draw:text-style-name="P8" draw:layer="layout" svg:x1="5cm" svg:y1="28.75cm" svg:x2="5cm" svg:y2="45.25cm">
          <text:p/>
        </draw:line>
        <draw:line draw:style-name="gr10" draw:text-style-name="P8" draw:layer="layout" svg:x1="5cm" svg:y1="28.75cm" svg:x2="4.5cm" svg:y2="28.25cm">
          <text:p/>
        </draw:line>
        <draw:line draw:style-name="gr10" draw:text-style-name="P8" draw:layer="layout" svg:x1="5.5cm" svg:y1="27.211cm" svg:x2="5cm" svg:y2="26.711cm">
          <text:p/>
        </draw:line>
        <draw:custom-shape draw:style-name="gr11" draw:text-style-name="P9" draw:layer="layout" svg:width="0.5cm" svg:height="0.5cm" svg:x="4.25cm" svg:y="26.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27.9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4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45.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cm" svg:y1="27.711cm" svg:x2="4.5cm" svg:y2="27.211cm">
          <text:p/>
        </draw:line>
        <draw:line draw:style-name="gr10" draw:text-style-name="P8" draw:layer="layout" svg:x1="4cm" svg:y1="27.711cm" svg:x2="4cm" svg:y2="44.211cm">
          <text:p/>
        </draw:line>
        <draw:line draw:style-name="gr10" draw:text-style-name="P8" draw:layer="layout" svg:x1="4.5cm" svg:y1="44.711cm" svg:x2="4cm" svg:y2="44.211cm">
          <text:p/>
        </draw:line>
        <draw:line draw:style-name="gr10" draw:text-style-name="P8" draw:layer="layout" svg:x1="4.5cm" svg:y1="45.711cm" svg:x2="5cm" svg:y2="45.211cm">
          <text:p/>
        </draw:line>
        <draw:line draw:style-name="gr10" draw:text-style-name="P8" draw:layer="layout" svg:x1="5cm" svg:y1="28.711cm" svg:x2="5cm" svg:y2="45.211cm">
          <text:p/>
        </draw:line>
        <draw:line draw:style-name="gr10" draw:text-style-name="P8" draw:layer="layout" svg:x1="5cm" svg:y1="28.711cm" svg:x2="4.5cm" svg:y2="28.211cm">
          <text:p/>
        </draw:line>
        <draw:custom-shape draw:style-name="gr11" draw:text-style-name="P9" draw:layer="layout" svg:width="0.5cm" svg:height="0.5cm" svg:x="4.25cm" svg:y="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4.25cm" svg:y="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6.25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9" draw:layer="layout" svg:width="0.5cm" svg:height="0.5cm" svg:x="6.25cm" svg:y="24.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0" draw:text-style-name="P8" draw:layer="layout" svg:x1="4cm" svg:y1="6.75cm" svg:x2="4.5cm" svg:y2="6.25cm">
          <text:p/>
        </draw:line>
        <draw:line draw:style-name="gr10" draw:text-style-name="P8" draw:layer="layout" svg:x1="4cm" svg:y1="6.75cm" svg:x2="6cm" svg:y2="23.25cm">
          <text:p/>
        </draw:line>
        <draw:line draw:style-name="gr10" draw:text-style-name="P8" draw:layer="layout" svg:x1="6.5cm" svg:y1="23.75cm" svg:x2="6cm" svg:y2="23.25cm">
          <text:p/>
        </draw:line>
        <draw:line draw:style-name="gr10" draw:text-style-name="P8" draw:layer="layout" svg:x1="6.5cm" svg:y1="24.75cm" svg:x2="7cm" svg:y2="24.25cm">
          <text:p/>
        </draw:line>
        <draw:line draw:style-name="gr10" draw:text-style-name="P8" draw:layer="layout" svg:x1="5cm" svg:y1="7.75cm" svg:x2="7cm" svg:y2="24.25cm">
          <text:p/>
        </draw:line>
        <draw:line draw:style-name="gr10" draw:text-style-name="P8" draw:layer="layout" svg:x1="5cm" svg:y1="7.75cm" svg:x2="4.5cm" svg:y2="7.25cm">
          <text:p/>
        </draw:lin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Roboto" svg:font-family="Roboto" style:font-family-generic="system" style:font-pitch="variable"/>
  </office:font-face-decls>
  <office:styles>
    <draw:gradient draw:name="Ausgefüllt" draw:style="linear" draw:start-color="#ffffff" draw:end-color="#cccccc" draw:start-intensity="100%" draw:end-intensity="100%" draw:angle="300" draw:border="0%"/>
    <draw:gradient draw:name="Ausgefüllt_20_blau" draw:display-name="Ausgefüllt blau" draw:style="linear" draw:start-color="#729fcf" draw:end-color="#355269" draw:start-intensity="100%" draw:end-intensity="100%" draw:angle="300" draw:border="0%"/>
    <draw:gradient draw:name="Ausgefüllt_20_gelb" draw:display-name="Ausgefüllt gelb" draw:style="linear" draw:start-color="#ffde59" draw:end-color="#b47804" draw:start-intensity="100%" draw:end-intensity="100%" draw:angle="300" draw:border="0%"/>
    <draw:gradient draw:name="Ausgefüllt_20_grün" draw:display-name="Ausgefüllt grün" draw:style="linear" draw:start-color="#77bc65" draw:end-color="#127622" draw:start-intensity="100%" draw:end-intensity="100%" draw:angle="300" draw:border="0%"/>
    <draw:gradient draw:name="Ausgefüllt_20_rot" draw:display-name="Ausgefüllt rot" draw:style="linear" draw:start-color="#ff6d6d" draw:end-color="#c9211e" draw:start-intensity="100%" draw:end-intensity="100%" draw:angle="300" draw:border="0%"/>
    <draw:gradient draw:name="Formen"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Robot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style:style>
    <style:style style:name="Filled_20_Green" style:display-name="Filled Green" style:family="graphic" style:parent-style-name="Filled">
      <style:graphic-properties draw:fill-gradient-name="Ausgefüllt_20_grü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style:style>
    <style:style style:name="Filled_20_Yellow" style:display-name="Filled Yellow" style:family="graphic" style:parent-style-name="Filled">
      <style:graphic-properties draw:fill-gradient-name="Ausgefüllt_20_gelb"/>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67cm" fo:page-height="50.7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8-29T10:39:56.021273367</meta:creation-date>
    <dc:date>2020-08-29T16:44:50.146460759</dc:date>
    <meta:editing-duration>PT1H49M54S</meta:editing-duration>
    <meta:editing-cycles>33</meta:editing-cycles>
    <meta:generator>LibreOffice/6.3.3.2.0$Linux_X86_64 LibreOffice_project/30$Build-2</meta:generator>
    <meta:document-statistic meta:object-count="927"/>
  </office:meta>
</office:document-meta>
</file>